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.44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27.36mm"/>
    </style:style>
    <style:style style:name="co4" style:family="table-column">
      <style:table-column-properties fo:break-before="auto" style:column-width="39.2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6.16mm"/>
    </style:style>
    <style:style style:name="co7" style:family="table-column">
      <style:table-column-properties fo:break-before="auto" style:column-width="29.3mm"/>
    </style:style>
    <style:style style:name="co8" style:family="table-column">
      <style:table-column-properties fo:break-before="auto" style:column-width="35.38mm"/>
    </style:style>
    <style:style style:name="co9" style:family="table-column">
      <style:table-column-properties fo:break-before="auto" style:column-width="38.42mm"/>
    </style:style>
    <style:style style:name="co10" style:family="table-column">
      <style:table-column-properties fo:break-before="auto" style:column-width="35.1mm"/>
    </style:style>
    <style:style style:name="co11" style:family="table-column">
      <style:table-column-properties fo:break-before="auto" style:column-width="29.58mm"/>
    </style:style>
    <style:style style:name="co12" style:family="table-column">
      <style:table-column-properties fo:break-before="auto" style:column-width="52.79mm"/>
    </style:style>
    <style:style style:name="co13" style:family="table-column">
      <style:table-column-properties fo:break-before="auto" style:column-width="41.73mm"/>
    </style:style>
    <style:style style:name="co14" style:family="table-column">
      <style:table-column-properties fo:break-before="auto" style:column-width="42.84mm"/>
    </style:style>
    <style:style style:name="co15" style:family="table-column">
      <style:table-column-properties fo:break-before="auto" style:column-width="37.31mm"/>
    </style:style>
    <style:style style:name="co16" style:family="table-column">
      <style:table-column-properties fo:break-before="auto" style:column-width="48.65mm"/>
    </style:style>
    <style:style style:name="co17" style:family="table-column">
      <style:table-column-properties fo:break-before="auto" style:column-width="45.33mm"/>
    </style:style>
    <style:style style:name="co18" style:family="table-column">
      <style:table-column-properties fo:break-before="auto" style:column-width="43.67mm"/>
    </style:style>
    <style:style style:name="co19" style:family="table-column">
      <style:table-column-properties fo:break-before="auto" style:column-width="29.85mm"/>
    </style:style>
    <style:style style:name="co20" style:family="table-column">
      <style:table-column-properties fo:break-before="auto" style:column-width="31.24mm"/>
    </style:style>
    <style:style style:name="co21" style:family="table-column">
      <style:table-column-properties fo:break-before="auto" style:column-width="28.47mm"/>
    </style:style>
    <style:style style:name="co22" style:family="table-column">
      <style:table-column-properties fo:break-before="auto" style:column-width="33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4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/>
    </style:style>
    <style:style style:name="ce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cccccc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/>
      <style:text-properties fo:font-weight="bold" style:font-weight-asian="bold" style:font-weight-complex="normal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/>
    </style:style>
    <style:style style:name="ce7" style:family="table-cell" style:parent-style-name="Default" style:data-style-name="N2">
      <style:table-cell-properties fo:background-color="#eeeeee" style:text-align-source="fix" style:repeat-content="false"/>
      <style:paragraph-properties fo:text-align="center"/>
    </style:style>
    <style:style style:name="ce8" style:family="table-cell" style:parent-style-name="Default" style:data-style-name="N2">
      <style:table-cell-properties fo:background-color="#cccccc" style:text-align-source="fix" style:repeat-content="false"/>
      <style:paragraph-properties fo:text-align="center"/>
    </style:style>
    <style:style style:name="ce9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/>
    </style:style>
    <style:style style:name="ce10" style:family="table-cell" style:parent-style-name="Default" style:data-style-name="N2"/>
    <style:style style:name="ce11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15" style:family="table-cell" style:parent-style-name="Default">
      <style:table-cell-properties fo:border-bottom="0.99pt double #000000" style:border-line-width-bottom="0.18mm 0.09mm 0.09mm" fo:background-color="#cccccc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fo:border-bottom="0.06pt solid #000000" fo:background-color="#eeeeee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9" style:family="table-cell" style:parent-style-name="Default" style:data-style-name="N100">
      <style:table-cell-properties fo:background-color="#eeeeee" style:text-align-source="fix" style:repeat-content="false"/>
      <style:paragraph-properties fo:text-align="center"/>
    </style:style>
    <style:style style:name="ce20" style:family="table-cell" style:parent-style-name="Default" style:data-style-name="N100">
      <style:table-cell-properties fo:background-color="#cccccc" style:text-align-source="fix" style:repeat-content="false"/>
      <style:paragraph-properties fo:text-align="center"/>
    </style:style>
    <style:style style:name="ce21" style:family="table-cell" style:parent-style-name="Default" style:data-style-name="N100">
      <style:table-cell-properties fo:border-bottom="0.99pt double #000000" style:border-line-width-bottom="0.18mm 0.09mm 0.09mm" fo:background-color="#cccccc" style:text-align-source="fix" style:repeat-content="false" fo:border-left="none" fo:border-right="none" fo:border-top="none"/>
      <style:paragraph-properties fo:text-align="center"/>
    </style:style>
    <style:style style:name="ce22" style:family="table-cell" style:parent-style-name="Default">
      <style:table-cell-properties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eeeeee"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cccccc"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/>
    </style:style>
    <style:style style:name="ce27" style:family="table-cell" style:parent-style-name="Default">
      <style:table-cell-properties fo:background-color="#eeeeee" style:text-align-source="fix" style:repeat-content="false"/>
      <style:paragraph-properties fo:text-align="center"/>
    </style:style>
    <style:style style:name="ce28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29" style:family="table-cell" style:parent-style-name="Default" style:data-style-name="N100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/>
    </style:style>
    <style:style style:name="ce30" style:family="table-cell" style:parent-style-name="Default">
      <style:table-cell-properties fo:background-color="#eeeeee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/>
    </style:style>
    <style:style style:name="ce32" style:family="table-cell" style:parent-style-name="Default" style:data-style-name="N4">
      <style:table-cell-properties style:text-align-source="fix" style:repeat-content="false"/>
      <style:paragraph-properties fo:text-align="center"/>
    </style:style>
    <style:style style:name="ce33" style:family="table-cell" style:parent-style-name="Default" style:data-style-name="N4">
      <style:table-cell-properties fo:background-color="#eeeeee" style:text-align-source="fix" style:repeat-content="false"/>
      <style:paragraph-properties fo:text-align="center"/>
    </style:style>
    <style:style style:name="ce34" style:family="table-cell" style:parent-style-name="Default" style:data-style-name="N4">
      <style:table-cell-properties fo:background-color="#cccccc" style:text-align-source="fix" style:repeat-content="false"/>
      <style:paragraph-properties fo:text-align="center"/>
    </style:style>
    <style:style style:name="ce35" style:family="table-cell" style:parent-style-name="Default" style:data-style-name="N4">
      <style:table-cell-properties fo:border-bottom="0.99pt double #000000" style:border-line-width-bottom="0.18mm 0.09mm 0.09mm" fo:background-color="#cccccc" style:text-align-source="fix" style:repeat-content="false" fo:border-left="none" fo:border-right="none" fo:border-top="none"/>
      <style:paragraph-properties fo:text-align="center"/>
    </style:style>
    <style:style style:name="ce36" style:family="table-cell" style:parent-style-name="Default" style:data-style-name="N4">
      <style:table-cell-properties style:text-align-source="fix" style:repeat-content="false"/>
      <style:paragraph-properties fo:text-align="center"/>
      <style:text-properties style:font-name="Liberation Sans" style:font-name-asian="Droid Sans Fallback" style:font-name-complex="FreeSans"/>
    </style:style>
    <style:style style:name="ce37" style:family="table-cell" style:parent-style-name="Default" style:data-style-name="N4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/>
    </style:style>
    <style:style style:name="ce38" style:family="table-cell" style:parent-style-name="Default" style:data-style-name="N4"/>
    <style:style style:name="ce39" style:family="table-cell" style:parent-style-name="Default" style:data-style-name="N4">
      <style:table-cell-properties fo:background-color="#cccccc"/>
    </style:style>
    <style:style style:name="ce40" style:family="table-cell" style:parent-style-name="Default" style:data-style-name="N4">
      <style:table-cell-properties fo:background-color="#eeeeee"/>
    </style:style>
    <style:style style:name="ce41" style:family="table-cell" style:parent-style-name="Default" style:data-style-name="N4">
      <style:table-cell-properties fo:border-bottom="0.06pt solid #000000" fo:background-color="#cccccc" fo:border-left="none" fo:border-right="none" fo:border-top="none"/>
    </style:style>
    <style:style style:name="ce42" style:family="table-cell" style:parent-style-name="Default">
      <style:table-cell-properties fo:background-color="#808080"/>
    </style:style>
    <style:style style:name="ce43" style:family="table-cell" style:parent-style-name="Default">
      <style:table-cell-properties fo:background-color="#808080"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808080" style:text-align-source="fix" style:repeat-content="false"/>
      <style:paragraph-properties fo:text-align="center"/>
    </style:style>
    <style:style style:name="ce45" style:family="table-cell" style:parent-style-name="Default" style:data-style-name="N4">
      <style:table-cell-properties fo:background-color="#808080" style:text-align-source="fix" style:repeat-content="false"/>
      <style:paragraph-properties fo:text-align="center"/>
    </style:style>
    <style:style style:name="ce46" style:family="table-cell" style:parent-style-name="Default" style:data-style-name="N4">
      <style:table-cell-properties fo:background-color="#808080" style:text-align-source="fix" style:repeat-content="false"/>
      <style:paragraph-properties fo:text-align="center"/>
      <style:text-properties style:font-name="Liberation Sans" style:font-name-asian="Droid Sans Fallback" style:font-name-complex="FreeSans"/>
    </style:style>
    <style:style style:name="ce47" style:family="table-cell" style:parent-style-name="Default" style:data-style-name="N4">
      <style:table-cell-properties fo:background-color="#808080"/>
    </style:style>
    <style:style style:name="ce48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fo:font-weight="bold" style:font-weight-asian="bold" style:font-weight-complex="normal"/>
    </style:style>
    <style:style style:name="ce4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normal"/>
    </style:style>
    <style:style style:name="ce50" style:family="table-cell" style:parent-style-name="Default" style:data-style-name="N110">
      <style:table-cell-properties style:text-align-source="fix" style:repeat-content="false"/>
      <style:paragraph-properties fo:text-align="center"/>
    </style:style>
    <style:style style:name="ce51" style:family="table-cell" style:parent-style-name="Default" style:data-style-name="N110">
      <style:table-cell-properties fo:background-color="#eeeeee" style:text-align-source="fix" style:repeat-content="false"/>
      <style:paragraph-properties fo:text-align="center"/>
    </style:style>
    <style:style style:name="ce52" style:family="table-cell" style:parent-style-name="Default" style:data-style-name="N110">
      <style:table-cell-properties fo:background-color="#cccccc" style:text-align-source="fix" style:repeat-content="false"/>
      <style:paragraph-properties fo:text-align="center"/>
    </style:style>
    <style:style style:name="ce53" style:family="table-cell" style:parent-style-name="Default" style:data-style-name="N110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/>
    </style:style>
    <style:style style:name="ce5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font-weight="bold" style:font-weight-asian="bold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 programem dd (Linux)" table:style-name="ta1">
        <office:forms form:automatic-focus="false" form:apply-design-mode="false"/>
        <table:shapes>
          <draw:frame draw:z-index="0" draw:style-name="gr1" draw:text-style-name="P1" svg:width="159.99mm" svg:height="89.99mm" svg:x="0.06mm" svg:y="50.67mm">
            <loext:p draw:notify-on-update-of-ranges="'Test programem dd (Linux)'.B8:'Test programem dd (Linux)'.B8 'Test programem dd (Linux)'.C8:'Test programem dd (Linux)'.C8 'Test programem dd (Linux)'.D8:'Test programem dd (Linux)'.D8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1020" table:default-cell-style-name="Default"/>
        <table:table-row table:style-name="ro1">
          <table:table-cell table:style-name="ce1"/>
          <table:table-cell table:style-name="ce5" office:value-type="string" calcext:value-type="string">
            <text:p>Zapis (MB/s)</text:p>
          </table:table-cell>
          <table:table-cell table:style-name="ce5" office:value-type="string" calcext:value-type="string">
            <text:p>Odczyt (MB/s)</text:p>
          </table:table-cell>
          <table:table-cell table:style-name="ce5" office:value-type="string" calcext:value-type="string">
            <text:p>Odczyt i zapis (MB/s)</text:p>
          </table:table-cell>
          <table:table-cell table:style-name="ce11" table:number-columns-repeated="1020"/>
        </table:table-row>
        <table:table-row table:style-name="ro1">
          <table:table-cell/>
          <table:table-cell table:style-name="ce6" office:value-type="float" office:value="260" calcext:value-type="float">
            <text:p>260,00</text:p>
          </table:table-cell>
          <table:table-cell table:style-name="ce6" table:formula="of:=4.2*1024" office:value-type="float" office:value="4300.8" calcext:value-type="float">
            <text:p>4300,80</text:p>
          </table:table-cell>
          <table:table-cell table:style-name="ce6" office:value-type="float" office:value="92.2" calcext:value-type="float">
            <text:p>92,20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293" calcext:value-type="float">
            <text:p>293,00</text:p>
          </table:table-cell>
          <table:table-cell table:style-name="ce6" table:formula="of:=2.4*1024" office:value-type="float" office:value="2457.6" calcext:value-type="float">
            <text:p>2457,60</text:p>
          </table:table-cell>
          <table:table-cell table:style-name="ce6" office:value-type="float" office:value="84.9" calcext:value-type="float">
            <text:p>84,90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284" calcext:value-type="float">
            <text:p>284,00</text:p>
          </table:table-cell>
          <table:table-cell table:style-name="ce6" table:formula="of:=2.3*1024" office:value-type="float" office:value="2355.2" calcext:value-type="float">
            <text:p>2355,20</text:p>
          </table:table-cell>
          <table:table-cell table:style-name="ce6" office:value-type="float" office:value="87.7" calcext:value-type="float">
            <text:p>87,70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299" calcext:value-type="float">
            <text:p>299,00</text:p>
          </table:table-cell>
          <table:table-cell table:style-name="ce6" table:formula="of:=2.5*1024" office:value-type="float" office:value="2560" calcext:value-type="float">
            <text:p>2560,00</text:p>
          </table:table-cell>
          <table:table-cell table:style-name="ce6" office:value-type="float" office:value="85.9" calcext:value-type="float">
            <text:p>85,90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230" calcext:value-type="float">
            <text:p>230,00</text:p>
          </table:table-cell>
          <table:table-cell table:style-name="ce6" table:formula="of:=2.4*1024" office:value-type="float" office:value="2457.6" calcext:value-type="float">
            <text:p>2457,60</text:p>
          </table:table-cell>
          <table:table-cell table:style-name="ce6" office:value-type="float" office:value="96.8" calcext:value-type="float">
            <text:p>96,80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208" calcext:value-type="float">
            <text:p>208,00</text:p>
          </table:table-cell>
          <table:table-cell table:style-name="ce6" table:formula="of:=2.4*1024" office:value-type="float" office:value="2457.6" calcext:value-type="float">
            <text:p>2457,60</text:p>
          </table:table-cell>
          <table:table-cell table:style-name="ce6" office:value-type="float" office:value="213" calcext:value-type="float">
            <text:p>213,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7" table:formula="of:=AVERAGE([.B2:.B7])" office:value-type="float" office:value="262.333333333333" calcext:value-type="float">
            <text:p>262,33</text:p>
          </table:table-cell>
          <table:table-cell table:style-name="ce7" table:formula="of:=AVERAGE([.C2:.C7])" office:value-type="float" office:value="2764.8" calcext:value-type="float">
            <text:p>2764,80</text:p>
          </table:table-cell>
          <table:table-cell table:style-name="ce7" table:formula="of:=AVERAGE([.D2:.D7])" office:value-type="float" office:value="110.083333333333" calcext:value-type="float">
            <text:p>110,08</text:p>
          </table:table-cell>
          <table:table-cell table:style-name="ce12" table:number-columns-repeated="1020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8" table:formula="of:=STDEV([.B2:.B7])" office:value-type="float" office:value="36.7622995290918" calcext:value-type="float">
            <text:p>36,76</text:p>
          </table:table-cell>
          <table:table-cell table:style-name="ce8" table:formula="of:=STDEV([.C2:.C7])" office:value-type="float" office:value="755.265081941433" calcext:value-type="float">
            <text:p>755,27</text:p>
          </table:table-cell>
          <table:table-cell table:style-name="ce8" table:formula="of:=STDEV([.D2:.D7])" office:value-type="float" office:value="50.6125445583075" calcext:value-type="float">
            <text:p>50,61</text:p>
          </table:table-cell>
          <table:table-cell table:style-name="ce13" table:number-columns-repeated="1020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7" table:formula="of:=MAX([.B2:.B7])" office:value-type="float" office:value="299" calcext:value-type="float">
            <text:p>299,00</text:p>
          </table:table-cell>
          <table:table-cell table:style-name="ce7" table:formula="of:=MAX([.C2:.C7])" office:value-type="float" office:value="4300.8" calcext:value-type="float">
            <text:p>4300,80</text:p>
          </table:table-cell>
          <table:table-cell table:style-name="ce7" table:formula="of:=MAX([.D2:.D7])" office:value-type="float" office:value="213" calcext:value-type="float">
            <text:p>213,00</text:p>
          </table:table-cell>
          <table:table-cell table:style-name="ce12" table:number-columns-repeated="1020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9" table:formula="of:=MIN([.B2:.B7])" office:value-type="float" office:value="208" calcext:value-type="float">
            <text:p>208,00</text:p>
          </table:table-cell>
          <table:table-cell table:style-name="ce9" table:formula="of:=MIN([.C2:.C7])" office:value-type="float" office:value="2355.2" calcext:value-type="float">
            <text:p>2355,20</text:p>
          </table:table-cell>
          <table:table-cell table:style-name="ce9" table:formula="of:=MIN([.D2:.D7])" office:value-type="float" office:value="84.9" calcext:value-type="float">
            <text:p>84,90</text:p>
          </table:table-cell>
          <table:table-cell table:style-name="ce14"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programem Bonnie++ (Linux)" table:style-name="ta1">
        <table:shapes>
          <draw:frame draw:z-index="0" draw:style-name="gr1" draw:text-style-name="P1" svg:width="159.99mm" svg:height="89.99mm" svg:x="0.44mm" svg:y="258.1mm">
            <loext:p draw:notify-on-update-of-ranges=" 'Test programem Bonnie++ (Linux)'.D10:'Test programem Bonnie++ (Linux)'.D10  'Test programem Bonnie++ (Linux)'.D21:'Test programem Bonnie++ (Linux)'.D21  'Test programem Bonnie++ (Linux)'.D32:'Test programem Bonnie++ (Linux)'.D32  'Test programem Bonnie++ (Linux)'.D43:'Test programem Bonnie++ (Linux)'.D43  'Test programem Bonnie++ (Linux)'.D54:'Test programem Bonnie++ (Linux)'.D5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158.71mm" svg:y="258.16mm">
            <loext:p draw:notify-on-update-of-ranges=" 'Test programem Bonnie++ (Linux)'.F10:'Test programem Bonnie++ (Linux)'.F10  'Test programem Bonnie++ (Linux)'.F21:'Test programem Bonnie++ (Linux)'.F21  'Test programem Bonnie++ (Linux)'.F32:'Test programem Bonnie++ (Linux)'.F32  'Test programem Bonnie++ (Linux)'.F43:'Test programem Bonnie++ (Linux)'.F43  'Test programem Bonnie++ (Linux)'.F54:'Test programem Bonnie++ (Linux)'.F5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9.99mm" svg:height="89.99mm" svg:x="0.17mm" svg:y="347.86mm">
            <loext:p draw:notify-on-update-of-ranges=" 'Test programem Bonnie++ (Linux)'.I43:'Test programem Bonnie++ (Linux)'.I43  'Test programem Bonnie++ (Linux)'.K43:'Test programem Bonnie++ (Linux)'.K43  'Test programem Bonnie++ (Linux)'.I54:'Test programem Bonnie++ (Linux)'.I54  'Test programem Bonnie++ (Linux)'.K54:'Test programem Bonnie++ (Linux)'.K5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ce26"/>
        <table:table-column table:style-name="co8" table:default-cell-style-name="ce18"/>
        <table:table-column table:style-name="co9" table:default-cell-style-name="ce32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number-columns-repeated="1012" table:default-cell-style-name="Default"/>
        <table:table-row table:style-name="ro1">
          <table:table-cell table:style-name="ce12"/>
          <table:table-cell table:style-name="ce16" office:value-type="string" calcext:value-type="string" table:number-columns-spanned="1" table:number-rows-spanned="2">
            <text:p>System plików</text:p>
          </table:table-cell>
          <table:table-cell table:style-name="ce17" office:value-type="string" calcext:value-type="string" table:number-columns-spanned="1" table:number-rows-spanned="2">
            <text:p>Nazwa komputera</text:p>
          </table:table-cell>
          <table:table-cell table:style-name="ce30" office:value-type="string" calcext:value-type="string" table:number-columns-spanned="2" table:number-rows-spanned="1">
            <text:p>Zapis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Odczyt</text:p>
          </table:table-cell>
          <table:covered-table-cell table:style-name="ce30"/>
          <table:table-cell table:style-name="ce30" office:value-type="string" calcext:value-type="string">
            <text:p>Odczyt podczas przeskoków</text:p>
          </table:table-cell>
          <table:table-cell table:style-name="ce30" office:value-type="string" calcext:value-type="string" table:number-columns-spanned="2" table:number-rows-spanned="1">
            <text:p>Operacje na plikach (sekwencyjne)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Operacje na plikach (losowo)</text:p>
          </table:table-cell>
          <table:covered-table-cell table:style-name="ce12"/>
          <table:table-cell table:style-name="ce12" table:number-columns-repeated="1012"/>
        </table:table-row>
        <table:table-row table:style-name="ro1">
          <table:table-cell table:style-name="ce11"/>
          <table:covered-table-cell table:style-name="ce17"/>
          <table:covered-table-cell table:style-name="ce16"/>
          <table:table-cell table:style-name="ce31" office:value-type="string" calcext:value-type="string">
            <text:p>znak po znaku (K/sec)</text:p>
          </table:table-cell>
          <table:table-cell table:style-name="ce31" office:value-type="string" calcext:value-type="string">
            <text:p>blokami (K/sec)</text:p>
          </table:table-cell>
          <table:table-cell table:style-name="ce31" office:value-type="string" calcext:value-type="string">
            <text:p>znak po znaku (K/sec)</text:p>
          </table:table-cell>
          <table:table-cell table:style-name="ce31" office:value-type="string" calcext:value-type="string">
            <text:p>blokami (K/sec)</text:p>
          </table:table-cell>
          <table:table-cell table:style-name="ce31" office:value-type="string" calcext:value-type="string">
            <text:p>(/sec)</text:p>
          </table:table-cell>
          <table:table-cell table:style-name="ce31" office:value-type="string" calcext:value-type="string">
            <text:p>Tworzenie plików (/sec)</text:p>
          </table:table-cell>
          <table:table-cell table:style-name="ce31" office:value-type="string" calcext:value-type="string">
            <text:p>Usuwanie plików (/sec)</text:p>
          </table:table-cell>
          <table:table-cell table:style-name="ce31" office:value-type="string" calcext:value-type="string">
            <text:p>Tworzenie plików (/sec)</text:p>
          </table:table-cell>
          <table:table-cell table:style-name="ce31" office:value-type="string" calcext:value-type="string">
            <text:p>Usuwanie plików (/sec)</text:p>
          </table:table-cell>
          <table:table-cell table:style-name="ce11" table:number-columns-repeated="1012"/>
        </table:table-row>
        <table:table-row table:style-name="ro1">
          <table:table-cell/>
          <table:table-cell table:style-name="ce18" office:value-type="string" calcext:value-type="string">
            <text:p>ext2.</text:p>
          </table:table-cell>
          <table:table-cell table:style-name="ce26" office:value-type="string" calcext:value-type="string">
            <text:p>labc192</text:p>
          </table:table-cell>
          <table:table-cell office:value-type="float" office:value="118239" calcext:value-type="float">
            <text:p>118 239,00</text:p>
          </table:table-cell>
          <table:table-cell table:style-name="ce32"/>
          <table:table-cell table:style-name="ce32" office:value-type="float" office:value="125477" calcext:value-type="float">
            <text:p>125 477,00</text:p>
          </table:table-cell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18" office:value-type="string" calcext:value-type="string">
            <text:p>ext2.</text:p>
          </table:table-cell>
          <table:table-cell table:style-name="ce26" office:value-type="string" calcext:value-type="string">
            <text:p>labc195</text:p>
          </table:table-cell>
          <table:table-cell office:value-type="float" office:value="116777" calcext:value-type="float">
            <text:p>116 777,00</text:p>
          </table:table-cell>
          <table:table-cell table:style-name="ce32"/>
          <table:table-cell table:style-name="ce32" office:value-type="float" office:value="128413" calcext:value-type="float">
            <text:p>128 413,00</text:p>
          </table:table-cell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18" office:value-type="string" calcext:value-type="string">
            <text:p>ext2.</text:p>
          </table:table-cell>
          <table:table-cell table:style-name="ce26" office:value-type="string" calcext:value-type="string">
            <text:p>labc194</text:p>
          </table:table-cell>
          <table:table-cell office:value-type="float" office:value="118825" calcext:value-type="float">
            <text:p>118 825,00</text:p>
          </table:table-cell>
          <table:table-cell table:style-name="ce32"/>
          <table:table-cell table:style-name="ce32" office:value-type="float" office:value="126603" calcext:value-type="float">
            <text:p>126 603,00</text:p>
          </table:table-cell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18" office:value-type="string" calcext:value-type="string">
            <text:p>ext2.</text:p>
          </table:table-cell>
          <table:table-cell table:style-name="ce26" office:value-type="string" calcext:value-type="string">
            <text:p>labc197</text:p>
          </table:table-cell>
          <table:table-cell office:value-type="float" office:value="119015" calcext:value-type="float">
            <text:p>119 015,00</text:p>
          </table:table-cell>
          <table:table-cell table:style-name="ce32"/>
          <table:table-cell table:style-name="ce32" office:value-type="float" office:value="127316" calcext:value-type="float">
            <text:p>127 316,00</text:p>
          </table:table-cell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18" office:value-type="string" calcext:value-type="string">
            <text:p>ext2.</text:p>
          </table:table-cell>
          <table:table-cell table:style-name="ce26" office:value-type="string" calcext:value-type="string">
            <text:p>labc198</text:p>
          </table:table-cell>
          <table:table-cell office:value-type="float" office:value="119433" calcext:value-type="float">
            <text:p>119 433,00</text:p>
          </table:table-cell>
          <table:table-cell table:style-name="ce32"/>
          <table:table-cell table:style-name="ce32" office:value-type="float" office:value="128967" calcext:value-type="float">
            <text:p>128 967,00</text:p>
          </table:table-cell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18" office:value-type="string" calcext:value-type="string">
            <text:p>ext2.</text:p>
          </table:table-cell>
          <table:table-cell table:style-name="ce26" office:value-type="string" calcext:value-type="string">
            <text:p>labc199</text:p>
          </table:table-cell>
          <table:table-cell office:value-type="float" office:value="119512" calcext:value-type="float">
            <text:p>119 512,00</text:p>
          </table:table-cell>
          <table:table-cell table:style-name="ce32"/>
          <table:table-cell table:style-name="ce32" office:value-type="float" office:value="125656" calcext:value-type="float">
            <text:p>125 656,00</text:p>
          </table:table-cell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18" office:value-type="string" calcext:value-type="string">
            <text:p>ext2.</text:p>
          </table:table-cell>
          <table:table-cell table:style-name="ce26" office:value-type="string" calcext:value-type="string">
            <text:p>labc193</text:p>
          </table:table-cell>
          <table:table-cell office:value-type="float" office:value="118546" calcext:value-type="float">
            <text:p>118 546,00</text:p>
          </table:table-cell>
          <table:table-cell table:style-name="ce32"/>
          <table:table-cell table:style-name="ce32" office:value-type="float" office:value="125292" calcext:value-type="float">
            <text:p>125 292,00</text:p>
          </table:table-cell>
          <table:table-cell table:style-name="ce32" table:number-columns-repeated="6"/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19" office:value-type="string" calcext:value-type="string">
            <text:p>ext2.</text:p>
          </table:table-cell>
          <table:table-cell table:style-name="ce27"/>
          <table:table-cell table:style-name="ce33" table:formula="of:=AVERAGE([.D3:.D9])" office:value-type="float" office:value="118621" calcext:value-type="float">
            <text:p>118 621,00</text:p>
          </table:table-cell>
          <table:table-cell table:style-name="ce33"/>
          <table:table-cell table:style-name="ce33" table:formula="of:=AVERAGE([.F3:.F9])" office:value-type="float" office:value="126817.714285714" calcext:value-type="float">
            <text:p>126 817,71</text:p>
          </table:table-cell>
          <table:table-cell table:style-name="ce33" table:number-columns-repeated="6"/>
          <table:table-cell table:style-name="ce12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0" office:value-type="string" calcext:value-type="string">
            <text:p>ext2.</text:p>
          </table:table-cell>
          <table:table-cell table:style-name="ce28"/>
          <table:table-cell table:style-name="ce34" table:formula="of:=STDEV([.D3:.D9])" office:value-type="float" office:value="931.124946860875" calcext:value-type="float">
            <text:p>931,12</text:p>
          </table:table-cell>
          <table:table-cell table:style-name="ce34"/>
          <table:table-cell table:style-name="ce34" table:formula="of:=STDEV([.F3:.F9])" office:value-type="float" office:value="1468.19931824505" calcext:value-type="float">
            <text:p>1 468,20</text:p>
          </table:table-cell>
          <table:table-cell table:style-name="ce34" table:number-columns-repeated="6"/>
          <table:table-cell table:style-name="ce13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19" office:value-type="string" calcext:value-type="string">
            <text:p>ext2.</text:p>
          </table:table-cell>
          <table:table-cell table:style-name="ce19"/>
          <table:table-cell table:style-name="ce33" table:formula="of:=MAX([.D3:.D9])" office:value-type="float" office:value="119512" calcext:value-type="float">
            <text:p>119 512,00</text:p>
          </table:table-cell>
          <table:table-cell table:style-name="ce33"/>
          <table:table-cell table:style-name="ce33" table:formula="of:=MAX([.F3:.F9])" office:value-type="float" office:value="128967" calcext:value-type="float">
            <text:p>128 967,00</text:p>
          </table:table-cell>
          <table:table-cell table:style-name="ce33" table:number-columns-repeated="6"/>
          <table:table-cell table:style-name="ce12" table:number-columns-repeated="1012"/>
        </table:table-row>
        <table:table-row table:style-name="ro1">
          <table:table-cell table:style-name="ce15" office:value-type="string" calcext:value-type="string">
            <text:p>Wartość minimalna</text:p>
          </table:table-cell>
          <table:table-cell table:style-name="ce21" office:value-type="string" calcext:value-type="string">
            <text:p>ext2.</text:p>
          </table:table-cell>
          <table:table-cell table:style-name="ce21"/>
          <table:table-cell table:style-name="ce35" table:formula="of:=MIN([.D3:.D9])" office:value-type="float" office:value="116777" calcext:value-type="float">
            <text:p>116 777,00</text:p>
          </table:table-cell>
          <table:table-cell table:style-name="ce35"/>
          <table:table-cell table:style-name="ce35" table:formula="of:=MIN([.F3:.F9])" office:value-type="float" office:value="125292" calcext:value-type="float">
            <text:p>125 292,00</text:p>
          </table:table-cell>
          <table:table-cell table:style-name="ce35" table:number-columns-repeated="6"/>
          <table:table-cell table:style-name="ce13" table:number-columns-repeated="1012"/>
        </table:table-row>
        <table:table-row table:style-name="ro1">
          <table:table-cell/>
          <table:table-cell table:style-name="ce22" office:value-type="string" calcext:value-type="string">
            <text:p>ext3.</text:p>
          </table:table-cell>
          <table:table-cell office:value-type="string" calcext:value-type="string">
            <text:p>labc192</text:p>
          </table:table-cell>
          <table:table-cell table:style-name="ce36" office:value-type="float" office:value="114036" calcext:value-type="float">
            <text:p>114 036,00</text:p>
          </table:table-cell>
          <table:table-cell table:style-name="ce32"/>
          <table:table-cell table:style-name="ce32" office:value-type="float" office:value="128015" calcext:value-type="float">
            <text:p>128 015,00</text:p>
          </table:table-cell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3.</text:p>
          </table:table-cell>
          <table:table-cell office:value-type="string" calcext:value-type="string">
            <text:p>labc195</text:p>
          </table:table-cell>
          <table:table-cell office:value-type="float" office:value="113898" calcext:value-type="float">
            <text:p>113 898,00</text:p>
          </table:table-cell>
          <table:table-cell table:style-name="ce32"/>
          <table:table-cell table:style-name="ce32" office:value-type="float" office:value="126585" calcext:value-type="float">
            <text:p>126 585,00</text:p>
          </table:table-cell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3.</text:p>
          </table:table-cell>
          <table:table-cell office:value-type="string" calcext:value-type="string">
            <text:p>labc194</text:p>
          </table:table-cell>
          <table:table-cell office:value-type="float" office:value="114478" calcext:value-type="float">
            <text:p>114 478,00</text:p>
          </table:table-cell>
          <table:table-cell table:style-name="ce32"/>
          <table:table-cell table:style-name="ce32" office:value-type="float" office:value="129410" calcext:value-type="float">
            <text:p>129 410,00</text:p>
          </table:table-cell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3.</text:p>
          </table:table-cell>
          <table:table-cell office:value-type="string" calcext:value-type="string">
            <text:p>labc197</text:p>
          </table:table-cell>
          <table:table-cell office:value-type="float" office:value="115974" calcext:value-type="float">
            <text:p>115 974,00</text:p>
          </table:table-cell>
          <table:table-cell table:style-name="ce32"/>
          <table:table-cell table:style-name="ce32" office:value-type="float" office:value="125453" calcext:value-type="float">
            <text:p>125 453,00</text:p>
          </table:table-cell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3.</text:p>
          </table:table-cell>
          <table:table-cell office:value-type="string" calcext:value-type="string">
            <text:p>labc198</text:p>
          </table:table-cell>
          <table:table-cell office:value-type="float" office:value="115619" calcext:value-type="float">
            <text:p>115 619,00</text:p>
          </table:table-cell>
          <table:table-cell table:style-name="ce32"/>
          <table:table-cell table:style-name="ce32" office:value-type="float" office:value="126750" calcext:value-type="float">
            <text:p>126 750,00</text:p>
          </table:table-cell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3.</text:p>
          </table:table-cell>
          <table:table-cell office:value-type="string" calcext:value-type="string">
            <text:p>labc199</text:p>
          </table:table-cell>
          <table:table-cell office:value-type="float" office:value="112983" calcext:value-type="float">
            <text:p>112 983,00</text:p>
          </table:table-cell>
          <table:table-cell table:style-name="ce32"/>
          <table:table-cell table:style-name="ce32" office:value-type="float" office:value="126849" calcext:value-type="float">
            <text:p>126 849,00</text:p>
          </table:table-cell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3.</text:p>
          </table:table-cell>
          <table:table-cell table:style-name="ce26" office:value-type="string" calcext:value-type="string">
            <text:p>labc193</text:p>
          </table:table-cell>
          <table:table-cell office:value-type="float" office:value="115273" calcext:value-type="float">
            <text:p>115 273,00</text:p>
          </table:table-cell>
          <table:table-cell/>
          <table:table-cell table:style-name="ce32" office:value-type="float" office:value="126352" calcext:value-type="float">
            <text:p>126 352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3" office:value-type="string" calcext:value-type="string">
            <text:p>ext3.</text:p>
          </table:table-cell>
          <table:table-cell table:style-name="ce19"/>
          <table:table-cell table:style-name="ce33" table:formula="of:=AVERAGE([.D14:.D20])" office:value-type="float" office:value="114608.714285714" calcext:value-type="float">
            <text:p>114 608,71</text:p>
          </table:table-cell>
          <table:table-cell table:style-name="ce33"/>
          <table:table-cell table:style-name="ce33" table:formula="of:=AVERAGE([.F14:.F20])" office:value-type="float" office:value="127059.142857143" calcext:value-type="float">
            <text:p>127 059,14</text:p>
          </table:table-cell>
          <table:table-cell table:style-name="ce33" table:number-columns-repeated="6"/>
          <table:table-cell table:style-name="ce12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4" office:value-type="string" calcext:value-type="string">
            <text:p>ext3.</text:p>
          </table:table-cell>
          <table:table-cell table:style-name="ce20"/>
          <table:table-cell table:style-name="ce34" table:formula="of:=STDEV([.D14:.D20])" office:value-type="float" office:value="1066.0759376151" calcext:value-type="float">
            <text:p>1 066,08</text:p>
          </table:table-cell>
          <table:table-cell table:style-name="ce34"/>
          <table:table-cell table:style-name="ce34" table:formula="of:=STDEV([.F14:.F20])" office:value-type="float" office:value="1283.51593011429" calcext:value-type="float">
            <text:p>1 283,52</text:p>
          </table:table-cell>
          <table:table-cell table:style-name="ce34" table:number-columns-repeated="6"/>
          <table:table-cell table:style-name="ce13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3" office:value-type="string" calcext:value-type="string">
            <text:p>ext3.</text:p>
          </table:table-cell>
          <table:table-cell table:style-name="ce19"/>
          <table:table-cell table:style-name="ce33" table:formula="of:=MAX([.D14:.D20])" office:value-type="float" office:value="115974" calcext:value-type="float">
            <text:p>115 974,00</text:p>
          </table:table-cell>
          <table:table-cell table:style-name="ce33"/>
          <table:table-cell table:style-name="ce33" table:formula="of:=MAX([.F14:.F20])" office:value-type="float" office:value="129410" calcext:value-type="float">
            <text:p>129 410,00</text:p>
          </table:table-cell>
          <table:table-cell table:style-name="ce33" table:number-columns-repeated="6"/>
          <table:table-cell table:style-name="ce12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5" office:value-type="string" calcext:value-type="string">
            <text:p>ext3.</text:p>
          </table:table-cell>
          <table:table-cell table:style-name="ce29"/>
          <table:table-cell table:style-name="ce37" table:formula="of:=MIN([.D14:.D20])" office:value-type="float" office:value="112983" calcext:value-type="float">
            <text:p>112 983,00</text:p>
          </table:table-cell>
          <table:table-cell table:style-name="ce37"/>
          <table:table-cell table:style-name="ce37" table:formula="of:=MIN([.F14:.F20])" office:value-type="float" office:value="125453" calcext:value-type="float">
            <text:p>125 453,00</text:p>
          </table:table-cell>
          <table:table-cell table:style-name="ce37" table:number-columns-repeated="6"/>
          <table:table-cell table:style-name="ce14" table:number-columns-repeated="1012"/>
        </table:table-row>
        <table:table-row table:style-name="ro1">
          <table:table-cell/>
          <table:table-cell table:style-name="ce22" office:value-type="string" calcext:value-type="string">
            <text:p>ext4.</text:p>
          </table:table-cell>
          <table:table-cell office:value-type="string" calcext:value-type="string">
            <text:p>labc192</text:p>
          </table:table-cell>
          <table:table-cell office:value-type="float" office:value="120729" calcext:value-type="float">
            <text:p>120 729,00</text:p>
          </table:table-cell>
          <table:table-cell table:style-name="ce32"/>
          <table:table-cell table:style-name="ce32" office:value-type="float" office:value="128024" calcext:value-type="float">
            <text:p>128 024,00</text:p>
          </table:table-cell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4.</text:p>
          </table:table-cell>
          <table:table-cell office:value-type="string" calcext:value-type="string">
            <text:p>labc195</text:p>
          </table:table-cell>
          <table:table-cell office:value-type="float" office:value="121131" calcext:value-type="float">
            <text:p>121 131,00</text:p>
          </table:table-cell>
          <table:table-cell table:style-name="ce32"/>
          <table:table-cell table:style-name="ce32" office:value-type="float" office:value="126955" calcext:value-type="float">
            <text:p>126 955,00</text:p>
          </table:table-cell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4.</text:p>
          </table:table-cell>
          <table:table-cell office:value-type="string" calcext:value-type="string">
            <text:p>labc194</text:p>
          </table:table-cell>
          <table:table-cell office:value-type="float" office:value="118425" calcext:value-type="float">
            <text:p>118 425,00</text:p>
          </table:table-cell>
          <table:table-cell table:style-name="ce32"/>
          <table:table-cell table:style-name="ce32" office:value-type="float" office:value="128313" calcext:value-type="float">
            <text:p>128 313,00</text:p>
          </table:table-cell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4.</text:p>
          </table:table-cell>
          <table:table-cell office:value-type="string" calcext:value-type="string">
            <text:p>labc197</text:p>
          </table:table-cell>
          <table:table-cell office:value-type="float" office:value="120800" calcext:value-type="float">
            <text:p>120 800,00</text:p>
          </table:table-cell>
          <table:table-cell table:style-name="ce32"/>
          <table:table-cell table:style-name="ce32" office:value-type="float" office:value="125610" calcext:value-type="float">
            <text:p>125 610,00</text:p>
          </table:table-cell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4.</text:p>
          </table:table-cell>
          <table:table-cell office:value-type="string" calcext:value-type="string">
            <text:p>labc198</text:p>
          </table:table-cell>
          <table:table-cell office:value-type="float" office:value="120966" calcext:value-type="float">
            <text:p>120 966,00</text:p>
          </table:table-cell>
          <table:table-cell table:style-name="ce32"/>
          <table:table-cell table:style-name="ce32" office:value-type="float" office:value="128249" calcext:value-type="float">
            <text:p>128 249,00</text:p>
          </table:table-cell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4.</text:p>
          </table:table-cell>
          <table:table-cell office:value-type="string" calcext:value-type="string">
            <text:p>labc199</text:p>
          </table:table-cell>
          <table:table-cell office:value-type="float" office:value="120684" calcext:value-type="float">
            <text:p>120 684,00</text:p>
          </table:table-cell>
          <table:table-cell table:style-name="ce32"/>
          <table:table-cell table:style-name="ce32" office:value-type="float" office:value="127978" calcext:value-type="float">
            <text:p>127 978,00</text:p>
          </table:table-cell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4.</text:p>
          </table:table-cell>
          <table:table-cell table:style-name="ce26" office:value-type="string" calcext:value-type="string">
            <text:p>labc193</text:p>
          </table:table-cell>
          <table:table-cell office:value-type="float" office:value="120663" calcext:value-type="float">
            <text:p>120 663,00</text:p>
          </table:table-cell>
          <table:table-cell/>
          <table:table-cell table:style-name="ce32" office:value-type="float" office:value="126317" calcext:value-type="float">
            <text:p>126 317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3" office:value-type="string" calcext:value-type="string">
            <text:p>ext4.</text:p>
          </table:table-cell>
          <table:table-cell table:style-name="ce19"/>
          <table:table-cell table:style-name="ce33" table:formula="of:=AVERAGE([.D25:.D31])" office:value-type="float" office:value="120485.428571429" calcext:value-type="float">
            <text:p>120 485,43</text:p>
          </table:table-cell>
          <table:table-cell table:style-name="ce33"/>
          <table:table-cell table:style-name="ce33" table:formula="of:=AVERAGE([.F25:.F31])" office:value-type="float" office:value="127349.428571429" calcext:value-type="float">
            <text:p>127 349,43</text:p>
          </table:table-cell>
          <table:table-cell table:style-name="ce33" table:number-columns-repeated="6"/>
          <table:table-cell table:style-name="ce12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4" office:value-type="string" calcext:value-type="string">
            <text:p>ext4.</text:p>
          </table:table-cell>
          <table:table-cell table:style-name="ce20"/>
          <table:table-cell table:style-name="ce34" table:formula="of:=STDEV([.D25:.D31])" office:value-type="float" office:value="923.969851085134" calcext:value-type="float">
            <text:p>923,97</text:p>
          </table:table-cell>
          <table:table-cell table:style-name="ce34"/>
          <table:table-cell table:style-name="ce34" table:formula="of:=STDEV([.F25:.F31])" office:value-type="float" office:value="1067.31295896796" calcext:value-type="float">
            <text:p>1 067,31</text:p>
          </table:table-cell>
          <table:table-cell table:style-name="ce34" table:number-columns-repeated="6"/>
          <table:table-cell table:style-name="ce13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3" office:value-type="string" calcext:value-type="string">
            <text:p>ext4.</text:p>
          </table:table-cell>
          <table:table-cell table:style-name="ce19"/>
          <table:table-cell table:style-name="ce33" table:formula="of:=MAX([.D25:.D31])" office:value-type="float" office:value="121131" calcext:value-type="float">
            <text:p>121 131,00</text:p>
          </table:table-cell>
          <table:table-cell table:style-name="ce33"/>
          <table:table-cell table:style-name="ce33" table:formula="of:=MAX([.F25:.F31])" office:value-type="float" office:value="128313" calcext:value-type="float">
            <text:p>128 313,00</text:p>
          </table:table-cell>
          <table:table-cell table:style-name="ce33" table:number-columns-repeated="6"/>
          <table:table-cell table:style-name="ce12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5" office:value-type="string" calcext:value-type="string">
            <text:p>ext4.</text:p>
          </table:table-cell>
          <table:table-cell table:style-name="ce29"/>
          <table:table-cell table:style-name="ce37" table:formula="of:=MIN([.D25:.D31])" office:value-type="float" office:value="118425" calcext:value-type="float">
            <text:p>118 425,00</text:p>
          </table:table-cell>
          <table:table-cell table:style-name="ce37"/>
          <table:table-cell table:style-name="ce37" table:formula="of:=MIN([.F25:.F31])" office:value-type="float" office:value="125610" calcext:value-type="float">
            <text:p>125 610,00</text:p>
          </table:table-cell>
          <table:table-cell table:style-name="ce37" table:number-columns-repeated="6"/>
          <table:table-cell table:style-name="ce14" table:number-columns-repeated="1012"/>
        </table:table-row>
        <table:table-row table:style-name="ro1">
          <table:table-cell/>
          <table:table-cell table:style-name="ce22" office:value-type="string" calcext:value-type="string">
            <text:p>NTFS.</text:p>
          </table:table-cell>
          <table:table-cell office:value-type="string" calcext:value-type="string">
            <text:p>labc192</text:p>
          </table:table-cell>
          <table:table-cell table:style-name="ce36" office:value-type="float" office:value="65459" calcext:value-type="float">
            <text:p>65 459,00</text:p>
          </table:table-cell>
          <table:table-cell table:style-name="ce32" office:value-type="float" office:value="139406" calcext:value-type="float">
            <text:p>139 406,00</text:p>
          </table:table-cell>
          <table:table-cell table:style-name="ce32" office:value-type="float" office:value="129136" calcext:value-type="float">
            <text:p>129 136,00</text:p>
          </table:table-cell>
          <table:table-cell table:style-name="ce32" table:number-columns-repeated="2"/>
          <table:table-cell table:style-name="ce32" office:value-type="float" office:value="19865" calcext:value-type="float">
            <text:p>19 865,00</text:p>
          </table:table-cell>
          <table:table-cell table:style-name="ce32"/>
          <table:table-cell table:style-name="ce32" office:value-type="float" office:value="21253" calcext:value-type="float">
            <text:p>21 253,00</text:p>
          </table:table-cell>
          <table:table-cell table:style-name="ce32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NTFS.</text:p>
          </table:table-cell>
          <table:table-cell office:value-type="string" calcext:value-type="string">
            <text:p>labc195</text:p>
          </table:table-cell>
          <table:table-cell office:value-type="float" office:value="64823" calcext:value-type="float">
            <text:p>64 823,00</text:p>
          </table:table-cell>
          <table:table-cell table:style-name="ce32" office:value-type="float" office:value="159036" calcext:value-type="float">
            <text:p>159 036,00</text:p>
          </table:table-cell>
          <table:table-cell table:style-name="ce32" office:value-type="float" office:value="129755" calcext:value-type="float">
            <text:p>129 755,00</text:p>
          </table:table-cell>
          <table:table-cell table:style-name="ce32" table:number-columns-repeated="2"/>
          <table:table-cell table:style-name="ce32" office:value-type="float" office:value="18691" calcext:value-type="float">
            <text:p>18 691,00</text:p>
          </table:table-cell>
          <table:table-cell table:style-name="ce32"/>
          <table:table-cell table:style-name="ce32" office:value-type="float" office:value="22222" calcext:value-type="float">
            <text:p>22 222,00</text:p>
          </table:table-cell>
          <table:table-cell table:style-name="ce32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NTFS.</text:p>
          </table:table-cell>
          <table:table-cell office:value-type="string" calcext:value-type="string">
            <text:p>labc194</text:p>
          </table:table-cell>
          <table:table-cell office:value-type="float" office:value="65534" calcext:value-type="float">
            <text:p>65 534,00</text:p>
          </table:table-cell>
          <table:table-cell table:style-name="ce32" office:value-type="float" office:value="149468" calcext:value-type="float">
            <text:p>149 468,00</text:p>
          </table:table-cell>
          <table:table-cell table:style-name="ce32" office:value-type="float" office:value="130080" calcext:value-type="float">
            <text:p>130 080,00</text:p>
          </table:table-cell>
          <table:table-cell table:style-name="ce32" table:number-columns-repeated="2"/>
          <table:table-cell table:style-name="ce32" office:value-type="float" office:value="17549" calcext:value-type="float">
            <text:p>17 549,00</text:p>
          </table:table-cell>
          <table:table-cell table:style-name="ce32"/>
          <table:table-cell table:style-name="ce32" office:value-type="float" office:value="21800" calcext:value-type="float">
            <text:p>21 800,00</text:p>
          </table:table-cell>
          <table:table-cell table:style-name="ce32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NTFS.</text:p>
          </table:table-cell>
          <table:table-cell office:value-type="string" calcext:value-type="string">
            <text:p>labc197</text:p>
          </table:table-cell>
          <table:table-cell office:value-type="float" office:value="65622" calcext:value-type="float">
            <text:p>65 622,00</text:p>
          </table:table-cell>
          <table:table-cell table:style-name="ce32" office:value-type="float" office:value="161580" calcext:value-type="float">
            <text:p>161 580,00</text:p>
          </table:table-cell>
          <table:table-cell table:style-name="ce32" office:value-type="float" office:value="129233" calcext:value-type="float">
            <text:p>129 233,00</text:p>
          </table:table-cell>
          <table:table-cell table:style-name="ce32" table:number-columns-repeated="2"/>
          <table:table-cell table:style-name="ce32" office:value-type="float" office:value="19824" calcext:value-type="float">
            <text:p>19 824,00</text:p>
          </table:table-cell>
          <table:table-cell table:style-name="ce32"/>
          <table:table-cell table:style-name="ce32" office:value-type="float" office:value="22016" calcext:value-type="float">
            <text:p>22 016,00</text:p>
          </table:table-cell>
          <table:table-cell table:style-name="ce32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NTFS.</text:p>
          </table:table-cell>
          <table:table-cell office:value-type="string" calcext:value-type="string">
            <text:p>labc198</text:p>
          </table:table-cell>
          <table:table-cell office:value-type="float" office:value="65174" calcext:value-type="float">
            <text:p>65 174,00</text:p>
          </table:table-cell>
          <table:table-cell table:style-name="ce32" office:value-type="float" office:value="154557" calcext:value-type="float">
            <text:p>154 557,00</text:p>
          </table:table-cell>
          <table:table-cell table:style-name="ce32" office:value-type="float" office:value="129731" calcext:value-type="float">
            <text:p>129 731,00</text:p>
          </table:table-cell>
          <table:table-cell table:style-name="ce32" table:number-columns-repeated="2"/>
          <table:table-cell table:style-name="ce32" office:value-type="float" office:value="19676" calcext:value-type="float">
            <text:p>19 676,00</text:p>
          </table:table-cell>
          <table:table-cell table:style-name="ce32"/>
          <table:table-cell table:style-name="ce32" office:value-type="float" office:value="21904" calcext:value-type="float">
            <text:p>21 904,00</text:p>
          </table:table-cell>
          <table:table-cell table:style-name="ce32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NTFS.</text:p>
          </table:table-cell>
          <table:table-cell office:value-type="string" calcext:value-type="string">
            <text:p>labc199</text:p>
          </table:table-cell>
          <table:table-cell office:value-type="float" office:value="66683" calcext:value-type="float">
            <text:p>66 683,00</text:p>
          </table:table-cell>
          <table:table-cell table:style-name="ce32" office:value-type="float" office:value="155275" calcext:value-type="float">
            <text:p>155 275,00</text:p>
          </table:table-cell>
          <table:table-cell table:style-name="ce32" office:value-type="float" office:value="129778" calcext:value-type="float">
            <text:p>129 778,00</text:p>
          </table:table-cell>
          <table:table-cell table:style-name="ce32" table:number-columns-repeated="2"/>
          <table:table-cell table:style-name="ce32" office:value-type="float" office:value="19838" calcext:value-type="float">
            <text:p>19 838,00</text:p>
          </table:table-cell>
          <table:table-cell table:style-name="ce32"/>
          <table:table-cell table:style-name="ce32" office:value-type="float" office:value="22681" calcext:value-type="float">
            <text:p>22 681,00</text:p>
          </table:table-cell>
          <table:table-cell table:style-name="ce32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NTFS.</text:p>
          </table:table-cell>
          <table:table-cell table:style-name="ce26" office:value-type="string" calcext:value-type="string">
            <text:p>labc193</text:p>
          </table:table-cell>
          <table:table-cell office:value-type="float" office:value="65192" calcext:value-type="float">
            <text:p>65 192,00</text:p>
          </table:table-cell>
          <table:table-cell table:style-name="ce32" office:value-type="float" office:value="155468" calcext:value-type="float">
            <text:p>155 468,00</text:p>
          </table:table-cell>
          <table:table-cell table:style-name="ce32" office:value-type="float" office:value="129412" calcext:value-type="float">
            <text:p>129 412,00</text:p>
          </table:table-cell>
          <table:table-cell table:number-columns-repeated="2"/>
          <table:table-cell table:style-name="ce32" office:value-type="float" office:value="19621" calcext:value-type="float">
            <text:p>19 621,00</text:p>
          </table:table-cell>
          <table:table-cell/>
          <table:table-cell table:style-name="ce32" office:value-type="float" office:value="22803" calcext:value-type="float">
            <text:p>22 803,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3" office:value-type="string" calcext:value-type="string">
            <text:p>NTFS.</text:p>
          </table:table-cell>
          <table:table-cell table:style-name="ce19"/>
          <table:table-cell table:style-name="ce33" table:formula="of:=AVERAGE([.D36:.D42])" office:value-type="float" office:value="65498.1428571429" calcext:value-type="float">
            <text:p>65 498,14</text:p>
          </table:table-cell>
          <table:table-cell table:style-name="ce33" table:formula="of:=AVERAGE([.E36:.E42])" office:value-type="float" office:value="153541.428571429" calcext:value-type="float">
            <text:p>153 541,43</text:p>
          </table:table-cell>
          <table:table-cell table:style-name="ce33" table:formula="of:=AVERAGE([.F36:.F42])" office:value-type="float" office:value="129589.285714286" calcext:value-type="float">
            <text:p>129 589,29</text:p>
          </table:table-cell>
          <table:table-cell table:style-name="ce12" table:number-columns-repeated="2"/>
          <table:table-cell table:style-name="ce33" table:formula="of:=AVERAGE([.I36:.I42])" office:value-type="float" office:value="19294.8571428571" calcext:value-type="float">
            <text:p>19 294,86</text:p>
          </table:table-cell>
          <table:table-cell table:style-name="ce12"/>
          <table:table-cell table:style-name="ce33" table:formula="of:=AVERAGE([.K36:.K42])" office:value-type="float" office:value="22097" calcext:value-type="float">
            <text:p>22 097,00</text:p>
          </table:table-cell>
          <table:table-cell table:style-name="ce12" table:number-columns-repeated="1013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4" office:value-type="string" calcext:value-type="string">
            <text:p>NTFS.</text:p>
          </table:table-cell>
          <table:table-cell table:style-name="ce20"/>
          <table:table-cell table:style-name="ce34" table:formula="of:=STDEV([.D36:.D42])" office:value-type="float" office:value="588.310413690887" calcext:value-type="float">
            <text:p>588,31</text:p>
          </table:table-cell>
          <table:table-cell table:style-name="ce34" table:formula="of:=STDEV([.E36:.E42])" office:value-type="float" office:value="7291.09547912481" calcext:value-type="float">
            <text:p>7 291,10</text:p>
          </table:table-cell>
          <table:table-cell table:style-name="ce34" table:formula="of:=STDEV([.F36:.F42])" office:value-type="float" office:value="338.574321868288" calcext:value-type="float">
            <text:p>338,57</text:p>
          </table:table-cell>
          <table:table-cell table:style-name="ce13" table:number-columns-repeated="2"/>
          <table:table-cell table:style-name="ce34" table:formula="of:=STDEV([.I36:.I42])" office:value-type="float" office:value="872.196351855748" calcext:value-type="float">
            <text:p>872,20</text:p>
          </table:table-cell>
          <table:table-cell table:style-name="ce13"/>
          <table:table-cell table:style-name="ce34" table:formula="of:=STDEV([.K36:.K42])" office:value-type="float" office:value="532.207979396526" calcext:value-type="float">
            <text:p>532,21</text:p>
          </table:table-cell>
          <table:table-cell table:style-name="ce34"/>
          <table:table-cell table:style-name="ce13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3" office:value-type="string" calcext:value-type="string">
            <text:p>NTFS.</text:p>
          </table:table-cell>
          <table:table-cell table:style-name="ce19"/>
          <table:table-cell table:style-name="ce33" table:formula="of:=MAX([.D36:.D42])" office:value-type="float" office:value="66683" calcext:value-type="float">
            <text:p>66 683,00</text:p>
          </table:table-cell>
          <table:table-cell table:style-name="ce33" table:formula="of:=MAX([.E36:.E42])" office:value-type="float" office:value="161580" calcext:value-type="float">
            <text:p>161 580,00</text:p>
          </table:table-cell>
          <table:table-cell table:style-name="ce33" table:formula="of:=MAX([.F36:.F42])" office:value-type="float" office:value="130080" calcext:value-type="float">
            <text:p>130 080,00</text:p>
          </table:table-cell>
          <table:table-cell table:style-name="ce12" table:number-columns-repeated="2"/>
          <table:table-cell table:style-name="ce33" table:formula="of:=MAX([.I36:.I42])" office:value-type="float" office:value="19865" calcext:value-type="float">
            <text:p>19 865,00</text:p>
          </table:table-cell>
          <table:table-cell table:style-name="ce12"/>
          <table:table-cell table:style-name="ce33" table:formula="of:=MAX([.K36:.K42])" office:value-type="float" office:value="22803" calcext:value-type="float">
            <text:p>22 803,00</text:p>
          </table:table-cell>
          <table:table-cell table:style-name="ce33"/>
          <table:table-cell table:style-name="ce12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5" office:value-type="string" calcext:value-type="string">
            <text:p>NTFS.</text:p>
          </table:table-cell>
          <table:table-cell table:style-name="ce29"/>
          <table:table-cell table:style-name="ce37" table:formula="of:=MIN([.D36:.D42])" office:value-type="float" office:value="64823" calcext:value-type="float">
            <text:p>64 823,00</text:p>
          </table:table-cell>
          <table:table-cell table:style-name="ce37" table:formula="of:=MIN([.E36:.E42])" office:value-type="float" office:value="139406" calcext:value-type="float">
            <text:p>139 406,00</text:p>
          </table:table-cell>
          <table:table-cell table:style-name="ce37" table:formula="of:=MIN([.F36:.F42])" office:value-type="float" office:value="129136" calcext:value-type="float">
            <text:p>129 136,00</text:p>
          </table:table-cell>
          <table:table-cell table:style-name="ce14" table:number-columns-repeated="2"/>
          <table:table-cell table:style-name="ce37" table:formula="of:=MIN([.I36:.I42])" office:value-type="float" office:value="17549" calcext:value-type="float">
            <text:p>17 549,00</text:p>
          </table:table-cell>
          <table:table-cell table:style-name="ce14"/>
          <table:table-cell table:style-name="ce37" table:formula="of:=MIN([.K36:.K42])" office:value-type="float" office:value="21253" calcext:value-type="float">
            <text:p>21 253,00</text:p>
          </table:table-cell>
          <table:table-cell table:style-name="ce37"/>
          <table:table-cell table:style-name="ce14" table:number-columns-repeated="1012"/>
        </table:table-row>
        <table:table-row table:style-name="ro1">
          <table:table-cell/>
          <table:table-cell table:style-name="ce22" office:value-type="string" calcext:value-type="string">
            <text:p>ZFS.</text:p>
          </table:table-cell>
          <table:table-cell office:value-type="string" calcext:value-type="string">
            <text:p>labc192</text:p>
          </table:table-cell>
          <table:table-cell office:value-type="float" office:value="45947" calcext:value-type="float">
            <text:p>45 947,00</text:p>
          </table:table-cell>
          <table:table-cell table:style-name="ce32" office:value-type="float" office:value="60488" calcext:value-type="float">
            <text:p>60 488,00</text:p>
          </table:table-cell>
          <table:table-cell table:style-name="ce32" office:value-type="float" office:value="130314" calcext:value-type="float">
            <text:p>130 314,00</text:p>
          </table:table-cell>
          <table:table-cell table:style-name="ce32"/>
          <table:table-cell table:style-name="ce32" office:value-type="float" office:value="6098.9" calcext:value-type="float">
            <text:p>6 098,90</text:p>
          </table:table-cell>
          <table:table-cell table:style-name="ce32" office:value-type="float" office:value="12529" calcext:value-type="float">
            <text:p>12 529,00</text:p>
          </table:table-cell>
          <table:table-cell table:style-name="ce32" office:value-type="float" office:value="19937" calcext:value-type="float">
            <text:p>19 937,00</text:p>
          </table:table-cell>
          <table:table-cell table:style-name="ce32" office:value-type="float" office:value="12530" calcext:value-type="float">
            <text:p>12 530,00</text:p>
          </table:table-cell>
          <table:table-cell table:style-name="ce32" office:value-type="float" office:value="21302" calcext:value-type="float">
            <text:p>21 302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ZFS.</text:p>
          </table:table-cell>
          <table:table-cell office:value-type="string" calcext:value-type="string">
            <text:p>labc195</text:p>
          </table:table-cell>
          <table:table-cell office:value-type="float" office:value="46696" calcext:value-type="float">
            <text:p>46 696,00</text:p>
          </table:table-cell>
          <table:table-cell table:style-name="ce32" office:value-type="float" office:value="61691" calcext:value-type="float">
            <text:p>61 691,00</text:p>
          </table:table-cell>
          <table:table-cell table:style-name="ce32" office:value-type="float" office:value="129160" calcext:value-type="float">
            <text:p>129 160,00</text:p>
          </table:table-cell>
          <table:table-cell table:style-name="ce32"/>
          <table:table-cell table:style-name="ce32" office:value-type="float" office:value="4766" calcext:value-type="float">
            <text:p>4 766,00</text:p>
          </table:table-cell>
          <table:table-cell table:style-name="ce32" office:value-type="float" office:value="12199" calcext:value-type="float">
            <text:p>12 199,00</text:p>
          </table:table-cell>
          <table:table-cell table:style-name="ce32" office:value-type="float" office:value="19437" calcext:value-type="float">
            <text:p>19 437,00</text:p>
          </table:table-cell>
          <table:table-cell table:style-name="ce32" office:value-type="float" office:value="12404" calcext:value-type="float">
            <text:p>12 404,00</text:p>
          </table:table-cell>
          <table:table-cell table:style-name="ce32" office:value-type="float" office:value="20960" calcext:value-type="float">
            <text:p>20 960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ZFS.</text:p>
          </table:table-cell>
          <table:table-cell office:value-type="string" calcext:value-type="string">
            <text:p>labc194</text:p>
          </table:table-cell>
          <table:table-cell office:value-type="float" office:value="45874" calcext:value-type="float">
            <text:p>45 874,00</text:p>
          </table:table-cell>
          <table:table-cell table:style-name="ce32" office:value-type="float" office:value="71779" calcext:value-type="float">
            <text:p>71 779,00</text:p>
          </table:table-cell>
          <table:table-cell table:style-name="ce32" office:value-type="float" office:value="130693" calcext:value-type="float">
            <text:p>130 693,00</text:p>
          </table:table-cell>
          <table:table-cell table:style-name="ce32"/>
          <table:table-cell table:style-name="ce32" office:value-type="float" office:value="6225.5" calcext:value-type="float">
            <text:p>6 225,50</text:p>
          </table:table-cell>
          <table:table-cell table:style-name="ce32" office:value-type="float" office:value="12532" calcext:value-type="float">
            <text:p>12 532,00</text:p>
          </table:table-cell>
          <table:table-cell table:style-name="ce32" office:value-type="float" office:value="19116" calcext:value-type="float">
            <text:p>19 116,00</text:p>
          </table:table-cell>
          <table:table-cell table:style-name="ce32" office:value-type="float" office:value="12562" calcext:value-type="float">
            <text:p>12 562,00</text:p>
          </table:table-cell>
          <table:table-cell table:style-name="ce32" office:value-type="float" office:value="21298" calcext:value-type="float">
            <text:p>21 298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ZFS.</text:p>
          </table:table-cell>
          <table:table-cell office:value-type="string" calcext:value-type="string">
            <text:p>labc197</text:p>
          </table:table-cell>
          <table:table-cell office:value-type="float" office:value="44768" calcext:value-type="float">
            <text:p>44 768,00</text:p>
          </table:table-cell>
          <table:table-cell table:style-name="ce32" office:value-type="float" office:value="64463" calcext:value-type="float">
            <text:p>64 463,00</text:p>
          </table:table-cell>
          <table:table-cell table:style-name="ce32" office:value-type="float" office:value="128219" calcext:value-type="float">
            <text:p>128 219,00</text:p>
          </table:table-cell>
          <table:table-cell table:style-name="ce32"/>
          <table:table-cell table:style-name="ce32" office:value-type="float" office:value="5670" calcext:value-type="float">
            <text:p>5 670,00</text:p>
          </table:table-cell>
          <table:table-cell table:style-name="ce32" office:value-type="float" office:value="12216" calcext:value-type="float">
            <text:p>12 216,00</text:p>
          </table:table-cell>
          <table:table-cell table:style-name="ce32" office:value-type="float" office:value="19654" calcext:value-type="float">
            <text:p>19 654,00</text:p>
          </table:table-cell>
          <table:table-cell table:style-name="ce32" office:value-type="float" office:value="12347" calcext:value-type="float">
            <text:p>12 347,00</text:p>
          </table:table-cell>
          <table:table-cell table:style-name="ce32" office:value-type="float" office:value="21005" calcext:value-type="float">
            <text:p>21 005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ZFS.</text:p>
          </table:table-cell>
          <table:table-cell office:value-type="string" calcext:value-type="string">
            <text:p>labc198</text:p>
          </table:table-cell>
          <table:table-cell office:value-type="float" office:value="45794" calcext:value-type="float">
            <text:p>45 794,00</text:p>
          </table:table-cell>
          <table:table-cell table:style-name="ce32" office:value-type="float" office:value="66781" calcext:value-type="float">
            <text:p>66 781,00</text:p>
          </table:table-cell>
          <table:table-cell table:style-name="ce32" office:value-type="float" office:value="129537" calcext:value-type="float">
            <text:p>129 537,00</text:p>
          </table:table-cell>
          <table:table-cell table:style-name="ce32"/>
          <table:table-cell table:style-name="ce32" office:value-type="float" office:value="5510" calcext:value-type="float">
            <text:p>5 510,00</text:p>
          </table:table-cell>
          <table:table-cell table:style-name="ce32" office:value-type="float" office:value="12134" calcext:value-type="float">
            <text:p>12 134,00</text:p>
          </table:table-cell>
          <table:table-cell table:style-name="ce32" office:value-type="float" office:value="19654" calcext:value-type="float">
            <text:p>19 654,00</text:p>
          </table:table-cell>
          <table:table-cell table:style-name="ce32" office:value-type="float" office:value="12430" calcext:value-type="float">
            <text:p>12 430,00</text:p>
          </table:table-cell>
          <table:table-cell table:style-name="ce32" office:value-type="float" office:value="21152" calcext:value-type="float">
            <text:p>21 152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ZFS.</text:p>
          </table:table-cell>
          <table:table-cell office:value-type="string" calcext:value-type="string">
            <text:p>labc199</text:p>
          </table:table-cell>
          <table:table-cell office:value-type="float" office:value="44387" calcext:value-type="float">
            <text:p>44 387,00</text:p>
          </table:table-cell>
          <table:table-cell table:style-name="ce32" office:value-type="float" office:value="75015" calcext:value-type="float">
            <text:p>75 015,00</text:p>
          </table:table-cell>
          <table:table-cell table:style-name="ce32" office:value-type="float" office:value="128284" calcext:value-type="float">
            <text:p>128 284,00</text:p>
          </table:table-cell>
          <table:table-cell table:style-name="ce32"/>
          <table:table-cell table:style-name="ce32" office:value-type="float" office:value="6111.9" calcext:value-type="float">
            <text:p>6 111,90</text:p>
          </table:table-cell>
          <table:table-cell table:style-name="ce32" office:value-type="float" office:value="12249" calcext:value-type="float">
            <text:p>12 249,00</text:p>
          </table:table-cell>
          <table:table-cell table:style-name="ce32" office:value-type="float" office:value="18940" calcext:value-type="float">
            <text:p>18 940,00</text:p>
          </table:table-cell>
          <table:table-cell table:style-name="ce32" office:value-type="float" office:value="12556" calcext:value-type="float">
            <text:p>12 556,00</text:p>
          </table:table-cell>
          <table:table-cell table:style-name="ce32" office:value-type="float" office:value="21399" calcext:value-type="float">
            <text:p>21 399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ZFS.</text:p>
          </table:table-cell>
          <table:table-cell table:style-name="ce26" office:value-type="string" calcext:value-type="string">
            <text:p>labc193</text:p>
          </table:table-cell>
          <table:table-cell office:value-type="float" office:value="45378" calcext:value-type="float">
            <text:p>45 378,00</text:p>
          </table:table-cell>
          <table:table-cell table:style-name="ce32" office:value-type="float" office:value="65261" calcext:value-type="float">
            <text:p>65 261,00</text:p>
          </table:table-cell>
          <table:table-cell table:style-name="ce32" office:value-type="float" office:value="129734" calcext:value-type="float">
            <text:p>129 734,00</text:p>
          </table:table-cell>
          <table:table-cell table:style-name="ce38"/>
          <table:table-cell table:style-name="ce32" office:value-type="float" office:value="5567" calcext:value-type="float">
            <text:p>5 567,00</text:p>
          </table:table-cell>
          <table:table-cell table:style-name="ce32" office:value-type="float" office:value="12263" calcext:value-type="float">
            <text:p>12 263,00</text:p>
          </table:table-cell>
          <table:table-cell table:style-name="ce32" office:value-type="float" office:value="19267" calcext:value-type="float">
            <text:p>19 267,00</text:p>
          </table:table-cell>
          <table:table-cell table:style-name="ce32" office:value-type="float" office:value="12464" calcext:value-type="float">
            <text:p>12 464,00</text:p>
          </table:table-cell>
          <table:table-cell table:style-name="ce32" office:value-type="float" office:value="21135" calcext:value-type="float">
            <text:p>21 135,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3" office:value-type="string" calcext:value-type="string">
            <text:p>ZFS.</text:p>
          </table:table-cell>
          <table:table-cell table:style-name="ce19"/>
          <table:table-cell table:style-name="ce33" table:formula="of:=AVERAGE([.D47:.D53])" office:value-type="float" office:value="45549.1428571429" calcext:value-type="float">
            <text:p>45 549,14</text:p>
          </table:table-cell>
          <table:table-cell table:style-name="ce33" table:formula="of:=AVERAGE([.E47:.E53])" office:value-type="float" office:value="66496.8571428572" calcext:value-type="float">
            <text:p>66 496,86</text:p>
          </table:table-cell>
          <table:table-cell table:style-name="ce33" table:formula="of:=AVERAGE([.F47:.F53])" office:value-type="float" office:value="129420.142857143" calcext:value-type="float">
            <text:p>129 420,14</text:p>
          </table:table-cell>
          <table:table-cell table:style-name="ce33"/>
          <table:table-cell table:style-name="ce33" table:formula="of:=AVERAGE([.H47:.H53])" office:value-type="float" office:value="5707.04285714286" calcext:value-type="float">
            <text:p>5 707,04</text:p>
          </table:table-cell>
          <table:table-cell table:style-name="ce33" table:formula="of:=AVERAGE([.I47:.I53])" office:value-type="float" office:value="12303.1428571429" calcext:value-type="float">
            <text:p>12 303,14</text:p>
          </table:table-cell>
          <table:table-cell table:style-name="ce33" table:formula="of:=AVERAGE([.J47:.J53])" office:value-type="float" office:value="19429.2857142857" calcext:value-type="float">
            <text:p>19 429,29</text:p>
          </table:table-cell>
          <table:table-cell table:style-name="ce33" table:formula="of:=AVERAGE([.K47:.K53])" office:value-type="float" office:value="12470.4285714286" calcext:value-type="float">
            <text:p>12 470,43</text:p>
          </table:table-cell>
          <table:table-cell table:style-name="ce33" table:formula="of:=AVERAGE([.L47:.L53])" office:value-type="float" office:value="21178.7142857143" calcext:value-type="float">
            <text:p>21 178,71</text:p>
          </table:table-cell>
          <table:table-cell table:style-name="ce12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4" office:value-type="string" calcext:value-type="string">
            <text:p>ZFS.</text:p>
          </table:table-cell>
          <table:table-cell table:style-name="ce20"/>
          <table:table-cell table:style-name="ce34" table:formula="of:=STDEV([.D47:.D53])" office:value-type="float" office:value="777.721978724066" calcext:value-type="float">
            <text:p>777,72</text:p>
          </table:table-cell>
          <table:table-cell table:style-name="ce34" table:formula="of:=STDEV([.E47:.E53])" office:value-type="float" office:value="5250.50906828952" calcext:value-type="float">
            <text:p>5 250,51</text:p>
          </table:table-cell>
          <table:table-cell table:style-name="ce34" table:formula="of:=STDEV([.F47:.F53])" office:value-type="float" office:value="942.739523688176" calcext:value-type="float">
            <text:p>942,74</text:p>
          </table:table-cell>
          <table:table-cell table:style-name="ce39"/>
          <table:table-cell table:style-name="ce34" table:formula="of:=STDEV([.H47:.H53])" office:value-type="float" office:value="505.244306770308" calcext:value-type="float">
            <text:p>505,24</text:p>
          </table:table-cell>
          <table:table-cell table:style-name="ce34" table:formula="of:=STDEV([.I47:.I53])" office:value-type="float" office:value="160.716550248596" calcext:value-type="float">
            <text:p>160,72</text:p>
          </table:table-cell>
          <table:table-cell table:style-name="ce34" table:formula="of:=STDEV([.J47:.J53])" office:value-type="float" office:value="347.061816917253" calcext:value-type="float">
            <text:p>347,06</text:p>
          </table:table-cell>
          <table:table-cell table:style-name="ce34" table:formula="of:=STDEV([.K47:.K53])" office:value-type="float" office:value="82.2391981617386" calcext:value-type="float">
            <text:p>82,24</text:p>
          </table:table-cell>
          <table:table-cell table:style-name="ce34" table:formula="of:=STDEV([.L47:.L53])" office:value-type="float" office:value="162.57891856543" calcext:value-type="float">
            <text:p>162,58</text:p>
          </table:table-cell>
          <table:table-cell table:style-name="ce13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3" office:value-type="string" calcext:value-type="string">
            <text:p>ZFS.</text:p>
          </table:table-cell>
          <table:table-cell table:style-name="ce19"/>
          <table:table-cell table:style-name="ce33" table:formula="of:=MAX([.D47:.D53])" office:value-type="float" office:value="46696" calcext:value-type="float">
            <text:p>46 696,00</text:p>
          </table:table-cell>
          <table:table-cell table:style-name="ce33" table:formula="of:=MAX([.E47:.E53])" office:value-type="float" office:value="75015" calcext:value-type="float">
            <text:p>75 015,00</text:p>
          </table:table-cell>
          <table:table-cell table:style-name="ce33" table:formula="of:=MAX([.F47:.F53])" office:value-type="float" office:value="130693" calcext:value-type="float">
            <text:p>130 693,00</text:p>
          </table:table-cell>
          <table:table-cell table:style-name="ce40"/>
          <table:table-cell table:style-name="ce33" table:formula="of:=MAX([.H47:.H53])" office:value-type="float" office:value="6225.5" calcext:value-type="float">
            <text:p>6 225,50</text:p>
          </table:table-cell>
          <table:table-cell table:style-name="ce33" table:formula="of:=MAX([.I47:.I53])" office:value-type="float" office:value="12532" calcext:value-type="float">
            <text:p>12 532,00</text:p>
          </table:table-cell>
          <table:table-cell table:style-name="ce33" table:formula="of:=MAX([.J47:.J53])" office:value-type="float" office:value="19937" calcext:value-type="float">
            <text:p>19 937,00</text:p>
          </table:table-cell>
          <table:table-cell table:style-name="ce33" table:formula="of:=MAX([.K47:.K53])" office:value-type="float" office:value="12562" calcext:value-type="float">
            <text:p>12 562,00</text:p>
          </table:table-cell>
          <table:table-cell table:style-name="ce33" table:formula="of:=MAX([.L47:.L53])" office:value-type="float" office:value="21399" calcext:value-type="float">
            <text:p>21 399,00</text:p>
          </table:table-cell>
          <table:table-cell table:style-name="ce12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5" office:value-type="string" calcext:value-type="string">
            <text:p>ZFS.</text:p>
          </table:table-cell>
          <table:table-cell table:style-name="ce29"/>
          <table:table-cell table:style-name="ce37" table:formula="of:=MIN([.D47:.D53])" office:value-type="float" office:value="44387" calcext:value-type="float">
            <text:p>44 387,00</text:p>
          </table:table-cell>
          <table:table-cell table:style-name="ce37" table:formula="of:=MIN([.E47:.E53])" office:value-type="float" office:value="60488" calcext:value-type="float">
            <text:p>60 488,00</text:p>
          </table:table-cell>
          <table:table-cell table:style-name="ce37" table:formula="of:=MIN([.F47:.F53])" office:value-type="float" office:value="128219" calcext:value-type="float">
            <text:p>128 219,00</text:p>
          </table:table-cell>
          <table:table-cell table:style-name="ce41"/>
          <table:table-cell table:style-name="ce37" table:formula="of:=MIN([.H47:.H53])" office:value-type="float" office:value="4766" calcext:value-type="float">
            <text:p>4 766,00</text:p>
          </table:table-cell>
          <table:table-cell table:style-name="ce37" table:formula="of:=MIN([.I47:.I53])" office:value-type="float" office:value="12134" calcext:value-type="float">
            <text:p>12 134,00</text:p>
          </table:table-cell>
          <table:table-cell table:style-name="ce37" table:formula="of:=MIN([.J47:.J53])" office:value-type="float" office:value="18940" calcext:value-type="float">
            <text:p>18 940,00</text:p>
          </table:table-cell>
          <table:table-cell table:style-name="ce37" table:formula="of:=MIN([.K47:.K53])" office:value-type="float" office:value="12347" calcext:value-type="float">
            <text:p>12 347,00</text:p>
          </table:table-cell>
          <table:table-cell table:style-name="ce37" table:formula="of:=MIN([.L47:.L53])" office:value-type="float" office:value="20960" calcext:value-type="float">
            <text:p>20 960,00</text:p>
          </table:table-cell>
          <table:table-cell table:style-name="ce14" table:number-columns-repeated="1012"/>
        </table:table-row>
        <table:table-row table:style-name="ro1">
          <table:table-cell/>
          <table:table-cell table:style-name="ce22"/>
          <table:table-cell table:number-columns-repeated="2"/>
          <table:table-cell table:style-name="ce32" table:number-columns-repeated="2"/>
          <table:table-cell/>
          <table:table-cell table:style-name="ce32" table:number-columns-repeated="5"/>
          <table:table-cell table:number-columns-repeated="1012"/>
        </table:table-row>
        <table:table-row table:style-name="ro1" table:number-rows-repeated="4">
          <table:table-cell/>
          <table:table-cell table:style-name="ce22"/>
          <table:table-cell table:number-columns-repeated="2"/>
          <table:table-cell table:style-name="ce32" table:number-columns-repeated="8"/>
          <table:table-cell table:number-columns-repeated="1012"/>
        </table:table-row>
        <table:table-row table:style-name="ro1" table:number-rows-repeated="4">
          <table:table-cell/>
          <table:table-cell table:style-name="Default"/>
          <table:table-cell table:number-columns-repeated="2"/>
          <table:table-cell table:style-name="ce32" table:number-columns-repeated="8"/>
          <table:table-cell table:number-columns-repeated="101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ce32" table:number-columns-repeated="8"/>
          <table:table-cell table:number-columns-repeated="1012"/>
        </table:table-row>
        <table:table-row table:style-name="ro1" table:number-rows-repeated="30">
          <table:table-cell table:number-columns-repeated="2"/>
          <table:table-cell table:style-name="Default"/>
          <table:table-cell/>
          <table:table-cell table:style-name="ce32" table:number-columns-repeated="8"/>
          <table:table-cell table:number-columns-repeated="1012"/>
        </table:table-row>
        <table:table-row table:style-name="ro1" table:number-rows-repeated="15">
          <table:table-cell table:number-columns-repeated="4"/>
          <table:table-cell table:style-name="ce32" table:number-columns-repeated="8"/>
          <table:table-cell table:number-columns-repeated="1012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programem Bonnie++ (FreeBSD)" table:style-name="ta1">
        <table:shapes>
          <draw:frame draw:z-index="0" draw:style-name="gr1" draw:text-style-name="P1" svg:width="159.99mm" svg:height="89.99mm" svg:x="0.44mm" svg:y="258.1mm">
            <loext:p draw:notify-on-update-of-ranges=" 'Test programem Bonnie++ (FreeBSD)'.D10:'Test programem Bonnie++ (FreeBSD)'.D10  'Test programem Bonnie++ (FreeBSD)'.D21:'Test programem Bonnie++ (FreeBSD)'.D21  'Test programem Bonnie++ (FreeBSD)'.D43:'Test programem Bonnie++ (FreeBSD)'.D43  'Test programem Bonnie++ (FreeBSD)'.D54:'Test programem Bonnie++ (FreeBSD)'.D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58.71mm" svg:y="258.16mm">
            <loext:p draw:notify-on-update-of-ranges=" 'Test programem Bonnie++ (FreeBSD)'.F10:'Test programem Bonnie++ (FreeBSD)'.F10  'Test programem Bonnie++ (FreeBSD)'.F21:'Test programem Bonnie++ (FreeBSD)'.F21  'Test programem Bonnie++ (FreeBSD)'.F43:'Test programem Bonnie++ (FreeBSD)'.F43  'Test programem Bonnie++ (FreeBSD)'.F54:'Test programem Bonnie++ (FreeBSD)'.F5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0.17mm" svg:y="347.86mm">
            <loext:p draw:notify-on-update-of-ranges=" 'Test programem Bonnie++ (FreeBSD)'.I43:'Test programem Bonnie++ (FreeBSD)'.I43  'Test programem Bonnie++ (FreeBSD)'.K43:'Test programem Bonnie++ (FreeBSD)'.K43  'Test programem Bonnie++ (FreeBSD)'.I54:'Test programem Bonnie++ (FreeBSD)'.I54  'Test programem Bonnie++ (FreeBSD)'.K54:'Test programem Bonnie++ (FreeBSD)'.K5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84.52mm" svg:height="89.99mm" svg:x="158.83mm" svg:y="347.36mm">
            <loext:p draw:notify-on-update-of-ranges=" 'Test programem Bonnie++ (FreeBSD)'.I10:'Test programem Bonnie++ (FreeBSD)'.I10  'Test programem Bonnie++ (FreeBSD)'.J10:'Test programem Bonnie++ (FreeBSD)'.J10  'Test programem Bonnie++ (FreeBSD)'.K10:'Test programem Bonnie++ (FreeBSD)'.K10  'Test programem Bonnie++ (FreeBSD)'.L10:'Test programem Bonnie++ (FreeBSD)'.L10  'Test programem Bonnie++ (FreeBSD)'.I21:'Test programem Bonnie++ (FreeBSD)'.I21  'Test programem Bonnie++ (FreeBSD)'.J21:'Test programem Bonnie++ (FreeBSD)'.J21  'Test programem Bonnie++ (FreeBSD)'.K21:'Test programem Bonnie++ (FreeBSD)'.K21  'Test programem Bonnie++ (FreeBSD)'.L21:'Test programem Bonnie++ (FreeBSD)'.L2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ce26"/>
        <table:table-column table:style-name="co8" table:default-cell-style-name="ce18"/>
        <table:table-column table:style-name="co15" table:default-cell-style-name="ce32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number-columns-repeated="1012" table:default-cell-style-name="Default"/>
        <table:table-row table:style-name="ro1">
          <table:table-cell table:style-name="ce12"/>
          <table:table-cell table:style-name="ce16" office:value-type="string" calcext:value-type="string" table:number-columns-spanned="1" table:number-rows-spanned="2">
            <text:p>System plików</text:p>
          </table:table-cell>
          <table:table-cell table:style-name="ce17" office:value-type="string" calcext:value-type="string" table:number-columns-spanned="1" table:number-rows-spanned="2">
            <text:p>Nazwa komputera</text:p>
          </table:table-cell>
          <table:table-cell table:style-name="ce30" office:value-type="string" calcext:value-type="string" table:number-columns-spanned="2" table:number-rows-spanned="1">
            <text:p>Zapis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Odczyt</text:p>
          </table:table-cell>
          <table:covered-table-cell table:style-name="ce30"/>
          <table:table-cell table:style-name="ce30" office:value-type="string" calcext:value-type="string">
            <text:p>Odczyt podczas przeskoków</text:p>
          </table:table-cell>
          <table:table-cell table:style-name="ce30" office:value-type="string" calcext:value-type="string" table:number-columns-spanned="2" table:number-rows-spanned="1">
            <text:p>Operacje na plikach (sekwencyjne)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Operacje na plikach (losowo)</text:p>
          </table:table-cell>
          <table:covered-table-cell table:style-name="ce12"/>
          <table:table-cell table:style-name="ce12" table:number-columns-repeated="1012"/>
        </table:table-row>
        <table:table-row table:style-name="ro1">
          <table:table-cell table:style-name="ce11"/>
          <table:covered-table-cell table:style-name="ce17"/>
          <table:covered-table-cell table:style-name="ce16"/>
          <table:table-cell table:style-name="ce31" office:value-type="string" calcext:value-type="string">
            <text:p>znak po znaku (K/sec)</text:p>
          </table:table-cell>
          <table:table-cell table:style-name="ce31" office:value-type="string" calcext:value-type="string">
            <text:p>blokami (K/sec)</text:p>
          </table:table-cell>
          <table:table-cell table:style-name="ce31" office:value-type="string" calcext:value-type="string">
            <text:p>znak po znaku (K/sec)</text:p>
          </table:table-cell>
          <table:table-cell table:style-name="ce31" office:value-type="string" calcext:value-type="string">
            <text:p>blokami (K/sec)</text:p>
          </table:table-cell>
          <table:table-cell table:style-name="ce31" office:value-type="string" calcext:value-type="string">
            <text:p>(/sec)</text:p>
          </table:table-cell>
          <table:table-cell table:style-name="ce31" office:value-type="string" calcext:value-type="string">
            <text:p>Tworzenie plików (/sec)</text:p>
          </table:table-cell>
          <table:table-cell table:style-name="ce31" office:value-type="string" calcext:value-type="string">
            <text:p>Usuwanie plików (/sec)</text:p>
          </table:table-cell>
          <table:table-cell table:style-name="ce31" office:value-type="string" calcext:value-type="string">
            <text:p>Tworzenie plików (/sec)</text:p>
          </table:table-cell>
          <table:table-cell table:style-name="ce31" office:value-type="string" calcext:value-type="string">
            <text:p>Usuwanie plików (/sec)</text:p>
          </table:table-cell>
          <table:table-cell table:style-name="ce11" table:number-columns-repeated="1012"/>
        </table:table-row>
        <table:table-row table:style-name="ro1">
          <table:table-cell/>
          <table:table-cell table:style-name="ce18" office:value-type="string" calcext:value-type="string">
            <text:p>ext2.</text:p>
          </table:table-cell>
          <table:table-cell table:style-name="ce26" office:value-type="string" calcext:value-type="string">
            <text:p>labc193</text:p>
          </table:table-cell>
          <table:table-cell office:value-type="float" office:value="40316" calcext:value-type="float">
            <text:p>40 316,00</text:p>
          </table:table-cell>
          <table:table-cell table:style-name="ce32" office:value-type="float" office:value="80028" calcext:value-type="float">
            <text:p>80 028,00</text:p>
          </table:table-cell>
          <table:table-cell table:style-name="ce32" office:value-type="float" office:value="96626" calcext:value-type="float">
            <text:p>96 626,00</text:p>
          </table:table-cell>
          <table:table-cell table:style-name="ce32" office:value-type="float" office:value="254606" calcext:value-type="float">
            <text:p>254 606,00</text:p>
          </table:table-cell>
          <table:table-cell table:style-name="ce32"/>
          <table:table-cell table:style-name="ce32" office:value-type="float" office:value="1045" calcext:value-type="float">
            <text:p>1 045,00</text:p>
          </table:table-cell>
          <table:table-cell table:style-name="ce32" office:value-type="float" office:value="2432" calcext:value-type="float">
            <text:p>2 432,00</text:p>
          </table:table-cell>
          <table:table-cell table:style-name="ce32" office:value-type="float" office:value="1062" calcext:value-type="float">
            <text:p>1 062,00</text:p>
          </table:table-cell>
          <table:table-cell table:style-name="ce32" office:value-type="float" office:value="1992" calcext:value-type="float">
            <text:p>1 992,00</text:p>
          </table:table-cell>
          <table:table-cell table:number-columns-repeated="1012"/>
        </table:table-row>
        <table:table-row table:style-name="ro1">
          <table:table-cell/>
          <table:table-cell table:style-name="ce18" office:value-type="string" calcext:value-type="string">
            <text:p>ext2.</text:p>
          </table:table-cell>
          <table:table-cell table:style-name="ce26" office:value-type="string" calcext:value-type="string">
            <text:p>labc199</text:p>
          </table:table-cell>
          <table:table-cell office:value-type="float" office:value="71335" calcext:value-type="float">
            <text:p>71 335,00</text:p>
          </table:table-cell>
          <table:table-cell table:style-name="ce32" office:value-type="float" office:value="132801" calcext:value-type="float">
            <text:p>132 801,00</text:p>
          </table:table-cell>
          <table:table-cell table:style-name="ce32" office:value-type="float" office:value="137632" calcext:value-type="float">
            <text:p>137 632,00</text:p>
          </table:table-cell>
          <table:table-cell table:style-name="ce32" table:number-columns-repeated="2"/>
          <table:table-cell table:style-name="ce32" office:value-type="float" office:value="2245" calcext:value-type="float">
            <text:p>2 245,00</text:p>
          </table:table-cell>
          <table:table-cell table:style-name="ce32" office:value-type="float" office:value="5172" calcext:value-type="float">
            <text:p>5 172,00</text:p>
          </table:table-cell>
          <table:table-cell table:style-name="ce32" office:value-type="float" office:value="2194" calcext:value-type="float">
            <text:p>2 194,00</text:p>
          </table:table-cell>
          <table:table-cell table:style-name="ce32" office:value-type="float" office:value="4137" calcext:value-type="float">
            <text:p>4 137,00</text:p>
          </table:table-cell>
          <table:table-cell table:number-columns-repeated="1012"/>
        </table:table-row>
        <table:table-row table:style-name="ro1">
          <table:table-cell/>
          <table:table-cell table:style-name="ce18" office:value-type="string" calcext:value-type="string">
            <text:p>ext2.</text:p>
          </table:table-cell>
          <table:table-cell table:style-name="ce26" office:value-type="string" calcext:value-type="string">
            <text:p>labc197</text:p>
          </table:table-cell>
          <table:table-cell office:value-type="float" office:value="22569" calcext:value-type="float">
            <text:p>22 569,00</text:p>
          </table:table-cell>
          <table:table-cell table:style-name="ce32" office:value-type="float" office:value="42631" calcext:value-type="float">
            <text:p>42 631,00</text:p>
          </table:table-cell>
          <table:table-cell table:style-name="ce32" office:value-type="float" office:value="143048" calcext:value-type="float">
            <text:p>143 048,00</text:p>
          </table:table-cell>
          <table:table-cell table:style-name="ce32" table:number-columns-repeated="2"/>
          <table:table-cell table:style-name="ce32" office:value-type="float" office:value="2039" calcext:value-type="float">
            <text:p>2 039,00</text:p>
          </table:table-cell>
          <table:table-cell table:style-name="ce32" office:value-type="float" office:value="4810" calcext:value-type="float">
            <text:p>4 810,00</text:p>
          </table:table-cell>
          <table:table-cell table:style-name="ce32" office:value-type="float" office:value="2094" calcext:value-type="float">
            <text:p>2 094,00</text:p>
          </table:table-cell>
          <table:table-cell table:style-name="ce32" office:value-type="float" office:value="3837" calcext:value-type="float">
            <text:p>3 837,00</text:p>
          </table:table-cell>
          <table:table-cell table:number-columns-repeated="1012"/>
        </table:table-row>
        <table:table-row table:style-name="ro1">
          <table:table-cell/>
          <table:table-cell table:style-name="ce18" office:value-type="string" calcext:value-type="string">
            <text:p>ext2.</text:p>
          </table:table-cell>
          <table:table-cell table:style-name="ce26" office:value-type="string" calcext:value-type="string">
            <text:p>labc194</text:p>
          </table:table-cell>
          <table:table-cell office:value-type="float" office:value="36358" calcext:value-type="float">
            <text:p>36 358,00</text:p>
          </table:table-cell>
          <table:table-cell table:style-name="ce32" office:value-type="float" office:value="72420" calcext:value-type="float">
            <text:p>72 420,00</text:p>
          </table:table-cell>
          <table:table-cell table:style-name="ce32" office:value-type="float" office:value="91965" calcext:value-type="float">
            <text:p>91 965,00</text:p>
          </table:table-cell>
          <table:table-cell table:style-name="ce32" office:value-type="float" office:value="254253" calcext:value-type="float">
            <text:p>254 253,00</text:p>
          </table:table-cell>
          <table:table-cell table:style-name="ce32"/>
          <table:table-cell table:style-name="ce32" office:value-type="float" office:value="1071" calcext:value-type="float">
            <text:p>1 071,00</text:p>
          </table:table-cell>
          <table:table-cell table:style-name="ce32" office:value-type="float" office:value="2388" calcext:value-type="float">
            <text:p>2 388,00</text:p>
          </table:table-cell>
          <table:table-cell table:style-name="ce32" office:value-type="float" office:value="1050" calcext:value-type="float">
            <text:p>1 050,00</text:p>
          </table:table-cell>
          <table:table-cell table:style-name="ce32" office:value-type="float" office:value="2067" calcext:value-type="float">
            <text:p>2 067,00</text:p>
          </table:table-cell>
          <table:table-cell table:number-columns-repeated="1012"/>
        </table:table-row>
        <table:table-row table:style-name="ro1">
          <table:table-cell/>
          <table:table-cell table:style-name="ce18" office:value-type="string" calcext:value-type="string">
            <text:p>ext2.</text:p>
          </table:table-cell>
          <table:table-cell table:style-name="ce26" office:value-type="string" calcext:value-type="string">
            <text:p>labc198</text:p>
          </table:table-cell>
          <table:table-cell office:value-type="float" office:value="47120" calcext:value-type="float">
            <text:p>47 120,00</text:p>
          </table:table-cell>
          <table:table-cell table:style-name="ce32" office:value-type="float" office:value="100843" calcext:value-type="float">
            <text:p>100 843,00</text:p>
          </table:table-cell>
          <table:table-cell table:style-name="ce32" office:value-type="float" office:value="140879" calcext:value-type="float">
            <text:p>140 879,00</text:p>
          </table:table-cell>
          <table:table-cell table:style-name="ce32" table:number-columns-repeated="2"/>
          <table:table-cell table:style-name="ce32" office:value-type="float" office:value="1881" calcext:value-type="float">
            <text:p>1 881,00</text:p>
          </table:table-cell>
          <table:table-cell table:style-name="ce32" office:value-type="float" office:value="4207" calcext:value-type="float">
            <text:p>4 207,00</text:p>
          </table:table-cell>
          <table:table-cell table:style-name="ce32" office:value-type="float" office:value="1817" calcext:value-type="float">
            <text:p>1 817,00</text:p>
          </table:table-cell>
          <table:table-cell table:style-name="ce32" office:value-type="float" office:value="3213" calcext:value-type="float">
            <text:p>3 213,00</text:p>
          </table:table-cell>
          <table:table-cell table:number-columns-repeated="1012"/>
        </table:table-row>
        <table:table-row table:style-name="ro1">
          <table:table-cell/>
          <table:table-cell table:style-name="ce18" office:value-type="string" calcext:value-type="string">
            <text:p>ext2.</text:p>
          </table:table-cell>
          <table:table-cell table:style-name="ce26" office:value-type="string" calcext:value-type="string">
            <text:p>labc192</text:p>
          </table:table-cell>
          <table:table-cell office:value-type="float" office:value="37364" calcext:value-type="float">
            <text:p>37 364,00</text:p>
          </table:table-cell>
          <table:table-cell table:style-name="ce32" office:value-type="float" office:value="58361" calcext:value-type="float">
            <text:p>58 361,00</text:p>
          </table:table-cell>
          <table:table-cell table:style-name="ce32" office:value-type="float" office:value="148327" calcext:value-type="float">
            <text:p>148 327,00</text:p>
          </table:table-cell>
          <table:table-cell table:style-name="ce32"/>
          <table:table-cell table:style-name="ce32" office:value-type="float" office:value="13462.2" calcext:value-type="float">
            <text:p>13 462,20</text:p>
          </table:table-cell>
          <table:table-cell table:style-name="ce32" office:value-type="float" office:value="1782" calcext:value-type="float">
            <text:p>1 782,00</text:p>
          </table:table-cell>
          <table:table-cell table:style-name="ce32" office:value-type="float" office:value="5079" calcext:value-type="float">
            <text:p>5 079,00</text:p>
          </table:table-cell>
          <table:table-cell table:style-name="ce32" office:value-type="float" office:value="1728" calcext:value-type="float">
            <text:p>1 728,00</text:p>
          </table:table-cell>
          <table:table-cell table:style-name="ce32" office:value-type="float" office:value="3070" calcext:value-type="float">
            <text:p>3 070,00</text:p>
          </table:table-cell>
          <table:table-cell table:number-columns-repeated="1012"/>
        </table:table-row>
        <table:table-row table:style-name="ro1">
          <table:table-cell/>
          <table:table-cell table:style-name="ce18" office:value-type="string" calcext:value-type="string">
            <text:p>ext2.</text:p>
          </table:table-cell>
          <table:table-cell table:style-name="ce26" office:value-type="string" calcext:value-type="string">
            <text:p>labc195</text:p>
          </table:table-cell>
          <table:table-cell office:value-type="float" office:value="50009" calcext:value-type="float">
            <text:p>50 009,00</text:p>
          </table:table-cell>
          <table:table-cell table:style-name="ce32" office:value-type="float" office:value="33988" calcext:value-type="float">
            <text:p>33 988,00</text:p>
          </table:table-cell>
          <table:table-cell table:style-name="ce32" office:value-type="float" office:value="94151" calcext:value-type="float">
            <text:p>94 151,00</text:p>
          </table:table-cell>
          <table:table-cell table:style-name="ce32" office:value-type="float" office:value="245265" calcext:value-type="float">
            <text:p>245 265,00</text:p>
          </table:table-cell>
          <table:table-cell table:style-name="ce32"/>
          <table:table-cell table:style-name="ce32" office:value-type="float" office:value="1064" calcext:value-type="float">
            <text:p>1 064,00</text:p>
          </table:table-cell>
          <table:table-cell table:style-name="ce32" office:value-type="float" office:value="2352" calcext:value-type="float">
            <text:p>2 352,00</text:p>
          </table:table-cell>
          <table:table-cell table:style-name="ce32" office:value-type="float" office:value="1009" calcext:value-type="float">
            <text:p>1 009,00</text:p>
          </table:table-cell>
          <table:table-cell table:style-name="ce32" office:value-type="float" office:value="2056" calcext:value-type="float">
            <text:p>2 056,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19" office:value-type="string" calcext:value-type="string">
            <text:p>ext2.</text:p>
          </table:table-cell>
          <table:table-cell table:style-name="ce27"/>
          <table:table-cell table:style-name="ce33" table:formula="of:=AVERAGE([.D3:.D9])" office:value-type="float" office:value="43581.5714285714" calcext:value-type="float">
            <text:p>43 581,57</text:p>
          </table:table-cell>
          <table:table-cell table:style-name="ce33" table:formula="of:=AVERAGE([.E3:.E9])" office:value-type="float" office:value="74438.8571428572" calcext:value-type="float">
            <text:p>74 438,86</text:p>
          </table:table-cell>
          <table:table-cell table:style-name="ce33" table:formula="of:=AVERAGE([.F3:.F9])" office:value-type="float" office:value="121804" calcext:value-type="float">
            <text:p>121 804,00</text:p>
          </table:table-cell>
          <table:table-cell table:style-name="ce33" table:formula="of:=AVERAGE([.G3:.G9])" office:value-type="float" office:value="251374.666666667" calcext:value-type="float">
            <text:p>251 374,67</text:p>
          </table:table-cell>
          <table:table-cell table:style-name="ce33" table:formula="of:=AVERAGE([.H3:.H9])" office:value-type="float" office:value="13462.2" calcext:value-type="float">
            <text:p>13 462,20</text:p>
          </table:table-cell>
          <table:table-cell table:style-name="ce33" table:formula="of:=AVERAGE([.I3:.I9])" office:value-type="float" office:value="1589.57142857143" calcext:value-type="float">
            <text:p>1 589,57</text:p>
          </table:table-cell>
          <table:table-cell table:style-name="ce33" table:formula="of:=AVERAGE([.J3:.J9])" office:value-type="float" office:value="3777.14285714286" calcext:value-type="float">
            <text:p>3 777,14</text:p>
          </table:table-cell>
          <table:table-cell table:style-name="ce33" table:formula="of:=AVERAGE([.K3:.K9])" office:value-type="float" office:value="1564.85714285714" calcext:value-type="float">
            <text:p>1 564,86</text:p>
          </table:table-cell>
          <table:table-cell table:style-name="ce33" table:formula="of:=AVERAGE([.L3:.L9])" office:value-type="float" office:value="2910.28571428571" calcext:value-type="float">
            <text:p>2 910,29</text:p>
          </table:table-cell>
          <table:table-cell table:style-name="ce12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0" office:value-type="string" calcext:value-type="string">
            <text:p>ext2.</text:p>
          </table:table-cell>
          <table:table-cell table:style-name="ce28"/>
          <table:table-cell table:style-name="ce34" table:formula="of:=STDEV([.D3:.D9])" office:value-type="float" office:value="15094.7861070983" calcext:value-type="float">
            <text:p>15 094,79</text:p>
          </table:table-cell>
          <table:table-cell table:style-name="ce34" table:formula="of:=STDEV([.E3:.E9])" office:value-type="float" office:value="34266.4604991945" calcext:value-type="float">
            <text:p>34 266,46</text:p>
          </table:table-cell>
          <table:table-cell table:style-name="ce34" table:formula="of:=STDEV([.F3:.F9])" office:value-type="float" office:value="26006.8718098377" calcext:value-type="float">
            <text:p>26 006,87</text:p>
          </table:table-cell>
          <table:table-cell table:style-name="ce34" table:formula="of:=STDEV([.G3:.G9])" office:value-type="float" office:value="5294.06954368124" calcext:value-type="float">
            <text:p>5 294,07</text:p>
          </table:table-cell>
          <table:table-cell table:style-name="ce34" office:value-type="string" calcext:value-type="string">
            <text:p>-</text:p>
          </table:table-cell>
          <table:table-cell table:style-name="ce34" table:formula="of:=STDEV([.I3:.I9])" office:value-type="float" office:value="515.627726544018" calcext:value-type="float">
            <text:p>515,63</text:p>
          </table:table-cell>
          <table:table-cell table:style-name="ce34" table:formula="of:=STDEV([.J3:.J9])" office:value-type="float" office:value="1333.05344086067" calcext:value-type="float">
            <text:p>1 333,05</text:p>
          </table:table-cell>
          <table:table-cell table:style-name="ce34" table:formula="of:=STDEV([.K3:.K9])" office:value-type="float" office:value="515.254768236526" calcext:value-type="float">
            <text:p>515,25</text:p>
          </table:table-cell>
          <table:table-cell table:style-name="ce34" table:formula="of:=STDEV([.L3:.L9])" office:value-type="float" office:value="891.156124422224" calcext:value-type="float">
            <text:p>891,16</text:p>
          </table:table-cell>
          <table:table-cell table:style-name="ce13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19" office:value-type="string" calcext:value-type="string">
            <text:p>ext2.</text:p>
          </table:table-cell>
          <table:table-cell table:style-name="ce19"/>
          <table:table-cell table:style-name="ce33" table:formula="of:=MAX([.D3:.D9])" office:value-type="float" office:value="71335" calcext:value-type="float">
            <text:p>71 335,00</text:p>
          </table:table-cell>
          <table:table-cell table:style-name="ce33" table:formula="of:=MAX([.E3:.E9])" office:value-type="float" office:value="132801" calcext:value-type="float">
            <text:p>132 801,00</text:p>
          </table:table-cell>
          <table:table-cell table:style-name="ce33" table:formula="of:=MAX([.F3:.F9])" office:value-type="float" office:value="148327" calcext:value-type="float">
            <text:p>148 327,00</text:p>
          </table:table-cell>
          <table:table-cell table:style-name="ce33" table:formula="of:=MAX([.G3:.G9])" office:value-type="float" office:value="254606" calcext:value-type="float">
            <text:p>254 606,00</text:p>
          </table:table-cell>
          <table:table-cell table:style-name="ce33" table:formula="of:=MAX([.H3:.H9])" office:value-type="float" office:value="13462.2" calcext:value-type="float">
            <text:p>13 462,20</text:p>
          </table:table-cell>
          <table:table-cell table:style-name="ce33" table:formula="of:=MAX([.I3:.I9])" office:value-type="float" office:value="2245" calcext:value-type="float">
            <text:p>2 245,00</text:p>
          </table:table-cell>
          <table:table-cell table:style-name="ce33" table:formula="of:=MAX([.J3:.J9])" office:value-type="float" office:value="5172" calcext:value-type="float">
            <text:p>5 172,00</text:p>
          </table:table-cell>
          <table:table-cell table:style-name="ce33" table:formula="of:=MAX([.K3:.K9])" office:value-type="float" office:value="2194" calcext:value-type="float">
            <text:p>2 194,00</text:p>
          </table:table-cell>
          <table:table-cell table:style-name="ce33" table:formula="of:=MAX([.L3:.L9])" office:value-type="float" office:value="4137" calcext:value-type="float">
            <text:p>4 137,00</text:p>
          </table:table-cell>
          <table:table-cell table:style-name="ce12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9" office:value-type="string" calcext:value-type="string">
            <text:p>ext2.</text:p>
          </table:table-cell>
          <table:table-cell table:style-name="ce29"/>
          <table:table-cell table:style-name="ce37" table:formula="of:=MIN([.D3:.D9])" office:value-type="float" office:value="22569" calcext:value-type="float">
            <text:p>22 569,00</text:p>
          </table:table-cell>
          <table:table-cell table:style-name="ce37" table:formula="of:=MIN([.E3:.E9])" office:value-type="float" office:value="33988" calcext:value-type="float">
            <text:p>33 988,00</text:p>
          </table:table-cell>
          <table:table-cell table:style-name="ce37" table:formula="of:=MIN([.F3:.F9])" office:value-type="float" office:value="91965" calcext:value-type="float">
            <text:p>91 965,00</text:p>
          </table:table-cell>
          <table:table-cell table:style-name="ce37" table:formula="of:=MIN([.G3:.G9])" office:value-type="float" office:value="245265" calcext:value-type="float">
            <text:p>245 265,00</text:p>
          </table:table-cell>
          <table:table-cell table:style-name="ce37" table:formula="of:=MIN([.H3:.H9])" office:value-type="float" office:value="13462.2" calcext:value-type="float">
            <text:p>13 462,20</text:p>
          </table:table-cell>
          <table:table-cell table:style-name="ce37" table:formula="of:=MIN([.I3:.I9])" office:value-type="float" office:value="1045" calcext:value-type="float">
            <text:p>1 045,00</text:p>
          </table:table-cell>
          <table:table-cell table:style-name="ce37" table:formula="of:=MIN([.J3:.J9])" office:value-type="float" office:value="2352" calcext:value-type="float">
            <text:p>2 352,00</text:p>
          </table:table-cell>
          <table:table-cell table:style-name="ce37" table:formula="of:=MIN([.K3:.K9])" office:value-type="float" office:value="1009" calcext:value-type="float">
            <text:p>1 009,00</text:p>
          </table:table-cell>
          <table:table-cell table:style-name="ce37" table:formula="of:=MIN([.L3:.L9])" office:value-type="float" office:value="1992" calcext:value-type="float">
            <text:p>1 992,00</text:p>
          </table:table-cell>
          <table:table-cell table:style-name="ce14" table:number-columns-repeated="1012"/>
        </table:table-row>
        <table:table-row table:style-name="ro1">
          <table:table-cell/>
          <table:table-cell table:style-name="ce22" office:value-type="string" calcext:value-type="string">
            <text:p>ext3.</text:p>
          </table:table-cell>
          <table:table-cell table:style-name="ce26" office:value-type="string" calcext:value-type="string">
            <text:p>labc193</text:p>
          </table:table-cell>
          <table:table-cell table:style-name="ce36" office:value-type="float" office:value="66321" calcext:value-type="float">
            <text:p>66 321,00</text:p>
          </table:table-cell>
          <table:table-cell table:style-name="ce32" office:value-type="float" office:value="90715" calcext:value-type="float">
            <text:p>90 715,00</text:p>
          </table:table-cell>
          <table:table-cell table:style-name="ce32" office:value-type="float" office:value="96426" calcext:value-type="float">
            <text:p>96 426,00</text:p>
          </table:table-cell>
          <table:table-cell table:style-name="ce32" office:value-type="float" office:value="252646" calcext:value-type="float">
            <text:p>252 646,00</text:p>
          </table:table-cell>
          <table:table-cell table:style-name="ce32"/>
          <table:table-cell table:style-name="ce32" office:value-type="float" office:value="1061" calcext:value-type="float">
            <text:p>1 061,00</text:p>
          </table:table-cell>
          <table:table-cell table:style-name="ce32" office:value-type="float" office:value="2341" calcext:value-type="float">
            <text:p>2 341,00</text:p>
          </table:table-cell>
          <table:table-cell table:style-name="ce32" office:value-type="float" office:value="1066" calcext:value-type="float">
            <text:p>1 066,00</text:p>
          </table:table-cell>
          <table:table-cell table:style-name="ce32" office:value-type="float" office:value="1994" calcext:value-type="float">
            <text:p>1 994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3.</text:p>
          </table:table-cell>
          <table:table-cell table:style-name="ce26" office:value-type="string" calcext:value-type="string">
            <text:p>labc199</text:p>
          </table:table-cell>
          <table:table-cell office:value-type="float" office:value="75564" calcext:value-type="float">
            <text:p>75 564,00</text:p>
          </table:table-cell>
          <table:table-cell table:style-name="ce32" office:value-type="float" office:value="154372" calcext:value-type="float">
            <text:p>154 372,00</text:p>
          </table:table-cell>
          <table:table-cell table:style-name="ce32" office:value-type="float" office:value="139464" calcext:value-type="float">
            <text:p>139 464,00</text:p>
          </table:table-cell>
          <table:table-cell table:style-name="ce32" table:number-columns-repeated="2"/>
          <table:table-cell table:style-name="ce32" office:value-type="float" office:value="2194" calcext:value-type="float">
            <text:p>2 194,00</text:p>
          </table:table-cell>
          <table:table-cell table:style-name="ce32" office:value-type="float" office:value="5175" calcext:value-type="float">
            <text:p>5 175,00</text:p>
          </table:table-cell>
          <table:table-cell table:style-name="ce32" office:value-type="float" office:value="2311" calcext:value-type="float">
            <text:p>2 311,00</text:p>
          </table:table-cell>
          <table:table-cell table:style-name="ce32" office:value-type="float" office:value="4087" calcext:value-type="float">
            <text:p>4 087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3.</text:p>
          </table:table-cell>
          <table:table-cell table:style-name="ce26" office:value-type="string" calcext:value-type="string">
            <text:p>labc197</text:p>
          </table:table-cell>
          <table:table-cell office:value-type="float" office:value="62729" calcext:value-type="float">
            <text:p>62 729,00</text:p>
          </table:table-cell>
          <table:table-cell table:style-name="ce32" office:value-type="float" office:value="130216" calcext:value-type="float">
            <text:p>130 216,00</text:p>
          </table:table-cell>
          <table:table-cell table:style-name="ce32" office:value-type="float" office:value="142714" calcext:value-type="float">
            <text:p>142 714,00</text:p>
          </table:table-cell>
          <table:table-cell table:style-name="ce32" table:number-columns-repeated="2"/>
          <table:table-cell table:style-name="ce32" office:value-type="float" office:value="2038" calcext:value-type="float">
            <text:p>2 038,00</text:p>
          </table:table-cell>
          <table:table-cell table:style-name="ce32" office:value-type="float" office:value="4569" calcext:value-type="float">
            <text:p>4 569,00</text:p>
          </table:table-cell>
          <table:table-cell table:style-name="ce32" office:value-type="float" office:value="2085" calcext:value-type="float">
            <text:p>2 085,00</text:p>
          </table:table-cell>
          <table:table-cell table:style-name="ce32" office:value-type="float" office:value="3439" calcext:value-type="float">
            <text:p>3 439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3.</text:p>
          </table:table-cell>
          <table:table-cell table:style-name="ce26" office:value-type="string" calcext:value-type="string">
            <text:p>labc194</text:p>
          </table:table-cell>
          <table:table-cell office:value-type="float" office:value="70980" calcext:value-type="float">
            <text:p>70 980,00</text:p>
          </table:table-cell>
          <table:table-cell table:style-name="ce32" office:value-type="float" office:value="92007" calcext:value-type="float">
            <text:p>92 007,00</text:p>
          </table:table-cell>
          <table:table-cell table:style-name="ce32" office:value-type="float" office:value="96266" calcext:value-type="float">
            <text:p>96 266,00</text:p>
          </table:table-cell>
          <table:table-cell table:style-name="ce32" office:value-type="float" office:value="254268" calcext:value-type="float">
            <text:p>254 268,00</text:p>
          </table:table-cell>
          <table:table-cell table:style-name="ce32"/>
          <table:table-cell table:style-name="ce32" office:value-type="float" office:value="1086" calcext:value-type="float">
            <text:p>1 086,00</text:p>
          </table:table-cell>
          <table:table-cell table:style-name="ce32" office:value-type="float" office:value="2381" calcext:value-type="float">
            <text:p>2 381,00</text:p>
          </table:table-cell>
          <table:table-cell table:style-name="ce32" office:value-type="float" office:value="1079" calcext:value-type="float">
            <text:p>1 079,00</text:p>
          </table:table-cell>
          <table:table-cell table:style-name="ce32" office:value-type="float" office:value="2080" calcext:value-type="float">
            <text:p>2 080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3.</text:p>
          </table:table-cell>
          <table:table-cell table:style-name="ce26" office:value-type="string" calcext:value-type="string">
            <text:p>labc198</text:p>
          </table:table-cell>
          <table:table-cell office:value-type="float" office:value="75105" calcext:value-type="float">
            <text:p>75 105,00</text:p>
          </table:table-cell>
          <table:table-cell table:style-name="ce32" office:value-type="float" office:value="157042" calcext:value-type="float">
            <text:p>157 042,00</text:p>
          </table:table-cell>
          <table:table-cell table:style-name="ce32" office:value-type="float" office:value="137759" calcext:value-type="float">
            <text:p>137 759,00</text:p>
          </table:table-cell>
          <table:table-cell table:style-name="ce32" table:number-columns-repeated="2"/>
          <table:table-cell table:style-name="ce32" office:value-type="float" office:value="1992" calcext:value-type="float">
            <text:p>1 992,00</text:p>
          </table:table-cell>
          <table:table-cell table:style-name="ce32" office:value-type="float" office:value="4726" calcext:value-type="float">
            <text:p>4 726,00</text:p>
          </table:table-cell>
          <table:table-cell table:style-name="ce32" office:value-type="float" office:value="1916" calcext:value-type="float">
            <text:p>1 916,00</text:p>
          </table:table-cell>
          <table:table-cell table:style-name="ce32" office:value-type="float" office:value="3714" calcext:value-type="float">
            <text:p>3 714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3.</text:p>
          </table:table-cell>
          <table:table-cell table:style-name="ce26" office:value-type="string" calcext:value-type="string">
            <text:p>labc192</text:p>
          </table:table-cell>
          <table:table-cell office:value-type="float" office:value="29017" calcext:value-type="float">
            <text:p>29 017,00</text:p>
          </table:table-cell>
          <table:table-cell table:style-name="ce32" office:value-type="float" office:value="50796" calcext:value-type="float">
            <text:p>50 796,00</text:p>
          </table:table-cell>
          <table:table-cell table:style-name="ce32" office:value-type="float" office:value="152481" calcext:value-type="float">
            <text:p>152 481,00</text:p>
          </table:table-cell>
          <table:table-cell table:style-name="ce32"/>
          <table:table-cell table:style-name="ce32" office:value-type="float" office:value="11374.3" calcext:value-type="float">
            <text:p>11 374,30</text:p>
          </table:table-cell>
          <table:table-cell table:style-name="ce32" office:value-type="float" office:value="2142" calcext:value-type="float">
            <text:p>2 142,00</text:p>
          </table:table-cell>
          <table:table-cell table:style-name="ce32" office:value-type="float" office:value="5120" calcext:value-type="float">
            <text:p>5 120,00</text:p>
          </table:table-cell>
          <table:table-cell table:style-name="ce32" office:value-type="float" office:value="1806" calcext:value-type="float">
            <text:p>1 806,00</text:p>
          </table:table-cell>
          <table:table-cell table:style-name="ce32" office:value-type="float" office:value="3204" calcext:value-type="float">
            <text:p>3 204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3.</text:p>
          </table:table-cell>
          <table:table-cell table:style-name="ce26" office:value-type="string" calcext:value-type="string">
            <text:p>labc195</text:p>
          </table:table-cell>
          <table:table-cell office:value-type="float" office:value="51268" calcext:value-type="float">
            <text:p>51 268,00</text:p>
          </table:table-cell>
          <table:table-cell table:style-name="ce32" office:value-type="float" office:value="88346" calcext:value-type="float">
            <text:p>88 346,00</text:p>
          </table:table-cell>
          <table:table-cell table:style-name="ce32" office:value-type="float" office:value="95146" calcext:value-type="float">
            <text:p>95 146,00</text:p>
          </table:table-cell>
          <table:table-cell table:style-name="ce32" office:value-type="float" office:value="249151" calcext:value-type="float">
            <text:p>249 151,00</text:p>
          </table:table-cell>
          <table:table-cell table:style-name="ce32"/>
          <table:table-cell table:style-name="ce32" office:value-type="float" office:value="1070" calcext:value-type="float">
            <text:p>1 070,00</text:p>
          </table:table-cell>
          <table:table-cell table:style-name="ce32" office:value-type="float" office:value="2363" calcext:value-type="float">
            <text:p>2 363,00</text:p>
          </table:table-cell>
          <table:table-cell table:style-name="ce32" office:value-type="float" office:value="1060" calcext:value-type="float">
            <text:p>1 060,00</text:p>
          </table:table-cell>
          <table:table-cell table:style-name="ce32" office:value-type="float" office:value="2058" calcext:value-type="float">
            <text:p>2 058,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3" office:value-type="string" calcext:value-type="string">
            <text:p>ext3.</text:p>
          </table:table-cell>
          <table:table-cell table:style-name="ce19"/>
          <table:table-cell table:style-name="ce33" table:formula="of:=AVERAGE([.D14:.D20])" office:value-type="float" office:value="61569.1428571429" calcext:value-type="float">
            <text:p>61 569,14</text:p>
          </table:table-cell>
          <table:table-cell table:style-name="ce33" table:formula="of:=AVERAGE([.E14:.E20])" office:value-type="float" office:value="109070.571428571" calcext:value-type="float">
            <text:p>109 070,57</text:p>
          </table:table-cell>
          <table:table-cell table:style-name="ce33" table:formula="of:=AVERAGE([.F14:.F20])" office:value-type="float" office:value="122893.714285714" calcext:value-type="float">
            <text:p>122 893,71</text:p>
          </table:table-cell>
          <table:table-cell table:style-name="ce33" table:formula="of:=AVERAGE([.G14:.G20])" office:value-type="float" office:value="252021.666666667" calcext:value-type="float">
            <text:p>252 021,67</text:p>
          </table:table-cell>
          <table:table-cell table:style-name="ce33" table:formula="of:=AVERAGE([.H14:.H20])" office:value-type="float" office:value="11374.3" calcext:value-type="float">
            <text:p>11 374,30</text:p>
          </table:table-cell>
          <table:table-cell table:style-name="ce33" table:formula="of:=AVERAGE([.I14:.I20])" office:value-type="float" office:value="1654.71428571429" calcext:value-type="float">
            <text:p>1 654,71</text:p>
          </table:table-cell>
          <table:table-cell table:style-name="ce33" table:formula="of:=AVERAGE([.J14:.J20])" office:value-type="float" office:value="3810.71428571429" calcext:value-type="float">
            <text:p>3 810,71</text:p>
          </table:table-cell>
          <table:table-cell table:style-name="ce33" table:formula="of:=AVERAGE([.K14:.K20])" office:value-type="float" office:value="1617.57142857143" calcext:value-type="float">
            <text:p>1 617,57</text:p>
          </table:table-cell>
          <table:table-cell table:style-name="ce33" table:formula="of:=AVERAGE([.L14:.L20])" office:value-type="float" office:value="2939.42857142857" calcext:value-type="float">
            <text:p>2 939,43</text:p>
          </table:table-cell>
          <table:table-cell table:style-name="ce12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4" office:value-type="string" calcext:value-type="string">
            <text:p>ext3.</text:p>
          </table:table-cell>
          <table:table-cell table:style-name="ce20"/>
          <table:table-cell table:style-name="ce34" table:formula="of:=STDEV([.D14:.D20])" office:value-type="float" office:value="16619.870892284" calcext:value-type="float">
            <text:p>16 619,87</text:p>
          </table:table-cell>
          <table:table-cell table:style-name="ce34" table:formula="of:=STDEV([.E14:.E20])" office:value-type="float" office:value="39272.8331626208" calcext:value-type="float">
            <text:p>39 272,83</text:p>
          </table:table-cell>
          <table:table-cell table:style-name="ce34" table:formula="of:=STDEV([.F14:.F20])" office:value-type="float" office:value="25636.2796489291" calcext:value-type="float">
            <text:p>25 636,28</text:p>
          </table:table-cell>
          <table:table-cell table:style-name="ce34" table:formula="of:=STDEV([.G14:.G20])" office:value-type="float" office:value="2615.00790311107" calcext:value-type="float">
            <text:p>2 615,01</text:p>
          </table:table-cell>
          <table:table-cell table:style-name="ce34" office:value-type="string" calcext:value-type="string">
            <text:p>-</text:p>
          </table:table-cell>
          <table:table-cell table:style-name="ce34" table:formula="of:=STDEV([.I14:.I20])" office:value-type="float" office:value="548.751526736134" calcext:value-type="float">
            <text:p>548,75</text:p>
          </table:table-cell>
          <table:table-cell table:style-name="ce34" table:formula="of:=STDEV([.J14:.J20])" office:value-type="float" office:value="1371.6334197209" calcext:value-type="float">
            <text:p>1 371,63</text:p>
          </table:table-cell>
          <table:table-cell table:style-name="ce34" table:formula="of:=STDEV([.K14:.K20])" office:value-type="float" office:value="536.823017745097" calcext:value-type="float">
            <text:p>536,82</text:p>
          </table:table-cell>
          <table:table-cell table:style-name="ce34" table:formula="of:=STDEV([.L14:.L20])" office:value-type="float" office:value="879.945046985484" calcext:value-type="float">
            <text:p>879,95</text:p>
          </table:table-cell>
          <table:table-cell table:style-name="ce13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3" office:value-type="string" calcext:value-type="string">
            <text:p>ext3.</text:p>
          </table:table-cell>
          <table:table-cell table:style-name="ce19"/>
          <table:table-cell table:style-name="ce33" table:formula="of:=MAX([.D14:.D20])" office:value-type="float" office:value="75564" calcext:value-type="float">
            <text:p>75 564,00</text:p>
          </table:table-cell>
          <table:table-cell table:style-name="ce33" table:formula="of:=MAX([.E14:.E20])" office:value-type="float" office:value="157042" calcext:value-type="float">
            <text:p>157 042,00</text:p>
          </table:table-cell>
          <table:table-cell table:style-name="ce33" table:formula="of:=MAX([.F14:.F20])" office:value-type="float" office:value="152481" calcext:value-type="float">
            <text:p>152 481,00</text:p>
          </table:table-cell>
          <table:table-cell table:style-name="ce33" table:formula="of:=MAX([.G14:.G20])" office:value-type="float" office:value="254268" calcext:value-type="float">
            <text:p>254 268,00</text:p>
          </table:table-cell>
          <table:table-cell table:style-name="ce33" table:formula="of:=MAX([.H14:.H20])" office:value-type="float" office:value="11374.3" calcext:value-type="float">
            <text:p>11 374,30</text:p>
          </table:table-cell>
          <table:table-cell table:style-name="ce33" table:formula="of:=MAX([.I14:.I20])" office:value-type="float" office:value="2194" calcext:value-type="float">
            <text:p>2 194,00</text:p>
          </table:table-cell>
          <table:table-cell table:style-name="ce33" table:formula="of:=MAX([.J14:.J20])" office:value-type="float" office:value="5175" calcext:value-type="float">
            <text:p>5 175,00</text:p>
          </table:table-cell>
          <table:table-cell table:style-name="ce33" table:formula="of:=MAX([.K14:.K20])" office:value-type="float" office:value="2311" calcext:value-type="float">
            <text:p>2 311,00</text:p>
          </table:table-cell>
          <table:table-cell table:style-name="ce33" table:formula="of:=MAX([.L14:.L20])" office:value-type="float" office:value="4087" calcext:value-type="float">
            <text:p>4 087,00</text:p>
          </table:table-cell>
          <table:table-cell table:style-name="ce12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5" office:value-type="string" calcext:value-type="string">
            <text:p>ext3.</text:p>
          </table:table-cell>
          <table:table-cell table:style-name="ce29"/>
          <table:table-cell table:style-name="ce37" table:formula="of:=MIN([.D14:.D20])" office:value-type="float" office:value="29017" calcext:value-type="float">
            <text:p>29 017,00</text:p>
          </table:table-cell>
          <table:table-cell table:style-name="ce37" table:formula="of:=MIN([.E14:.E20])" office:value-type="float" office:value="50796" calcext:value-type="float">
            <text:p>50 796,00</text:p>
          </table:table-cell>
          <table:table-cell table:style-name="ce37" table:formula="of:=MIN([.F14:.F20])" office:value-type="float" office:value="95146" calcext:value-type="float">
            <text:p>95 146,00</text:p>
          </table:table-cell>
          <table:table-cell table:style-name="ce37" table:formula="of:=MIN([.G14:.G20])" office:value-type="float" office:value="249151" calcext:value-type="float">
            <text:p>249 151,00</text:p>
          </table:table-cell>
          <table:table-cell table:style-name="ce37" table:formula="of:=MIN([.H14:.H20])" office:value-type="float" office:value="11374.3" calcext:value-type="float">
            <text:p>11 374,30</text:p>
          </table:table-cell>
          <table:table-cell table:style-name="ce37" table:formula="of:=MIN([.I14:.I20])" office:value-type="float" office:value="1061" calcext:value-type="float">
            <text:p>1 061,00</text:p>
          </table:table-cell>
          <table:table-cell table:style-name="ce37" table:formula="of:=MIN([.J14:.J20])" office:value-type="float" office:value="2341" calcext:value-type="float">
            <text:p>2 341,00</text:p>
          </table:table-cell>
          <table:table-cell table:style-name="ce37" table:formula="of:=MIN([.K14:.K20])" office:value-type="float" office:value="1060" calcext:value-type="float">
            <text:p>1 060,00</text:p>
          </table:table-cell>
          <table:table-cell table:style-name="ce37" table:formula="of:=MIN([.L14:.L20])" office:value-type="float" office:value="1994" calcext:value-type="float">
            <text:p>1 994,00</text:p>
          </table:table-cell>
          <table:table-cell table:style-name="ce14" table:number-columns-repeated="1012"/>
        </table:table-row>
        <table:table-row table:style-name="ro1">
          <table:table-cell table:style-name="ce42"/>
          <table:table-cell table:style-name="ce43" office:value-type="string" calcext:value-type="string">
            <text:p>ext4.</text:p>
          </table:table-cell>
          <table:table-cell table:style-name="ce44" office:value-type="string" calcext:value-type="string">
            <text:p>labc193</text:p>
          </table:table-cell>
          <table:table-cell table:style-name="ce42" table:number-columns-repeated="9"/>
          <table:table-cell table:number-columns-repeated="1012"/>
        </table:table-row>
        <table:table-row table:style-name="ro1">
          <table:table-cell table:style-name="ce42"/>
          <table:table-cell table:style-name="ce43" office:value-type="string" calcext:value-type="string">
            <text:p>ext4.</text:p>
          </table:table-cell>
          <table:table-cell table:style-name="ce44" office:value-type="string" calcext:value-type="string">
            <text:p>labc199</text:p>
          </table:table-cell>
          <table:table-cell table:style-name="ce45" table:number-columns-repeated="9"/>
          <table:table-cell table:number-columns-repeated="1012"/>
        </table:table-row>
        <table:table-row table:style-name="ro1">
          <table:table-cell table:style-name="ce42"/>
          <table:table-cell table:style-name="ce43" office:value-type="string" calcext:value-type="string">
            <text:p>ext4.</text:p>
          </table:table-cell>
          <table:table-cell table:style-name="ce44" office:value-type="string" calcext:value-type="string">
            <text:p>labc197</text:p>
          </table:table-cell>
          <table:table-cell table:style-name="ce45" table:number-columns-repeated="9"/>
          <table:table-cell table:number-columns-repeated="1012"/>
        </table:table-row>
        <table:table-row table:style-name="ro1">
          <table:table-cell table:style-name="ce42"/>
          <table:table-cell table:style-name="ce43" office:value-type="string" calcext:value-type="string">
            <text:p>ext4.</text:p>
          </table:table-cell>
          <table:table-cell table:style-name="ce44" office:value-type="string" calcext:value-type="string">
            <text:p>labc194</text:p>
          </table:table-cell>
          <table:table-cell table:style-name="ce45" table:number-columns-repeated="9"/>
          <table:table-cell table:number-columns-repeated="1012"/>
        </table:table-row>
        <table:table-row table:style-name="ro1">
          <table:table-cell table:style-name="ce42"/>
          <table:table-cell table:style-name="ce43" office:value-type="string" calcext:value-type="string">
            <text:p>ext4.</text:p>
          </table:table-cell>
          <table:table-cell table:style-name="ce44" office:value-type="string" calcext:value-type="string">
            <text:p>labc198</text:p>
          </table:table-cell>
          <table:table-cell table:style-name="ce45" table:number-columns-repeated="9"/>
          <table:table-cell table:number-columns-repeated="1012"/>
        </table:table-row>
        <table:table-row table:style-name="ro1">
          <table:table-cell table:style-name="ce42"/>
          <table:table-cell table:style-name="ce43" office:value-type="string" calcext:value-type="string">
            <text:p>ext4.</text:p>
          </table:table-cell>
          <table:table-cell table:style-name="ce44" office:value-type="string" calcext:value-type="string">
            <text:p>labc192</text:p>
          </table:table-cell>
          <table:table-cell table:style-name="ce45" table:number-columns-repeated="9"/>
          <table:table-cell table:number-columns-repeated="1012"/>
        </table:table-row>
        <table:table-row table:style-name="ro1">
          <table:table-cell table:style-name="ce42"/>
          <table:table-cell table:style-name="ce43" office:value-type="string" calcext:value-type="string">
            <text:p>ext4.</text:p>
          </table:table-cell>
          <table:table-cell table:style-name="ce44" office:value-type="string" calcext:value-type="string">
            <text:p>labc195</text:p>
          </table:table-cell>
          <table:table-cell table:style-name="ce42" table:number-columns-repeated="9"/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3" office:value-type="string" calcext:value-type="string">
            <text:p>ext4.</text:p>
          </table:table-cell>
          <table:table-cell table:style-name="ce19"/>
          <table:table-cell table:style-name="ce33" table:number-columns-repeated="9"/>
          <table:table-cell table:style-name="ce12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4" office:value-type="string" calcext:value-type="string">
            <text:p>ext4.</text:p>
          </table:table-cell>
          <table:table-cell table:style-name="ce20"/>
          <table:table-cell table:style-name="ce34" table:number-columns-repeated="9"/>
          <table:table-cell table:style-name="ce13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3" office:value-type="string" calcext:value-type="string">
            <text:p>ext4.</text:p>
          </table:table-cell>
          <table:table-cell table:style-name="ce19"/>
          <table:table-cell table:style-name="ce33" table:number-columns-repeated="9"/>
          <table:table-cell table:style-name="ce12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5" office:value-type="string" calcext:value-type="string">
            <text:p>ext4.</text:p>
          </table:table-cell>
          <table:table-cell table:style-name="ce29"/>
          <table:table-cell table:style-name="ce37" table:number-columns-repeated="9"/>
          <table:table-cell table:style-name="ce14" table:number-columns-repeated="1012"/>
        </table:table-row>
        <table:table-row table:style-name="ro1">
          <table:table-cell/>
          <table:table-cell table:style-name="ce22" office:value-type="string" calcext:value-type="string">
            <text:p>NTFS.</text:p>
          </table:table-cell>
          <table:table-cell table:style-name="ce26" office:value-type="string" calcext:value-type="string">
            <text:p>labc193</text:p>
          </table:table-cell>
          <table:table-cell office:value-type="float" office:value="16639" calcext:value-type="float">
            <text:p>16 639,00</text:p>
          </table:table-cell>
          <table:table-cell table:style-name="ce32" office:value-type="float" office:value="29490" calcext:value-type="float">
            <text:p>29 490,00</text:p>
          </table:table-cell>
          <table:table-cell table:style-name="ce32" office:value-type="float" office:value="93762" calcext:value-type="float">
            <text:p>93 762,00</text:p>
          </table:table-cell>
          <table:table-cell table:style-name="ce32" office:value-type="float" office:value="252435" calcext:value-type="float">
            <text:p>252 435,00</text:p>
          </table:table-cell>
          <table:table-cell table:style-name="ce32" office:value-type="float" office:value="3499.44" calcext:value-type="float">
            <text:p>3 499,44</text:p>
          </table:table-cell>
          <table:table-cell table:style-name="ce32" office:value-type="float" office:value="6178" calcext:value-type="float">
            <text:p>6 178,00</text:p>
          </table:table-cell>
          <table:table-cell table:style-name="ce32" office:value-type="float" office:value="15552" calcext:value-type="float">
            <text:p>15 552,00</text:p>
          </table:table-cell>
          <table:table-cell table:style-name="ce32" office:value-type="float" office:value="7150" calcext:value-type="float">
            <text:p>7 150,00</text:p>
          </table:table-cell>
          <table:table-cell table:style-name="ce32" office:value-type="float" office:value="1402" calcext:value-type="float">
            <text:p>1 402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NTFS.</text:p>
          </table:table-cell>
          <table:table-cell table:style-name="ce26" office:value-type="string" calcext:value-type="string">
            <text:p>labc199</text:p>
          </table:table-cell>
          <table:table-cell office:value-type="float" office:value="35788" calcext:value-type="float">
            <text:p>35 788,00</text:p>
          </table:table-cell>
          <table:table-cell table:style-name="ce32" office:value-type="float" office:value="56667" calcext:value-type="float">
            <text:p>56 667,00</text:p>
          </table:table-cell>
          <table:table-cell table:style-name="ce32" office:value-type="float" office:value="139182" calcext:value-type="float">
            <text:p>139 182,00</text:p>
          </table:table-cell>
          <table:table-cell table:style-name="ce32"/>
          <table:table-cell table:style-name="ce32" office:value-type="float" office:value="7405.4" calcext:value-type="float">
            <text:p>7 405,40</text:p>
          </table:table-cell>
          <table:table-cell table:style-name="ce32" office:value-type="float" office:value="8801" calcext:value-type="float">
            <text:p>8 801,00</text:p>
          </table:table-cell>
          <table:table-cell table:style-name="ce32" office:value-type="float" office:value="16687" calcext:value-type="float">
            <text:p>16 687,00</text:p>
          </table:table-cell>
          <table:table-cell table:style-name="ce32" office:value-type="float" office:value="8314" calcext:value-type="float">
            <text:p>8 314,00</text:p>
          </table:table-cell>
          <table:table-cell table:style-name="ce32" office:value-type="float" office:value="3351" calcext:value-type="float">
            <text:p>3 351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NTFS.</text:p>
          </table:table-cell>
          <table:table-cell table:style-name="ce26" office:value-type="string" calcext:value-type="string">
            <text:p>labc197</text:p>
          </table:table-cell>
          <table:table-cell office:value-type="float" office:value="37656" calcext:value-type="float">
            <text:p>37 656,00</text:p>
          </table:table-cell>
          <table:table-cell table:style-name="ce32" office:value-type="float" office:value="42633" calcext:value-type="float">
            <text:p>42 633,00</text:p>
          </table:table-cell>
          <table:table-cell table:style-name="ce32" office:value-type="float" office:value="143313" calcext:value-type="float">
            <text:p>143 313,00</text:p>
          </table:table-cell>
          <table:table-cell table:style-name="ce32"/>
          <table:table-cell table:style-name="ce32" office:value-type="float" office:value="6152.4" calcext:value-type="float">
            <text:p>6 152,40</text:p>
          </table:table-cell>
          <table:table-cell table:style-name="ce32" office:value-type="float" office:value="6241" calcext:value-type="float">
            <text:p>6 241,00</text:p>
          </table:table-cell>
          <table:table-cell table:style-name="ce32" office:value-type="float" office:value="18246" calcext:value-type="float">
            <text:p>18 246,00</text:p>
          </table:table-cell>
          <table:table-cell table:style-name="ce32" office:value-type="float" office:value="10041" calcext:value-type="float">
            <text:p>10 041,00</text:p>
          </table:table-cell>
          <table:table-cell table:style-name="ce32" office:value-type="float" office:value="3040" calcext:value-type="float">
            <text:p>3 040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NTFS.</text:p>
          </table:table-cell>
          <table:table-cell table:style-name="ce26" office:value-type="string" calcext:value-type="string">
            <text:p>labc194</text:p>
          </table:table-cell>
          <table:table-cell office:value-type="float" office:value="16750" calcext:value-type="float">
            <text:p>16 750,00</text:p>
          </table:table-cell>
          <table:table-cell table:style-name="ce32" office:value-type="float" office:value="31040" calcext:value-type="float">
            <text:p>31 040,00</text:p>
          </table:table-cell>
          <table:table-cell table:style-name="ce32" office:value-type="float" office:value="93982" calcext:value-type="float">
            <text:p>93 982,00</text:p>
          </table:table-cell>
          <table:table-cell table:style-name="ce32" office:value-type="float" office:value="249080" calcext:value-type="float">
            <text:p>249 080,00</text:p>
          </table:table-cell>
          <table:table-cell table:style-name="ce32" office:value-type="float" office:value="3640.9" calcext:value-type="float">
            <text:p>3 640,90</text:p>
          </table:table-cell>
          <table:table-cell table:style-name="ce32" office:value-type="float" office:value="6836" calcext:value-type="float">
            <text:p>6 836,00</text:p>
          </table:table-cell>
          <table:table-cell table:style-name="ce32" office:value-type="float" office:value="13191" calcext:value-type="float">
            <text:p>13 191,00</text:p>
          </table:table-cell>
          <table:table-cell table:style-name="ce32" office:value-type="float" office:value="7079" calcext:value-type="float">
            <text:p>7 079,00</text:p>
          </table:table-cell>
          <table:table-cell table:style-name="ce32" office:value-type="float" office:value="1444" calcext:value-type="float">
            <text:p>1 444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NTFS.</text:p>
          </table:table-cell>
          <table:table-cell table:style-name="ce26" office:value-type="string" calcext:value-type="string">
            <text:p>labc198</text:p>
          </table:table-cell>
          <table:table-cell office:value-type="float" office:value="34746" calcext:value-type="float">
            <text:p>34 746,00</text:p>
          </table:table-cell>
          <table:table-cell table:style-name="ce32" office:value-type="float" office:value="59046" calcext:value-type="float">
            <text:p>59 046,00</text:p>
          </table:table-cell>
          <table:table-cell table:style-name="ce32" office:value-type="float" office:value="140760" calcext:value-type="float">
            <text:p>140 760,00</text:p>
          </table:table-cell>
          <table:table-cell table:style-name="ce32"/>
          <table:table-cell table:style-name="ce32" office:value-type="float" office:value="6868.6" calcext:value-type="float">
            <text:p>6 868,60</text:p>
          </table:table-cell>
          <table:table-cell table:style-name="ce32" office:value-type="float" office:value="7239" calcext:value-type="float">
            <text:p>7 239,00</text:p>
          </table:table-cell>
          <table:table-cell table:style-name="ce32" office:value-type="float" office:value="18004" calcext:value-type="float">
            <text:p>18 004,00</text:p>
          </table:table-cell>
          <table:table-cell table:style-name="ce32" office:value-type="float" office:value="9284" calcext:value-type="float">
            <text:p>9 284,00</text:p>
          </table:table-cell>
          <table:table-cell table:style-name="ce32" office:value-type="float" office:value="2759" calcext:value-type="float">
            <text:p>2 759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NTFS.</text:p>
          </table:table-cell>
          <table:table-cell table:style-name="ce26" office:value-type="string" calcext:value-type="string">
            <text:p>labc192</text:p>
          </table:table-cell>
          <table:table-cell office:value-type="float" office:value="29179" calcext:value-type="float">
            <text:p>29 179,00</text:p>
          </table:table-cell>
          <table:table-cell table:style-name="ce32" office:value-type="float" office:value="51009" calcext:value-type="float">
            <text:p>51 009,00</text:p>
          </table:table-cell>
          <table:table-cell table:style-name="ce32" office:value-type="float" office:value="152663" calcext:value-type="float">
            <text:p>152 663,00</text:p>
          </table:table-cell>
          <table:table-cell table:style-name="ce32"/>
          <table:table-cell table:style-name="ce32" office:value-type="float" office:value="1181.1" calcext:value-type="float">
            <text:p>1 181,10</text:p>
          </table:table-cell>
          <table:table-cell table:style-name="ce32" office:value-type="float" office:value="3354" calcext:value-type="float">
            <text:p>3 354,00</text:p>
          </table:table-cell>
          <table:table-cell table:style-name="ce32" office:value-type="float" office:value="12476" calcext:value-type="float">
            <text:p>12 476,00</text:p>
          </table:table-cell>
          <table:table-cell table:style-name="ce32" office:value-type="float" office:value="8115" calcext:value-type="float">
            <text:p>8 115,00</text:p>
          </table:table-cell>
          <table:table-cell table:style-name="ce32" office:value-type="float" office:value="749" calcext:value-type="float">
            <text:p>749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NTFS.</text:p>
          </table:table-cell>
          <table:table-cell table:style-name="ce26" office:value-type="string" calcext:value-type="string">
            <text:p>labc195</text:p>
          </table:table-cell>
          <table:table-cell office:value-type="float" office:value="16383" calcext:value-type="float">
            <text:p>16 383,00</text:p>
          </table:table-cell>
          <table:table-cell table:style-name="ce32" office:value-type="float" office:value="30229" calcext:value-type="float">
            <text:p>30 229,00</text:p>
          </table:table-cell>
          <table:table-cell table:style-name="ce32" office:value-type="float" office:value="94514" calcext:value-type="float">
            <text:p>94 514,00</text:p>
          </table:table-cell>
          <table:table-cell table:style-name="ce32" office:value-type="float" office:value="241572" calcext:value-type="float">
            <text:p>241 572,00</text:p>
          </table:table-cell>
          <table:table-cell table:style-name="ce32" office:value-type="string" calcext:value-type="string">
            <text:p>3213.7</text:p>
          </table:table-cell>
          <table:table-cell table:style-name="ce32" office:value-type="float" office:value="5507" calcext:value-type="float">
            <text:p>5 507,00</text:p>
          </table:table-cell>
          <table:table-cell table:style-name="ce32" office:value-type="float" office:value="13238" calcext:value-type="float">
            <text:p>13 238,00</text:p>
          </table:table-cell>
          <table:table-cell table:style-name="ce32" office:value-type="float" office:value="6363" calcext:value-type="float">
            <text:p>6 363,00</text:p>
          </table:table-cell>
          <table:table-cell table:style-name="ce32" office:value-type="float" office:value="1415" calcext:value-type="float">
            <text:p>1 415,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3" office:value-type="string" calcext:value-type="string">
            <text:p>NTFS.</text:p>
          </table:table-cell>
          <table:table-cell table:style-name="ce19"/>
          <table:table-cell table:style-name="ce33" table:formula="of:=AVERAGE([.D36:.D42])" office:value-type="float" office:value="26734.4285714286" calcext:value-type="float">
            <text:p>26 734,43</text:p>
          </table:table-cell>
          <table:table-cell table:style-name="ce33" table:formula="of:=AVERAGE([.E36:.E42])" office:value-type="float" office:value="42873.4285714286" calcext:value-type="float">
            <text:p>42 873,43</text:p>
          </table:table-cell>
          <table:table-cell table:style-name="ce33" table:formula="of:=AVERAGE([.F36:.F42])" office:value-type="float" office:value="122596.571428571" calcext:value-type="float">
            <text:p>122 596,57</text:p>
          </table:table-cell>
          <table:table-cell table:style-name="ce33" table:formula="of:=AVERAGE([.G36:.G42])" office:value-type="float" office:value="247695.666666667" calcext:value-type="float">
            <text:p>247 695,67</text:p>
          </table:table-cell>
          <table:table-cell table:style-name="ce33" table:formula="of:=AVERAGE([.H36:.H42])" office:value-type="float" office:value="4791.30666666667" calcext:value-type="float">
            <text:p>4 791,31</text:p>
          </table:table-cell>
          <table:table-cell table:style-name="ce33" table:formula="of:=AVERAGE([.I36:.I42])" office:value-type="float" office:value="6308" calcext:value-type="float">
            <text:p>6 308,00</text:p>
          </table:table-cell>
          <table:table-cell table:style-name="ce33" table:formula="of:=AVERAGE([.J36:.J42])" office:value-type="float" office:value="15342" calcext:value-type="float">
            <text:p>15 342,00</text:p>
          </table:table-cell>
          <table:table-cell table:style-name="ce33" table:formula="of:=AVERAGE([.K36:.K42])" office:value-type="float" office:value="8049.42857142857" calcext:value-type="float">
            <text:p>8 049,43</text:p>
          </table:table-cell>
          <table:table-cell table:style-name="ce33" table:formula="of:=AVERAGE([.L36:.L42])" office:value-type="float" office:value="2022.85714285714" calcext:value-type="float">
            <text:p>2 022,86</text:p>
          </table:table-cell>
          <table:table-cell table:style-name="ce12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4" office:value-type="string" calcext:value-type="string">
            <text:p>NTFS.</text:p>
          </table:table-cell>
          <table:table-cell table:style-name="ce20"/>
          <table:table-cell table:style-name="ce34" table:formula="of:=STDEV([.D36:.D42])" office:value-type="float" office:value="9833.34166424183" calcext:value-type="float">
            <text:p>9 833,34</text:p>
          </table:table-cell>
          <table:table-cell table:style-name="ce34" table:formula="of:=STDEV([.E36:.E42])" office:value-type="float" office:value="12891.1324412965" calcext:value-type="float">
            <text:p>12 891,13</text:p>
          </table:table-cell>
          <table:table-cell table:style-name="ce34" table:formula="of:=STDEV([.F36:.F42])" office:value-type="float" office:value="27009.270456994" calcext:value-type="float">
            <text:p>27 009,27</text:p>
          </table:table-cell>
          <table:table-cell table:style-name="ce34" table:formula="of:=STDEV([.G36:.G42])" office:value-type="float" office:value="5562.2366304692" calcext:value-type="float">
            <text:p>5 562,24</text:p>
          </table:table-cell>
          <table:table-cell table:style-name="ce34" table:formula="of:=STDEV([.H36:.H42])" office:value-type="float" office:value="2409.44615085431" calcext:value-type="float">
            <text:p>2 409,45</text:p>
          </table:table-cell>
          <table:table-cell table:style-name="ce34" table:formula="of:=STDEV([.I36:.I42])" office:value-type="float" office:value="1670.81317527325" calcext:value-type="float">
            <text:p>1 670,81</text:p>
          </table:table-cell>
          <table:table-cell table:style-name="ce34" table:formula="of:=STDEV([.J36:.J42])" office:value-type="float" office:value="2402.78165189155" calcext:value-type="float">
            <text:p>2 402,78</text:p>
          </table:table-cell>
          <table:table-cell table:style-name="ce34" table:formula="of:=STDEV([.K36:.K42])" office:value-type="float" office:value="1301.25360801842" calcext:value-type="float">
            <text:p>1 301,25</text:p>
          </table:table-cell>
          <table:table-cell table:style-name="ce34" table:formula="of:=STDEV([.L36:.L42])" office:value-type="float" office:value="1004.42279088895" calcext:value-type="float">
            <text:p>1 004,42</text:p>
          </table:table-cell>
          <table:table-cell table:style-name="ce13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3" office:value-type="string" calcext:value-type="string">
            <text:p>NTFS.</text:p>
          </table:table-cell>
          <table:table-cell table:style-name="ce19"/>
          <table:table-cell table:style-name="ce33" table:formula="of:=MAX([.D36:.D42])" office:value-type="float" office:value="37656" calcext:value-type="float">
            <text:p>37 656,00</text:p>
          </table:table-cell>
          <table:table-cell table:style-name="ce33" table:formula="of:=MAX([.E36:.E42])" office:value-type="float" office:value="59046" calcext:value-type="float">
            <text:p>59 046,00</text:p>
          </table:table-cell>
          <table:table-cell table:style-name="ce33" table:formula="of:=MAX([.F36:.F42])" office:value-type="float" office:value="152663" calcext:value-type="float">
            <text:p>152 663,00</text:p>
          </table:table-cell>
          <table:table-cell table:style-name="ce33" table:formula="of:=MAX([.G36:.G42])" office:value-type="float" office:value="252435" calcext:value-type="float">
            <text:p>252 435,00</text:p>
          </table:table-cell>
          <table:table-cell table:style-name="ce33" table:formula="of:=MAX([.H36:.H42])" office:value-type="float" office:value="7405.4" calcext:value-type="float">
            <text:p>7 405,40</text:p>
          </table:table-cell>
          <table:table-cell table:style-name="ce33" table:formula="of:=MAX([.I36:.I42])" office:value-type="float" office:value="8801" calcext:value-type="float">
            <text:p>8 801,00</text:p>
          </table:table-cell>
          <table:table-cell table:style-name="ce33" table:formula="of:=MAX([.J36:.J42])" office:value-type="float" office:value="18246" calcext:value-type="float">
            <text:p>18 246,00</text:p>
          </table:table-cell>
          <table:table-cell table:style-name="ce33" table:formula="of:=MAX([.K36:.K42])" office:value-type="float" office:value="10041" calcext:value-type="float">
            <text:p>10 041,00</text:p>
          </table:table-cell>
          <table:table-cell table:style-name="ce33" table:formula="of:=MAX([.L36:.L42])" office:value-type="float" office:value="3351" calcext:value-type="float">
            <text:p>3 351,00</text:p>
          </table:table-cell>
          <table:table-cell table:style-name="ce12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5" office:value-type="string" calcext:value-type="string">
            <text:p>NTFS.</text:p>
          </table:table-cell>
          <table:table-cell table:style-name="ce29"/>
          <table:table-cell table:style-name="ce37" table:formula="of:=MIN([.D36:.D42])" office:value-type="float" office:value="16383" calcext:value-type="float">
            <text:p>16 383,00</text:p>
          </table:table-cell>
          <table:table-cell table:style-name="ce37" table:formula="of:=MIN([.E36:.E42])" office:value-type="float" office:value="29490" calcext:value-type="float">
            <text:p>29 490,00</text:p>
          </table:table-cell>
          <table:table-cell table:style-name="ce37" table:formula="of:=MIN([.F36:.F42])" office:value-type="float" office:value="93762" calcext:value-type="float">
            <text:p>93 762,00</text:p>
          </table:table-cell>
          <table:table-cell table:style-name="ce37" table:formula="of:=MIN([.G36:.G42])" office:value-type="float" office:value="241572" calcext:value-type="float">
            <text:p>241 572,00</text:p>
          </table:table-cell>
          <table:table-cell table:style-name="ce37" table:formula="of:=MIN([.H36:.H42])" office:value-type="float" office:value="1181.1" calcext:value-type="float">
            <text:p>1 181,10</text:p>
          </table:table-cell>
          <table:table-cell table:style-name="ce37" table:formula="of:=MIN([.I36:.I42])" office:value-type="float" office:value="3354" calcext:value-type="float">
            <text:p>3 354,00</text:p>
          </table:table-cell>
          <table:table-cell table:style-name="ce37" table:formula="of:=MIN([.J36:.J42])" office:value-type="float" office:value="12476" calcext:value-type="float">
            <text:p>12 476,00</text:p>
          </table:table-cell>
          <table:table-cell table:style-name="ce37" table:formula="of:=MIN([.K36:.K42])" office:value-type="float" office:value="6363" calcext:value-type="float">
            <text:p>6 363,00</text:p>
          </table:table-cell>
          <table:table-cell table:style-name="ce37" table:formula="of:=MIN([.L36:.L42])" office:value-type="float" office:value="749" calcext:value-type="float">
            <text:p>749,00</text:p>
          </table:table-cell>
          <table:table-cell table:style-name="ce14" table:number-columns-repeated="1012"/>
        </table:table-row>
        <table:table-row table:style-name="ro1">
          <table:table-cell/>
          <table:table-cell table:style-name="ce22" office:value-type="string" calcext:value-type="string">
            <text:p>ZFS.</text:p>
          </table:table-cell>
          <table:table-cell table:style-name="ce26" office:value-type="string" calcext:value-type="string">
            <text:p>labc193</text:p>
          </table:table-cell>
          <table:table-cell office:value-type="float" office:value="60996" calcext:value-type="float">
            <text:p>60 996,00</text:p>
          </table:table-cell>
          <table:table-cell table:style-name="ce32" office:value-type="float" office:value="67198" calcext:value-type="float">
            <text:p>67 198,00</text:p>
          </table:table-cell>
          <table:table-cell table:style-name="ce32" office:value-type="float" office:value="113263" calcext:value-type="float">
            <text:p>113 263,00</text:p>
          </table:table-cell>
          <table:table-cell table:style-name="ce32" office:value-type="float" office:value="285816" calcext:value-type="float">
            <text:p>285 816,00</text:p>
          </table:table-cell>
          <table:table-cell table:style-name="ce32" office:value-type="float" office:value="3001.2" calcext:value-type="float">
            <text:p>3 001,20</text:p>
          </table:table-cell>
          <table:table-cell table:style-name="ce32" table:number-columns-repeated="2"/>
          <table:table-cell table:style-name="ce32" office:value-type="float" office:value="27867" calcext:value-type="float">
            <text:p>27 867,00</text:p>
          </table:table-cell>
          <table:table-cell table:style-name="ce32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ZFS.</text:p>
          </table:table-cell>
          <table:table-cell table:style-name="ce26" office:value-type="string" calcext:value-type="string">
            <text:p>labc199</text:p>
          </table:table-cell>
          <table:table-cell office:value-type="float" office:value="82590" calcext:value-type="float">
            <text:p>82 590,00</text:p>
          </table:table-cell>
          <table:table-cell table:style-name="ce32" office:value-type="float" office:value="140289" calcext:value-type="float">
            <text:p>140 289,00</text:p>
          </table:table-cell>
          <table:table-cell table:style-name="ce32" office:value-type="float" office:value="138966" calcext:value-type="float">
            <text:p>138 966,00</text:p>
          </table:table-cell>
          <table:table-cell table:style-name="ce32" office:value-type="float" office:value="417585" calcext:value-type="float">
            <text:p>417 585,00</text:p>
          </table:table-cell>
          <table:table-cell table:style-name="ce32" office:value-type="float" office:value="6460.8" calcext:value-type="float">
            <text:p>6 460,80</text:p>
          </table:table-cell>
          <table:table-cell table:style-name="ce32" office:value-type="float" office:value="28260" calcext:value-type="float">
            <text:p>28 260,00</text:p>
          </table:table-cell>
          <table:table-cell table:style-name="ce32" office:value-type="float" office:value="27273" calcext:value-type="float">
            <text:p>27 273,00</text:p>
          </table:table-cell>
          <table:table-cell table:style-name="ce32" office:value-type="float" office:value="22295" calcext:value-type="float">
            <text:p>22 295,00</text:p>
          </table:table-cell>
          <table:table-cell table:style-name="ce32" office:value-type="float" office:value="27676" calcext:value-type="float">
            <text:p>27 676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ZFS.</text:p>
          </table:table-cell>
          <table:table-cell table:style-name="ce26" office:value-type="string" calcext:value-type="string">
            <text:p>labc197</text:p>
          </table:table-cell>
          <table:table-cell office:value-type="float" office:value="69686" calcext:value-type="float">
            <text:p>69 686,00</text:p>
          </table:table-cell>
          <table:table-cell table:style-name="ce32" office:value-type="float" office:value="94461" calcext:value-type="float">
            <text:p>94 461,00</text:p>
          </table:table-cell>
          <table:table-cell table:style-name="ce32" office:value-type="float" office:value="140080" calcext:value-type="float">
            <text:p>140 080,00</text:p>
          </table:table-cell>
          <table:table-cell table:style-name="ce32" office:value-type="float" office:value="390627" calcext:value-type="float">
            <text:p>390 627,00</text:p>
          </table:table-cell>
          <table:table-cell table:style-name="ce32" office:value-type="float" office:value="4671.8" calcext:value-type="float">
            <text:p>4 671,80</text:p>
          </table:table-cell>
          <table:table-cell table:style-name="ce32" office:value-type="float" office:value="31617" calcext:value-type="float">
            <text:p>31 617,00</text:p>
          </table:table-cell>
          <table:table-cell table:style-name="ce32" office:value-type="float" office:value="26512" calcext:value-type="float">
            <text:p>26 512,00</text:p>
          </table:table-cell>
          <table:table-cell table:style-name="ce32" office:value-type="float" office:value="24196" calcext:value-type="float">
            <text:p>24 196,00</text:p>
          </table:table-cell>
          <table:table-cell table:style-name="ce32" office:value-type="float" office:value="32131" calcext:value-type="float">
            <text:p>32 131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ZFS.</text:p>
          </table:table-cell>
          <table:table-cell table:style-name="ce26" office:value-type="string" calcext:value-type="string">
            <text:p>labc194</text:p>
          </table:table-cell>
          <table:table-cell office:value-type="float" office:value="62814" calcext:value-type="float">
            <text:p>62 814,00</text:p>
          </table:table-cell>
          <table:table-cell table:style-name="ce32" office:value-type="float" office:value="78415" calcext:value-type="float">
            <text:p>78 415,00</text:p>
          </table:table-cell>
          <table:table-cell table:style-name="ce32" office:value-type="float" office:value="176382" calcext:value-type="float">
            <text:p>176 382,00</text:p>
          </table:table-cell>
          <table:table-cell table:style-name="ce32"/>
          <table:table-cell table:style-name="ce32" office:value-type="float" office:value="4367.5" calcext:value-type="float">
            <text:p>4 367,50</text:p>
          </table:table-cell>
          <table:table-cell table:style-name="ce32" table:number-columns-repeated="2"/>
          <table:table-cell table:style-name="ce32" office:value-type="float" office:value="27738" calcext:value-type="float">
            <text:p>27 738,00</text:p>
          </table:table-cell>
          <table:table-cell table:style-name="ce32" office:value-type="float" office:value="32073" calcext:value-type="float">
            <text:p>32 073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ZFS.</text:p>
          </table:table-cell>
          <table:table-cell table:style-name="ce26" office:value-type="string" calcext:value-type="string">
            <text:p>labc198</text:p>
          </table:table-cell>
          <table:table-cell office:value-type="float" office:value="75705" calcext:value-type="float">
            <text:p>75 705,00</text:p>
          </table:table-cell>
          <table:table-cell table:style-name="ce32" office:value-type="float" office:value="108884" calcext:value-type="float">
            <text:p>108 884,00</text:p>
          </table:table-cell>
          <table:table-cell table:style-name="ce32" office:value-type="float" office:value="129513" calcext:value-type="float">
            <text:p>129 513,00</text:p>
          </table:table-cell>
          <table:table-cell table:style-name="ce32" office:value-type="float" office:value="427639" calcext:value-type="float">
            <text:p>427 639,00</text:p>
          </table:table-cell>
          <table:table-cell table:style-name="ce32" office:value-type="float" office:value="3837.4" calcext:value-type="float">
            <text:p>3 837,40</text:p>
          </table:table-cell>
          <table:table-cell table:style-name="ce32" office:value-type="float" office:value="31073" calcext:value-type="float">
            <text:p>31 073,00</text:p>
          </table:table-cell>
          <table:table-cell table:style-name="ce32" office:value-type="float" office:value="30127" calcext:value-type="float">
            <text:p>30 127,00</text:p>
          </table:table-cell>
          <table:table-cell table:style-name="ce32" office:value-type="float" office:value="22545" calcext:value-type="float">
            <text:p>22 545,00</text:p>
          </table:table-cell>
          <table:table-cell table:style-name="ce32" office:value-type="float" office:value="29741" calcext:value-type="float">
            <text:p>29 741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ZFS.</text:p>
          </table:table-cell>
          <table:table-cell table:style-name="ce26" office:value-type="string" calcext:value-type="string">
            <text:p>labc192</text:p>
          </table:table-cell>
          <table:table-cell office:value-type="float" office:value="21133" calcext:value-type="float">
            <text:p>21 133,00</text:p>
          </table:table-cell>
          <table:table-cell table:style-name="ce32" office:value-type="float" office:value="66929" calcext:value-type="float">
            <text:p>66 929,00</text:p>
          </table:table-cell>
          <table:table-cell table:style-name="ce32" office:value-type="float" office:value="173555" calcext:value-type="float">
            <text:p>173 555,00</text:p>
          </table:table-cell>
          <table:table-cell table:style-name="ce32"/>
          <table:table-cell table:style-name="ce32" office:value-type="float" office:value="3599.7" calcext:value-type="float">
            <text:p>3 599,70</text:p>
          </table:table-cell>
          <table:table-cell table:style-name="ce32" table:number-columns-repeated="2"/>
          <table:table-cell table:style-name="ce32" office:value-type="float" office:value="20600" calcext:value-type="float">
            <text:p>20 600,00</text:p>
          </table:table-cell>
          <table:table-cell table:style-name="ce32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ZFS.</text:p>
          </table:table-cell>
          <table:table-cell table:style-name="ce26" office:value-type="string" calcext:value-type="string">
            <text:p>labc195</text:p>
          </table:table-cell>
          <table:table-cell office:value-type="float" office:value="51562" calcext:value-type="float">
            <text:p>51 562,00</text:p>
          </table:table-cell>
          <table:table-cell table:style-name="ce32" office:value-type="float" office:value="86758" calcext:value-type="float">
            <text:p>86 758,00</text:p>
          </table:table-cell>
          <table:table-cell table:style-name="ce32" office:value-type="float" office:value="165460" calcext:value-type="float">
            <text:p>165 460,00</text:p>
          </table:table-cell>
          <table:table-cell table:style-name="ce38"/>
          <table:table-cell table:style-name="ce32" office:value-type="float" office:value="5211.9" calcext:value-type="float">
            <text:p>5 211,90</text:p>
          </table:table-cell>
          <table:table-cell table:style-name="ce32" table:number-columns-repeated="2"/>
          <table:table-cell table:style-name="ce32" office:value-type="float" office:value="30868" calcext:value-type="float">
            <text:p>30 868,00</text:p>
          </table:table-cell>
          <table:table-cell table:style-name="ce32" office:value-type="float" office:value="31360" calcext:value-type="float">
            <text:p>31 360,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3" office:value-type="string" calcext:value-type="string">
            <text:p>ZFS.</text:p>
          </table:table-cell>
          <table:table-cell table:style-name="ce19"/>
          <table:table-cell table:style-name="ce33" table:formula="of:=AVERAGE([.D47:.D53])" office:value-type="float" office:value="60640.8571428571" calcext:value-type="float">
            <text:p>60 640,86</text:p>
          </table:table-cell>
          <table:table-cell table:style-name="ce33" table:formula="of:=AVERAGE([.E47:.E53])" office:value-type="float" office:value="91847.7142857143" calcext:value-type="float">
            <text:p>91 847,71</text:p>
          </table:table-cell>
          <table:table-cell table:style-name="ce33" table:formula="of:=AVERAGE([.F47:.F53])" office:value-type="float" office:value="148174.142857143" calcext:value-type="float">
            <text:p>148 174,14</text:p>
          </table:table-cell>
          <table:table-cell table:style-name="ce33" table:formula="of:=AVERAGE([.G47:.G53])" office:value-type="float" office:value="380416.75" calcext:value-type="float">
            <text:p>380 416,75</text:p>
          </table:table-cell>
          <table:table-cell table:style-name="ce33" table:formula="of:=AVERAGE([.H47:.H53])" office:value-type="float" office:value="4450.04285714286" calcext:value-type="float">
            <text:p>4 450,04</text:p>
          </table:table-cell>
          <table:table-cell table:style-name="ce33" table:formula="of:=AVERAGE([.I47:.I53])" office:value-type="float" office:value="30316.6666666667" calcext:value-type="float">
            <text:p>30 316,67</text:p>
          </table:table-cell>
          <table:table-cell table:style-name="ce33" table:formula="of:=AVERAGE([.J47:.J53])" office:value-type="float" office:value="27970.6666666667" calcext:value-type="float">
            <text:p>27 970,67</text:p>
          </table:table-cell>
          <table:table-cell table:style-name="ce33" table:formula="of:=AVERAGE([.K47:.K53])" office:value-type="float" office:value="25158.4285714286" calcext:value-type="float">
            <text:p>25 158,43</text:p>
          </table:table-cell>
          <table:table-cell table:style-name="ce33" table:formula="of:=AVERAGE([.L47:.L53])" office:value-type="float" office:value="30596.2" calcext:value-type="float">
            <text:p>30 596,20</text:p>
          </table:table-cell>
          <table:table-cell table:style-name="ce12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4" office:value-type="string" calcext:value-type="string">
            <text:p>ZFS.</text:p>
          </table:table-cell>
          <table:table-cell table:style-name="ce20"/>
          <table:table-cell table:style-name="ce34" table:formula="of:=STDEV([.D47:.D53])" office:value-type="float" office:value="20160.4107963154" calcext:value-type="float">
            <text:p>20 160,41</text:p>
          </table:table-cell>
          <table:table-cell table:style-name="ce34" table:formula="of:=STDEV([.E47:.E53])" office:value-type="float" office:value="26072.0674139604" calcext:value-type="float">
            <text:p>26 072,07</text:p>
          </table:table-cell>
          <table:table-cell table:style-name="ce34" table:formula="of:=STDEV([.F47:.F53])" office:value-type="float" office:value="24000.0109821403" calcext:value-type="float">
            <text:p>24 000,01</text:p>
          </table:table-cell>
          <table:table-cell table:style-name="ce34" table:formula="of:=STDEV([.G47:.G53])" office:value-type="float" office:value="64974.2790360155" calcext:value-type="float">
            <text:p>64 974,28</text:p>
          </table:table-cell>
          <table:table-cell table:style-name="ce34" table:formula="of:=STDEV([.H47:.H53])" office:value-type="float" office:value="1145.79812191785" calcext:value-type="float">
            <text:p>1 145,80</text:p>
          </table:table-cell>
          <table:table-cell table:style-name="ce34" table:formula="of:=STDEV([.I47:.I53])" office:value-type="float" office:value="1801.77477319817" calcext:value-type="float">
            <text:p>1 801,77</text:p>
          </table:table-cell>
          <table:table-cell table:style-name="ce34" table:formula="of:=STDEV([.J47:.J53])" office:value-type="float" office:value="1905.80962672911" calcext:value-type="float">
            <text:p>1 905,81</text:p>
          </table:table-cell>
          <table:table-cell table:style-name="ce34" table:formula="of:=STDEV([.K47:.K53])" office:value-type="float" office:value="3726.58301294644" calcext:value-type="float">
            <text:p>3 726,58</text:p>
          </table:table-cell>
          <table:table-cell table:style-name="ce34" table:formula="of:=STDEV([.L47:.L53])" office:value-type="float" office:value="1895.97434054367" calcext:value-type="float">
            <text:p>1 895,97</text:p>
          </table:table-cell>
          <table:table-cell table:style-name="ce13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3" office:value-type="string" calcext:value-type="string">
            <text:p>ZFS.</text:p>
          </table:table-cell>
          <table:table-cell table:style-name="ce19"/>
          <table:table-cell table:style-name="ce33" table:formula="of:=MAX([.D47:.D53])" office:value-type="float" office:value="82590" calcext:value-type="float">
            <text:p>82 590,00</text:p>
          </table:table-cell>
          <table:table-cell table:style-name="ce33" table:formula="of:=MAX([.E47:.E53])" office:value-type="float" office:value="140289" calcext:value-type="float">
            <text:p>140 289,00</text:p>
          </table:table-cell>
          <table:table-cell table:style-name="ce33" table:formula="of:=MAX([.F47:.F53])" office:value-type="float" office:value="176382" calcext:value-type="float">
            <text:p>176 382,00</text:p>
          </table:table-cell>
          <table:table-cell table:style-name="ce33" table:formula="of:=MAX([.G47:.G53])" office:value-type="float" office:value="427639" calcext:value-type="float">
            <text:p>427 639,00</text:p>
          </table:table-cell>
          <table:table-cell table:style-name="ce33" table:formula="of:=MAX([.H47:.H53])" office:value-type="float" office:value="6460.8" calcext:value-type="float">
            <text:p>6 460,80</text:p>
          </table:table-cell>
          <table:table-cell table:style-name="ce33" table:formula="of:=MAX([.I47:.I53])" office:value-type="float" office:value="31617" calcext:value-type="float">
            <text:p>31 617,00</text:p>
          </table:table-cell>
          <table:table-cell table:style-name="ce33" table:formula="of:=MAX([.J47:.J53])" office:value-type="float" office:value="30127" calcext:value-type="float">
            <text:p>30 127,00</text:p>
          </table:table-cell>
          <table:table-cell table:style-name="ce33" table:formula="of:=MAX([.K47:.K53])" office:value-type="float" office:value="30868" calcext:value-type="float">
            <text:p>30 868,00</text:p>
          </table:table-cell>
          <table:table-cell table:style-name="ce33" table:formula="of:=MAX([.L47:.L53])" office:value-type="float" office:value="32131" calcext:value-type="float">
            <text:p>32 131,00</text:p>
          </table:table-cell>
          <table:table-cell table:style-name="ce12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5" office:value-type="string" calcext:value-type="string">
            <text:p>ZFS.</text:p>
          </table:table-cell>
          <table:table-cell table:style-name="ce29"/>
          <table:table-cell table:style-name="ce37" table:formula="of:=MIN([.D47:.D53])" office:value-type="float" office:value="21133" calcext:value-type="float">
            <text:p>21 133,00</text:p>
          </table:table-cell>
          <table:table-cell table:style-name="ce37" table:formula="of:=MIN([.E47:.E53])" office:value-type="float" office:value="66929" calcext:value-type="float">
            <text:p>66 929,00</text:p>
          </table:table-cell>
          <table:table-cell table:style-name="ce37" table:formula="of:=MIN([.F47:.F53])" office:value-type="float" office:value="113263" calcext:value-type="float">
            <text:p>113 263,00</text:p>
          </table:table-cell>
          <table:table-cell table:style-name="ce37" table:formula="of:=MIN([.G47:.G53])" office:value-type="float" office:value="285816" calcext:value-type="float">
            <text:p>285 816,00</text:p>
          </table:table-cell>
          <table:table-cell table:style-name="ce37" table:formula="of:=MIN([.H47:.H53])" office:value-type="float" office:value="3001.2" calcext:value-type="float">
            <text:p>3 001,20</text:p>
          </table:table-cell>
          <table:table-cell table:style-name="ce37" table:formula="of:=MIN([.I47:.I53])" office:value-type="float" office:value="28260" calcext:value-type="float">
            <text:p>28 260,00</text:p>
          </table:table-cell>
          <table:table-cell table:style-name="ce37" table:formula="of:=MIN([.J47:.J53])" office:value-type="float" office:value="26512" calcext:value-type="float">
            <text:p>26 512,00</text:p>
          </table:table-cell>
          <table:table-cell table:style-name="ce37" table:formula="of:=MIN([.K47:.K53])" office:value-type="float" office:value="20600" calcext:value-type="float">
            <text:p>20 600,00</text:p>
          </table:table-cell>
          <table:table-cell table:style-name="ce37" table:formula="of:=MIN([.L47:.L53])" office:value-type="float" office:value="27676" calcext:value-type="float">
            <text:p>27 676,00</text:p>
          </table:table-cell>
          <table:table-cell table:style-name="ce14" table:number-columns-repeated="1012"/>
        </table:table-row>
        <table:table-row table:style-name="ro1">
          <table:table-cell/>
          <table:table-cell table:style-name="ce22"/>
          <table:table-cell table:number-columns-repeated="2"/>
          <table:table-cell table:style-name="ce32" table:number-columns-repeated="2"/>
          <table:table-cell/>
          <table:table-cell table:style-name="ce32" table:number-columns-repeated="5"/>
          <table:table-cell table:number-columns-repeated="1012"/>
        </table:table-row>
        <table:table-row table:style-name="ro1" table:number-rows-repeated="4">
          <table:table-cell/>
          <table:table-cell table:style-name="ce22"/>
          <table:table-cell table:number-columns-repeated="2"/>
          <table:table-cell table:style-name="ce32" table:number-columns-repeated="8"/>
          <table:table-cell table:number-columns-repeated="1012"/>
        </table:table-row>
        <table:table-row table:style-name="ro1" table:number-rows-repeated="4">
          <table:table-cell/>
          <table:table-cell table:style-name="Default"/>
          <table:table-cell table:number-columns-repeated="2"/>
          <table:table-cell table:style-name="ce32" table:number-columns-repeated="8"/>
          <table:table-cell table:number-columns-repeated="101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ce32" table:number-columns-repeated="8"/>
          <table:table-cell table:number-columns-repeated="1012"/>
        </table:table-row>
        <table:table-row table:style-name="ro1" table:number-rows-repeated="30">
          <table:table-cell table:number-columns-repeated="2"/>
          <table:table-cell table:style-name="Default"/>
          <table:table-cell/>
          <table:table-cell table:style-name="ce32" table:number-columns-repeated="8"/>
          <table:table-cell table:number-columns-repeated="1012"/>
        </table:table-row>
        <table:table-row table:style-name="ro1" table:number-rows-repeated="15">
          <table:table-cell table:number-columns-repeated="4"/>
          <table:table-cell table:style-name="ce32" table:number-columns-repeated="8"/>
          <table:table-cell table:number-columns-repeated="1012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programem Bonnie++ (Windows)" table:style-name="ta1">
        <table:shapes>
          <draw:frame draw:z-index="0" draw:style-name="gr1" draw:text-style-name="P1" svg:width="159.99mm" svg:height="89.99mm" svg:x="0.16mm" svg:y="257.82mm">
            <loext:p draw:notify-on-update-of-ranges=" 'Test programem Bonnie++ (Windows)'.I43:'Test programem Bonnie++ (Windows)'.I43  'Test programem Bonnie++ (Windows)'.K43:'Test programem Bonnie++ (Windows)'.K43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ce26"/>
        <table:table-column table:style-name="co8" table:default-cell-style-name="ce18"/>
        <table:table-column table:style-name="co15" table:default-cell-style-name="ce32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number-columns-repeated="1012" table:default-cell-style-name="Default"/>
        <table:table-row table:style-name="ro1">
          <table:table-cell table:style-name="ce12"/>
          <table:table-cell table:style-name="ce16" office:value-type="string" calcext:value-type="string" table:number-columns-spanned="1" table:number-rows-spanned="2">
            <text:p>System plików</text:p>
          </table:table-cell>
          <table:table-cell table:style-name="ce17" office:value-type="string" calcext:value-type="string" table:number-columns-spanned="1" table:number-rows-spanned="2">
            <text:p>Nazwa komputera</text:p>
          </table:table-cell>
          <table:table-cell table:style-name="ce30" office:value-type="string" calcext:value-type="string" table:number-columns-spanned="2" table:number-rows-spanned="1">
            <text:p>Zapis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Odczyt</text:p>
          </table:table-cell>
          <table:covered-table-cell table:style-name="ce30"/>
          <table:table-cell table:style-name="ce30" office:value-type="string" calcext:value-type="string">
            <text:p>Odczyt podczas przeskoków</text:p>
          </table:table-cell>
          <table:table-cell table:style-name="ce30" office:value-type="string" calcext:value-type="string" table:number-columns-spanned="2" table:number-rows-spanned="1">
            <text:p>Operacje na plikach (sekwencyjne)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Operacje na plikach (losowo)</text:p>
          </table:table-cell>
          <table:covered-table-cell table:style-name="ce12"/>
          <table:table-cell table:style-name="ce12" table:number-columns-repeated="1012"/>
        </table:table-row>
        <table:table-row table:style-name="ro1">
          <table:table-cell table:style-name="ce11"/>
          <table:covered-table-cell table:style-name="ce17"/>
          <table:covered-table-cell table:style-name="ce16"/>
          <table:table-cell table:style-name="ce31" office:value-type="string" calcext:value-type="string">
            <text:p>znak po znaku (K/sec)</text:p>
          </table:table-cell>
          <table:table-cell table:style-name="ce31" office:value-type="string" calcext:value-type="string">
            <text:p>blokami (K/sec)</text:p>
          </table:table-cell>
          <table:table-cell table:style-name="ce31" office:value-type="string" calcext:value-type="string">
            <text:p>znak po znaku (K/sec)</text:p>
          </table:table-cell>
          <table:table-cell table:style-name="ce31" office:value-type="string" calcext:value-type="string">
            <text:p>blokami (K/sec)</text:p>
          </table:table-cell>
          <table:table-cell table:style-name="ce31" office:value-type="string" calcext:value-type="string">
            <text:p>(/sec)</text:p>
          </table:table-cell>
          <table:table-cell table:style-name="ce31" office:value-type="string" calcext:value-type="string">
            <text:p>Tworzenie plików (/sec)</text:p>
          </table:table-cell>
          <table:table-cell table:style-name="ce31" office:value-type="string" calcext:value-type="string">
            <text:p>Usuwanie plików (/sec)</text:p>
          </table:table-cell>
          <table:table-cell table:style-name="ce31" office:value-type="string" calcext:value-type="string">
            <text:p>Tworzenie plików (/sec)</text:p>
          </table:table-cell>
          <table:table-cell table:style-name="ce31" office:value-type="string" calcext:value-type="string">
            <text:p>Usuwanie plików (/sec)</text:p>
          </table:table-cell>
          <table:table-cell table:style-name="ce11" table:number-columns-repeated="1012"/>
        </table:table-row>
        <table:table-row table:style-name="ro1">
          <table:table-cell/>
          <table:table-cell table:style-name="ce18" office:value-type="string" calcext:value-type="string">
            <text:p>ext2.</text:p>
          </table:table-cell>
          <table:table-cell table:style-name="ce26" office:value-type="string" calcext:value-type="string">
            <text:p>labc193</text:p>
          </table:table-cell>
          <table:table-cell table:style-name="ce45" table:number-columns-repeated="9"/>
          <table:table-cell table:number-columns-repeated="1012"/>
        </table:table-row>
        <table:table-row table:style-name="ro1">
          <table:table-cell/>
          <table:table-cell table:style-name="ce18" office:value-type="string" calcext:value-type="string">
            <text:p>ext2.</text:p>
          </table:table-cell>
          <table:table-cell table:style-name="ce26" office:value-type="string" calcext:value-type="string">
            <text:p>labc199</text:p>
          </table:table-cell>
          <table:table-cell table:style-name="ce45" table:number-columns-repeated="9"/>
          <table:table-cell table:number-columns-repeated="1012"/>
        </table:table-row>
        <table:table-row table:style-name="ro1">
          <table:table-cell/>
          <table:table-cell table:style-name="ce18" office:value-type="string" calcext:value-type="string">
            <text:p>ext2.</text:p>
          </table:table-cell>
          <table:table-cell table:style-name="ce26" office:value-type="string" calcext:value-type="string">
            <text:p>labc197</text:p>
          </table:table-cell>
          <table:table-cell table:style-name="ce45" table:number-columns-repeated="9"/>
          <table:table-cell table:number-columns-repeated="1012"/>
        </table:table-row>
        <table:table-row table:style-name="ro1">
          <table:table-cell/>
          <table:table-cell table:style-name="ce18" office:value-type="string" calcext:value-type="string">
            <text:p>ext2.</text:p>
          </table:table-cell>
          <table:table-cell table:style-name="ce26" office:value-type="string" calcext:value-type="string">
            <text:p>labc194</text:p>
          </table:table-cell>
          <table:table-cell table:style-name="ce45" table:number-columns-repeated="9"/>
          <table:table-cell table:number-columns-repeated="1012"/>
        </table:table-row>
        <table:table-row table:style-name="ro1">
          <table:table-cell/>
          <table:table-cell table:style-name="ce18" office:value-type="string" calcext:value-type="string">
            <text:p>ext2.</text:p>
          </table:table-cell>
          <table:table-cell table:style-name="ce26" office:value-type="string" calcext:value-type="string">
            <text:p>labc198</text:p>
          </table:table-cell>
          <table:table-cell table:style-name="ce45" table:number-columns-repeated="9"/>
          <table:table-cell table:number-columns-repeated="1012"/>
        </table:table-row>
        <table:table-row table:style-name="ro1">
          <table:table-cell/>
          <table:table-cell table:style-name="ce18" office:value-type="string" calcext:value-type="string">
            <text:p>ext2.</text:p>
          </table:table-cell>
          <table:table-cell table:style-name="ce26" office:value-type="string" calcext:value-type="string">
            <text:p>labc192</text:p>
          </table:table-cell>
          <table:table-cell table:style-name="ce45" table:number-columns-repeated="9"/>
          <table:table-cell table:number-columns-repeated="1012"/>
        </table:table-row>
        <table:table-row table:style-name="ro1">
          <table:table-cell/>
          <table:table-cell table:style-name="ce18" office:value-type="string" calcext:value-type="string">
            <text:p>ext2.</text:p>
          </table:table-cell>
          <table:table-cell table:style-name="ce26" office:value-type="string" calcext:value-type="string">
            <text:p>labc195</text:p>
          </table:table-cell>
          <table:table-cell table:style-name="ce45" table:number-columns-repeated="9"/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19" office:value-type="string" calcext:value-type="string">
            <text:p>ext2.</text:p>
          </table:table-cell>
          <table:table-cell table:style-name="ce27"/>
          <table:table-cell table:style-name="ce33" table:number-columns-repeated="9"/>
          <table:table-cell table:style-name="ce12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0" office:value-type="string" calcext:value-type="string">
            <text:p>ext2.</text:p>
          </table:table-cell>
          <table:table-cell table:style-name="ce28"/>
          <table:table-cell table:style-name="ce34" table:number-columns-repeated="9"/>
          <table:table-cell table:style-name="ce13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19" office:value-type="string" calcext:value-type="string">
            <text:p>ext2.</text:p>
          </table:table-cell>
          <table:table-cell table:style-name="ce19"/>
          <table:table-cell table:style-name="ce33" table:number-columns-repeated="9"/>
          <table:table-cell table:style-name="ce12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9" office:value-type="string" calcext:value-type="string">
            <text:p>ext2.</text:p>
          </table:table-cell>
          <table:table-cell table:style-name="ce29"/>
          <table:table-cell table:style-name="ce37" table:number-columns-repeated="9"/>
          <table:table-cell table:style-name="ce14" table:number-columns-repeated="1012"/>
        </table:table-row>
        <table:table-row table:style-name="ro1">
          <table:table-cell/>
          <table:table-cell table:style-name="ce22" office:value-type="string" calcext:value-type="string">
            <text:p>ext3.</text:p>
          </table:table-cell>
          <table:table-cell table:style-name="ce26" office:value-type="string" calcext:value-type="string">
            <text:p>labc193</text:p>
          </table:table-cell>
          <table:table-cell table:style-name="ce46"/>
          <table:table-cell table:style-name="ce45" table:number-columns-repeated="8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3.</text:p>
          </table:table-cell>
          <table:table-cell table:style-name="ce26" office:value-type="string" calcext:value-type="string">
            <text:p>labc199</text:p>
          </table:table-cell>
          <table:table-cell table:style-name="ce45" table:number-columns-repeated="9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3.</text:p>
          </table:table-cell>
          <table:table-cell table:style-name="ce26" office:value-type="string" calcext:value-type="string">
            <text:p>labc197</text:p>
          </table:table-cell>
          <table:table-cell table:style-name="ce45" table:number-columns-repeated="9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3.</text:p>
          </table:table-cell>
          <table:table-cell table:style-name="ce26" office:value-type="string" calcext:value-type="string">
            <text:p>labc194</text:p>
          </table:table-cell>
          <table:table-cell table:style-name="ce45" table:number-columns-repeated="9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3.</text:p>
          </table:table-cell>
          <table:table-cell table:style-name="ce26" office:value-type="string" calcext:value-type="string">
            <text:p>labc198</text:p>
          </table:table-cell>
          <table:table-cell table:style-name="ce45" table:number-columns-repeated="9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3.</text:p>
          </table:table-cell>
          <table:table-cell table:style-name="ce26" office:value-type="string" calcext:value-type="string">
            <text:p>labc192</text:p>
          </table:table-cell>
          <table:table-cell table:style-name="ce45" table:number-columns-repeated="9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3.</text:p>
          </table:table-cell>
          <table:table-cell table:style-name="ce26" office:value-type="string" calcext:value-type="string">
            <text:p>labc195</text:p>
          </table:table-cell>
          <table:table-cell table:style-name="ce45" table:number-columns-repeated="9"/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3" office:value-type="string" calcext:value-type="string">
            <text:p>ext3.</text:p>
          </table:table-cell>
          <table:table-cell table:style-name="ce19"/>
          <table:table-cell table:style-name="ce33" table:number-columns-repeated="9"/>
          <table:table-cell table:style-name="ce12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4" office:value-type="string" calcext:value-type="string">
            <text:p>ext3.</text:p>
          </table:table-cell>
          <table:table-cell table:style-name="ce20"/>
          <table:table-cell table:style-name="ce34" table:number-columns-repeated="9"/>
          <table:table-cell table:style-name="ce13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3" office:value-type="string" calcext:value-type="string">
            <text:p>ext3.</text:p>
          </table:table-cell>
          <table:table-cell table:style-name="ce19"/>
          <table:table-cell table:style-name="ce33" table:number-columns-repeated="9"/>
          <table:table-cell table:style-name="ce12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5" office:value-type="string" calcext:value-type="string">
            <text:p>ext3.</text:p>
          </table:table-cell>
          <table:table-cell table:style-name="ce29"/>
          <table:table-cell table:style-name="ce37" table:number-columns-repeated="9"/>
          <table:table-cell table:style-name="ce14" table:number-columns-repeated="1012"/>
        </table:table-row>
        <table:table-row table:style-name="ro1">
          <table:table-cell/>
          <table:table-cell table:style-name="ce22" office:value-type="string" calcext:value-type="string">
            <text:p>ext4.</text:p>
          </table:table-cell>
          <table:table-cell table:style-name="ce26" office:value-type="string" calcext:value-type="string">
            <text:p>labc193</text:p>
          </table:table-cell>
          <table:table-cell table:style-name="ce42" table:number-columns-repeated="9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4.</text:p>
          </table:table-cell>
          <table:table-cell table:style-name="ce26" office:value-type="string" calcext:value-type="string">
            <text:p>labc199</text:p>
          </table:table-cell>
          <table:table-cell table:style-name="ce45" table:number-columns-repeated="9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4.</text:p>
          </table:table-cell>
          <table:table-cell table:style-name="ce26" office:value-type="string" calcext:value-type="string">
            <text:p>labc197</text:p>
          </table:table-cell>
          <table:table-cell table:style-name="ce45" table:number-columns-repeated="9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4.</text:p>
          </table:table-cell>
          <table:table-cell table:style-name="ce26" office:value-type="string" calcext:value-type="string">
            <text:p>labc194</text:p>
          </table:table-cell>
          <table:table-cell table:style-name="ce45" table:number-columns-repeated="9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4.</text:p>
          </table:table-cell>
          <table:table-cell table:style-name="ce26" office:value-type="string" calcext:value-type="string">
            <text:p>labc198</text:p>
          </table:table-cell>
          <table:table-cell table:style-name="ce45" table:number-columns-repeated="9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4.</text:p>
          </table:table-cell>
          <table:table-cell table:style-name="ce26" office:value-type="string" calcext:value-type="string">
            <text:p>labc192</text:p>
          </table:table-cell>
          <table:table-cell table:style-name="ce45" table:number-columns-repeated="9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4.</text:p>
          </table:table-cell>
          <table:table-cell table:style-name="ce26" office:value-type="string" calcext:value-type="string">
            <text:p>labc195</text:p>
          </table:table-cell>
          <table:table-cell table:style-name="ce42" table:number-columns-repeated="9"/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3" office:value-type="string" calcext:value-type="string">
            <text:p>ext4.</text:p>
          </table:table-cell>
          <table:table-cell table:style-name="ce19"/>
          <table:table-cell table:style-name="ce33" table:number-columns-repeated="9"/>
          <table:table-cell table:style-name="ce12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4" office:value-type="string" calcext:value-type="string">
            <text:p>ext4.</text:p>
          </table:table-cell>
          <table:table-cell table:style-name="ce20"/>
          <table:table-cell table:style-name="ce34" table:number-columns-repeated="9"/>
          <table:table-cell table:style-name="ce13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3" office:value-type="string" calcext:value-type="string">
            <text:p>ext4.</text:p>
          </table:table-cell>
          <table:table-cell table:style-name="ce19"/>
          <table:table-cell table:style-name="ce33" table:number-columns-repeated="9"/>
          <table:table-cell table:style-name="ce12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5" office:value-type="string" calcext:value-type="string">
            <text:p>ext4.</text:p>
          </table:table-cell>
          <table:table-cell table:style-name="ce29"/>
          <table:table-cell table:style-name="ce37" table:number-columns-repeated="9"/>
          <table:table-cell table:style-name="ce14" table:number-columns-repeated="1012"/>
        </table:table-row>
        <table:table-row table:style-name="ro1">
          <table:table-cell/>
          <table:table-cell table:style-name="ce22" office:value-type="string" calcext:value-type="string">
            <text:p>NTFS.</text:p>
          </table:table-cell>
          <table:table-cell table:style-name="ce26" office:value-type="string" calcext:value-type="string">
            <text:p>labc193</text:p>
          </table:table-cell>
          <table:table-cell/>
          <table:table-cell table:style-name="ce32" table:number-columns-repeated="8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NTFS.</text:p>
          </table:table-cell>
          <table:table-cell table:style-name="ce26" office:value-type="string" calcext:value-type="string">
            <text:p>labc199</text:p>
          </table:table-cell>
          <table:table-cell office:value-type="float" office:value="8190" calcext:value-type="float">
            <text:p>8 190,00</text:p>
          </table:table-cell>
          <table:table-cell table:style-name="ce32"/>
          <table:table-cell table:style-name="ce32" office:value-type="float" office:value="8217" calcext:value-type="float">
            <text:p>8 217,00</text:p>
          </table:table-cell>
          <table:table-cell table:style-name="ce32" table:number-columns-repeated="2"/>
          <table:table-cell table:style-name="ce32" office:value-type="float" office:value="3022" calcext:value-type="float">
            <text:p>3 022,00</text:p>
          </table:table-cell>
          <table:table-cell table:style-name="ce32" office:value-type="float" office:value="5512" calcext:value-type="float">
            <text:p>5 512,00</text:p>
          </table:table-cell>
          <table:table-cell table:style-name="ce32" office:value-type="float" office:value="2835" calcext:value-type="float">
            <text:p>2 835,00</text:p>
          </table:table-cell>
          <table:table-cell table:style-name="ce32" office:value-type="float" office:value="4179" calcext:value-type="float">
            <text:p>4 179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NTFS.</text:p>
          </table:table-cell>
          <table:table-cell table:style-name="ce26" office:value-type="string" calcext:value-type="string">
            <text:p>labc197</text:p>
          </table:table-cell>
          <table:table-cell office:value-type="float" office:value="8160" calcext:value-type="float">
            <text:p>8 160,00</text:p>
          </table:table-cell>
          <table:table-cell table:style-name="ce32" office:value-type="float" office:value="285439" calcext:value-type="float">
            <text:p>285 439,00</text:p>
          </table:table-cell>
          <table:table-cell table:style-name="ce32" office:value-type="float" office:value="8228" calcext:value-type="float">
            <text:p>8 228,00</text:p>
          </table:table-cell>
          <table:table-cell table:style-name="ce32" table:number-columns-repeated="2"/>
          <table:table-cell table:style-name="ce32" office:value-type="float" office:value="2693" calcext:value-type="float">
            <text:p>2 693,00</text:p>
          </table:table-cell>
          <table:table-cell table:style-name="ce32" office:value-type="float" office:value="5288" calcext:value-type="float">
            <text:p>5 288,00</text:p>
          </table:table-cell>
          <table:table-cell table:style-name="ce32" office:value-type="float" office:value="3007" calcext:value-type="float">
            <text:p>3 007,00</text:p>
          </table:table-cell>
          <table:table-cell table:style-name="ce32" office:value-type="float" office:value="4675" calcext:value-type="float">
            <text:p>4 675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NTFS.</text:p>
          </table:table-cell>
          <table:table-cell table:style-name="ce26" office:value-type="string" calcext:value-type="string">
            <text:p>labc194</text:p>
          </table:table-cell>
          <table:table-cell office:value-type="float" office:value="8129" calcext:value-type="float">
            <text:p>8 129,00</text:p>
          </table:table-cell>
          <table:table-cell table:style-name="ce32"/>
          <table:table-cell table:style-name="ce32" office:value-type="float" office:value="8241" calcext:value-type="float">
            <text:p>8 241,00</text:p>
          </table:table-cell>
          <table:table-cell table:style-name="ce32" table:number-columns-repeated="2"/>
          <table:table-cell table:style-name="ce32" office:value-type="float" office:value="2740" calcext:value-type="float">
            <text:p>2 740,00</text:p>
          </table:table-cell>
          <table:table-cell table:style-name="ce32" office:value-type="float" office:value="5298" calcext:value-type="float">
            <text:p>5 298,00</text:p>
          </table:table-cell>
          <table:table-cell table:style-name="ce32" office:value-type="float" office:value="2682" calcext:value-type="float">
            <text:p>2 682,00</text:p>
          </table:table-cell>
          <table:table-cell table:style-name="ce32" office:value-type="float" office:value="5029" calcext:value-type="float">
            <text:p>5 029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NTFS.</text:p>
          </table:table-cell>
          <table:table-cell table:style-name="ce26" office:value-type="string" calcext:value-type="string">
            <text:p>labc198</text:p>
          </table:table-cell>
          <table:table-cell office:value-type="float" office:value="7852" calcext:value-type="float">
            <text:p>7 852,00</text:p>
          </table:table-cell>
          <table:table-cell table:style-name="ce32" office:value-type="float" office:value="609528" calcext:value-type="float">
            <text:p>609 528,00</text:p>
          </table:table-cell>
          <table:table-cell table:style-name="ce32" office:value-type="float" office:value="8229" calcext:value-type="float">
            <text:p>8 229,00</text:p>
          </table:table-cell>
          <table:table-cell table:style-name="ce32" table:number-columns-repeated="2"/>
          <table:table-cell table:style-name="ce32" office:value-type="float" office:value="2770" calcext:value-type="float">
            <text:p>2 770,00</text:p>
          </table:table-cell>
          <table:table-cell table:style-name="ce32" office:value-type="float" office:value="5887" calcext:value-type="float">
            <text:p>5 887,00</text:p>
          </table:table-cell>
          <table:table-cell table:style-name="ce32" office:value-type="float" office:value="2946" calcext:value-type="float">
            <text:p>2 946,00</text:p>
          </table:table-cell>
          <table:table-cell table:style-name="ce32" office:value-type="float" office:value="2389" calcext:value-type="float">
            <text:p>2 389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NTFS.</text:p>
          </table:table-cell>
          <table:table-cell table:style-name="ce26" office:value-type="string" calcext:value-type="string">
            <text:p>labc192</text:p>
          </table:table-cell>
          <table:table-cell office:value-type="float" office:value="8138" calcext:value-type="float">
            <text:p>8 138,00</text:p>
          </table:table-cell>
          <table:table-cell table:style-name="ce32"/>
          <table:table-cell table:style-name="ce32" office:value-type="float" office:value="8223" calcext:value-type="float">
            <text:p>8 223,00</text:p>
          </table:table-cell>
          <table:table-cell table:style-name="ce32" table:number-columns-repeated="2"/>
          <table:table-cell table:style-name="ce32" office:value-type="float" office:value="3015" calcext:value-type="float">
            <text:p>3 015,00</text:p>
          </table:table-cell>
          <table:table-cell table:style-name="ce32" office:value-type="float" office:value="4488" calcext:value-type="float">
            <text:p>4 488,00</text:p>
          </table:table-cell>
          <table:table-cell table:style-name="ce32" office:value-type="float" office:value="2769" calcext:value-type="float">
            <text:p>2 769,00</text:p>
          </table:table-cell>
          <table:table-cell table:style-name="ce32" office:value-type="float" office:value="3198" calcext:value-type="float">
            <text:p>3 198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NTFS.</text:p>
          </table:table-cell>
          <table:table-cell table:style-name="ce26" office:value-type="string" calcext:value-type="string">
            <text:p>labc195</text:p>
          </table:table-cell>
          <table:table-cell office:value-type="float" office:value="8109" calcext:value-type="float">
            <text:p>8 109,00</text:p>
          </table:table-cell>
          <table:table-cell table:style-name="ce32"/>
          <table:table-cell table:style-name="ce32" office:value-type="float" office:value="8236" calcext:value-type="float">
            <text:p>8 236,00</text:p>
          </table:table-cell>
          <table:table-cell table:style-name="ce32" table:number-columns-repeated="2"/>
          <table:table-cell table:style-name="ce32" office:value-type="float" office:value="3068" calcext:value-type="float">
            <text:p>3 068,00</text:p>
          </table:table-cell>
          <table:table-cell table:style-name="ce32" office:value-type="float" office:value="5272" calcext:value-type="float">
            <text:p>5 272,00</text:p>
          </table:table-cell>
          <table:table-cell table:style-name="ce32" office:value-type="float" office:value="2953" calcext:value-type="float">
            <text:p>2 953,00</text:p>
          </table:table-cell>
          <table:table-cell table:style-name="ce32" office:value-type="float" office:value="6213" calcext:value-type="float">
            <text:p>6 213,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3" office:value-type="string" calcext:value-type="string">
            <text:p>NTFS.</text:p>
          </table:table-cell>
          <table:table-cell table:style-name="ce19"/>
          <table:table-cell table:style-name="ce33" table:formula="of:=AVERAGE([.D36:.D42])" office:value-type="float" office:value="8096.33333333333" calcext:value-type="float">
            <text:p>8 096,33</text:p>
          </table:table-cell>
          <table:table-cell table:style-name="ce33" table:formula="of:=AVERAGE([.E36:.E42])" office:value-type="float" office:value="447483.5" calcext:value-type="float">
            <text:p>447 483,50</text:p>
          </table:table-cell>
          <table:table-cell table:style-name="ce33" table:formula="of:=AVERAGE([.F36:.F42])" office:value-type="float" office:value="8229" calcext:value-type="float">
            <text:p>8 229,00</text:p>
          </table:table-cell>
          <table:table-cell table:style-name="ce33" table:number-columns-repeated="2"/>
          <table:table-cell table:style-name="ce33" table:formula="of:=AVERAGE([.I36:.I42])" office:value-type="float" office:value="2884.66666666667" calcext:value-type="float">
            <text:p>2 884,67</text:p>
          </table:table-cell>
          <table:table-cell table:style-name="ce33" table:formula="of:=AVERAGE([.J36:.J42])" office:value-type="float" office:value="5290.83333333333" calcext:value-type="float">
            <text:p>5 290,83</text:p>
          </table:table-cell>
          <table:table-cell table:style-name="ce33" table:formula="of:=AVERAGE([.K36:.K42])" office:value-type="float" office:value="2865.33333333333" calcext:value-type="float">
            <text:p>2 865,33</text:p>
          </table:table-cell>
          <table:table-cell table:style-name="ce33" table:formula="of:=AVERAGE([.L36:.L42])" office:value-type="float" office:value="4280.5" calcext:value-type="float">
            <text:p>4 280,50</text:p>
          </table:table-cell>
          <table:table-cell table:style-name="ce12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4" office:value-type="string" calcext:value-type="string">
            <text:p>NTFS.</text:p>
          </table:table-cell>
          <table:table-cell table:style-name="ce20"/>
          <table:table-cell table:style-name="ce34" table:formula="of:=STDEV([.D36:.D42])" office:value-type="float" office:value="122.873376557604" calcext:value-type="float">
            <text:p>122,87</text:p>
          </table:table-cell>
          <table:table-cell table:style-name="ce34" table:formula="of:=STDEV([.E36:.E42])" office:value-type="float" office:value="229165.529607967" calcext:value-type="float">
            <text:p>229 165,53</text:p>
          </table:table-cell>
          <table:table-cell table:style-name="ce34" table:formula="of:=STDEV([.F36:.F42])" office:value-type="float" office:value="8.64869932417586" calcext:value-type="float">
            <text:p>8,65</text:p>
          </table:table-cell>
          <table:table-cell table:style-name="ce34" table:number-columns-repeated="2"/>
          <table:table-cell table:style-name="ce34" table:formula="of:=STDEV([.I36:.I42])" office:value-type="float" office:value="167.494079497356" calcext:value-type="float">
            <text:p>167,49</text:p>
          </table:table-cell>
          <table:table-cell table:style-name="ce34" table:formula="of:=STDEV([.J36:.J42])" office:value-type="float" office:value="458.101480751445" calcext:value-type="float">
            <text:p>458,10</text:p>
          </table:table-cell>
          <table:table-cell table:style-name="ce34" table:formula="of:=STDEV([.K36:.K42])" office:value-type="float" office:value="124.958659830628" calcext:value-type="float">
            <text:p>124,96</text:p>
          </table:table-cell>
          <table:table-cell table:style-name="ce34" table:formula="of:=STDEV([.L36:.L42])" office:value-type="float" office:value="1357.22654704364" calcext:value-type="float">
            <text:p>1 357,23</text:p>
          </table:table-cell>
          <table:table-cell table:style-name="ce13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3" office:value-type="string" calcext:value-type="string">
            <text:p>NTFS.</text:p>
          </table:table-cell>
          <table:table-cell table:style-name="ce19"/>
          <table:table-cell table:style-name="ce33" table:formula="of:=MAX([.D36:.D42])" office:value-type="float" office:value="8190" calcext:value-type="float">
            <text:p>8 190,00</text:p>
          </table:table-cell>
          <table:table-cell table:style-name="ce33" table:formula="of:=MAX([.E36:.E42])" office:value-type="float" office:value="609528" calcext:value-type="float">
            <text:p>609 528,00</text:p>
          </table:table-cell>
          <table:table-cell table:style-name="ce33" table:formula="of:=MAX([.F36:.F42])" office:value-type="float" office:value="8241" calcext:value-type="float">
            <text:p>8 241,00</text:p>
          </table:table-cell>
          <table:table-cell table:style-name="ce33" table:number-columns-repeated="2"/>
          <table:table-cell table:style-name="ce33" table:formula="of:=MAX([.I36:.I42])" office:value-type="float" office:value="3068" calcext:value-type="float">
            <text:p>3 068,00</text:p>
          </table:table-cell>
          <table:table-cell table:style-name="ce33" table:formula="of:=MAX([.J36:.J42])" office:value-type="float" office:value="5887" calcext:value-type="float">
            <text:p>5 887,00</text:p>
          </table:table-cell>
          <table:table-cell table:style-name="ce33" table:formula="of:=MAX([.K36:.K42])" office:value-type="float" office:value="3007" calcext:value-type="float">
            <text:p>3 007,00</text:p>
          </table:table-cell>
          <table:table-cell table:style-name="ce33" table:formula="of:=MAX([.L36:.L42])" office:value-type="float" office:value="6213" calcext:value-type="float">
            <text:p>6 213,00</text:p>
          </table:table-cell>
          <table:table-cell table:style-name="ce12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5" office:value-type="string" calcext:value-type="string">
            <text:p>NTFS.</text:p>
          </table:table-cell>
          <table:table-cell table:style-name="ce29"/>
          <table:table-cell table:style-name="ce37" table:formula="of:=MIN([.D36:.D42])" office:value-type="float" office:value="7852" calcext:value-type="float">
            <text:p>7 852,00</text:p>
          </table:table-cell>
          <table:table-cell table:style-name="ce37" table:formula="of:=MIN([.E36:.E42])" office:value-type="float" office:value="285439" calcext:value-type="float">
            <text:p>285 439,00</text:p>
          </table:table-cell>
          <table:table-cell table:style-name="ce37" table:formula="of:=MIN([.F36:.F42])" office:value-type="float" office:value="8217" calcext:value-type="float">
            <text:p>8 217,00</text:p>
          </table:table-cell>
          <table:table-cell table:style-name="ce37" table:number-columns-repeated="2"/>
          <table:table-cell table:style-name="ce37" table:formula="of:=MIN([.I36:.I42])" office:value-type="float" office:value="2693" calcext:value-type="float">
            <text:p>2 693,00</text:p>
          </table:table-cell>
          <table:table-cell table:style-name="ce37" table:formula="of:=MIN([.J36:.J42])" office:value-type="float" office:value="4488" calcext:value-type="float">
            <text:p>4 488,00</text:p>
          </table:table-cell>
          <table:table-cell table:style-name="ce37" table:formula="of:=MIN([.K36:.K42])" office:value-type="float" office:value="2682" calcext:value-type="float">
            <text:p>2 682,00</text:p>
          </table:table-cell>
          <table:table-cell table:style-name="ce37" table:formula="of:=MIN([.L36:.L42])" office:value-type="float" office:value="2389" calcext:value-type="float">
            <text:p>2 389,00</text:p>
          </table:table-cell>
          <table:table-cell table:style-name="ce14" table:number-columns-repeated="1012"/>
        </table:table-row>
        <table:table-row table:style-name="ro1">
          <table:table-cell/>
          <table:table-cell table:style-name="ce22" office:value-type="string" calcext:value-type="string">
            <text:p>ZFS.</text:p>
          </table:table-cell>
          <table:table-cell table:style-name="ce26" office:value-type="string" calcext:value-type="string">
            <text:p>labc193</text:p>
          </table:table-cell>
          <table:table-cell table:style-name="ce45" table:number-columns-repeated="9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ZFS.</text:p>
          </table:table-cell>
          <table:table-cell table:style-name="ce26" office:value-type="string" calcext:value-type="string">
            <text:p>labc199</text:p>
          </table:table-cell>
          <table:table-cell table:style-name="ce45" table:number-columns-repeated="9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ZFS.</text:p>
          </table:table-cell>
          <table:table-cell table:style-name="ce26" office:value-type="string" calcext:value-type="string">
            <text:p>labc197</text:p>
          </table:table-cell>
          <table:table-cell table:style-name="ce45" table:number-columns-repeated="9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ZFS.</text:p>
          </table:table-cell>
          <table:table-cell table:style-name="ce26" office:value-type="string" calcext:value-type="string">
            <text:p>labc194</text:p>
          </table:table-cell>
          <table:table-cell table:style-name="ce45" table:number-columns-repeated="9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ZFS.</text:p>
          </table:table-cell>
          <table:table-cell table:style-name="ce26" office:value-type="string" calcext:value-type="string">
            <text:p>labc198</text:p>
          </table:table-cell>
          <table:table-cell table:style-name="ce45" table:number-columns-repeated="9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ZFS.</text:p>
          </table:table-cell>
          <table:table-cell table:style-name="ce26" office:value-type="string" calcext:value-type="string">
            <text:p>labc192</text:p>
          </table:table-cell>
          <table:table-cell table:style-name="ce45" table:number-columns-repeated="9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ZFS.</text:p>
          </table:table-cell>
          <table:table-cell table:style-name="ce26" office:value-type="string" calcext:value-type="string">
            <text:p>labc195</text:p>
          </table:table-cell>
          <table:table-cell table:style-name="ce45" table:number-columns-repeated="3"/>
          <table:table-cell table:style-name="ce47"/>
          <table:table-cell table:style-name="ce45" table:number-columns-repeated="5"/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3" office:value-type="string" calcext:value-type="string">
            <text:p>ZFS.</text:p>
          </table:table-cell>
          <table:table-cell table:style-name="ce19"/>
          <table:table-cell table:style-name="ce33" table:number-columns-repeated="9"/>
          <table:table-cell table:style-name="ce12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4" office:value-type="string" calcext:value-type="string">
            <text:p>ZFS.</text:p>
          </table:table-cell>
          <table:table-cell table:style-name="ce20"/>
          <table:table-cell table:style-name="ce34" table:number-columns-repeated="9"/>
          <table:table-cell table:style-name="ce13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3" office:value-type="string" calcext:value-type="string">
            <text:p>ZFS.</text:p>
          </table:table-cell>
          <table:table-cell table:style-name="ce19"/>
          <table:table-cell table:style-name="ce33" table:number-columns-repeated="9"/>
          <table:table-cell table:style-name="ce12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5" office:value-type="string" calcext:value-type="string">
            <text:p>ZFS.</text:p>
          </table:table-cell>
          <table:table-cell table:style-name="ce29"/>
          <table:table-cell table:style-name="ce37" table:number-columns-repeated="9"/>
          <table:table-cell table:style-name="ce14" table:number-columns-repeated="1012"/>
        </table:table-row>
        <table:table-row table:style-name="ro1">
          <table:table-cell/>
          <table:table-cell table:style-name="ce22"/>
          <table:table-cell table:number-columns-repeated="2"/>
          <table:table-cell table:style-name="ce32" table:number-columns-repeated="2"/>
          <table:table-cell/>
          <table:table-cell table:style-name="ce32" table:number-columns-repeated="5"/>
          <table:table-cell table:number-columns-repeated="1012"/>
        </table:table-row>
        <table:table-row table:style-name="ro1" table:number-rows-repeated="4">
          <table:table-cell/>
          <table:table-cell table:style-name="ce22"/>
          <table:table-cell table:number-columns-repeated="2"/>
          <table:table-cell table:style-name="ce32" table:number-columns-repeated="8"/>
          <table:table-cell table:number-columns-repeated="1012"/>
        </table:table-row>
        <table:table-row table:style-name="ro1" table:number-rows-repeated="4">
          <table:table-cell/>
          <table:table-cell table:style-name="Default"/>
          <table:table-cell table:number-columns-repeated="2"/>
          <table:table-cell table:style-name="ce32" table:number-columns-repeated="8"/>
          <table:table-cell table:number-columns-repeated="101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ce32" table:number-columns-repeated="8"/>
          <table:table-cell table:number-columns-repeated="1012"/>
        </table:table-row>
        <table:table-row table:style-name="ro1" table:number-rows-repeated="30">
          <table:table-cell table:number-columns-repeated="2"/>
          <table:table-cell table:style-name="Default"/>
          <table:table-cell/>
          <table:table-cell table:style-name="ce32" table:number-columns-repeated="8"/>
          <table:table-cell table:number-columns-repeated="1012"/>
        </table:table-row>
        <table:table-row table:style-name="ro1" table:number-rows-repeated="15">
          <table:table-cell table:number-columns-repeated="4"/>
          <table:table-cell table:style-name="ce32" table:number-columns-repeated="8"/>
          <table:table-cell table:number-columns-repeated="1012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programem tiobench (Linux)" table:style-name="ta1">
        <office:forms form:automatic-focus="false" form:apply-design-mode="false"/>
        <table:shapes>
          <draw:frame draw:z-index="0" draw:style-name="gr1" draw:text-style-name="P1" svg:width="160mm" svg:height="90mm" svg:x="-0.11mm" svg:y="59.37mm">
            <loext:p draw:notify-on-update-of-ranges="'Test programem tiobench (Linux)'.E10:'Test programem tiobench (Linux)'.E10 'Test programem tiobench (Linux)'.F10:'Test programem tiobench (Linux)'.F1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9.99mm" svg:height="89.99mm" svg:x="159.81mm" svg:y="59.03mm">
            <loext:p draw:notify-on-update-of-ranges="'Test programem tiobench (Linux)'.G10:'Test programem tiobench (Linux)'.G10 'Test programem tiobench (Linux)'.H10:'Test programem tiobench (Linux)'.H1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6" table:default-cell-style-name="Default"/>
        <table:table-column table:style-name="co10" table:default-cell-style-name="ce26"/>
        <table:table-column table:style-name="co17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default-cell-style-name="ce50"/>
        <table:table-column table:style-name="co21" table:default-cell-style-name="ce50"/>
        <table:table-column table:style-name="co22" table:default-cell-style-name="ce50"/>
        <table:table-column table:style-name="co5" table:number-columns-repeated="3" table:default-cell-style-name="ce32"/>
        <table:table-column table:style-name="co5" table:number-columns-repeated="1013" table:default-cell-style-name="Default"/>
        <table:table-row table:style-name="ro1">
          <table:table-cell table:style-name="ce48"/>
          <table:table-cell table:style-name="ce49" office:value-type="string" calcext:value-type="string" table:number-columns-spanned="1" table:number-rows-spanned="2">
            <text:p>Nazwa komputera</text:p>
          </table:table-cell>
          <table:table-cell table:style-name="ce49" office:value-type="string" calcext:value-type="string" table:number-columns-spanned="1" table:number-rows-spanned="2">
            <text:p>Prędkość odczytu (MB/s)</text:p>
          </table:table-cell>
          <table:table-cell table:style-name="ce49" office:value-type="string" calcext:value-type="string" table:number-columns-spanned="1" table:number-rows-spanned="2">
            <text:p>Prędkość zapisu (MB/s)</text:p>
          </table:table-cell>
          <table:table-cell table:style-name="ce48" office:value-type="string" calcext:value-type="string" table:number-columns-spanned="2" table:number-rows-spanned="1">
            <text:p>Latencja podczas odczytu (ms)</text:p>
          </table:table-cell>
          <table:covered-table-cell table:style-name="ce48"/>
          <table:table-cell table:style-name="ce48" office:value-type="string" calcext:value-type="string" table:number-columns-spanned="2" table:number-rows-spanned="1">
            <text:p>Latencja podczas zapisu (ms)</text:p>
          </table:table-cell>
          <table:covered-table-cell table:style-name="ce48"/>
          <table:table-cell table:style-name="ce48" table:number-columns-repeated="1015"/>
          <table:table-cell table:style-name="ce54"/>
        </table:table-row>
        <table:table-row table:style-name="ro1">
          <table:table-cell table:style-name="ce49"/>
          <table:covered-table-cell table:number-columns-repeated="3" table:style-name="ce49"/>
          <table:table-cell table:style-name="ce49" office:value-type="string" calcext:value-type="string">
            <text:p>średnia</text:p>
          </table:table-cell>
          <table:table-cell table:style-name="ce49" office:value-type="string" calcext:value-type="string">
            <text:p>maksymalna</text:p>
          </table:table-cell>
          <table:table-cell table:style-name="ce49" office:value-type="string" calcext:value-type="string">
            <text:p>średnia</text:p>
          </table:table-cell>
          <table:table-cell table:style-name="ce49" office:value-type="string" calcext:value-type="string">
            <text:p>maksymalna</text:p>
          </table:table-cell>
          <table:table-cell table:style-name="ce49" table:number-columns-repeated="1015"/>
          <table:table-cell table:style-name="ce5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bc199</text:p>
          </table:table-cell>
          <table:table-cell office:value-type="float" office:value="5503.577" calcext:value-type="float">
            <text:p>5 503,577</text:p>
          </table:table-cell>
          <table:table-cell office:value-type="float" office:value="0.195" calcext:value-type="float">
            <text:p>0,195</text:p>
          </table:table-cell>
          <table:table-cell office:value-type="float" office:value="0.002" calcext:value-type="float">
            <text:p>0,002</text:p>
          </table:table-cell>
          <table:table-cell office:value-type="float" office:value="1.16" calcext:value-type="float">
            <text:p>1,160</text:p>
          </table:table-cell>
          <table:table-cell office:value-type="float" office:value="79.959" calcext:value-type="float">
            <text:p>79,959</text:p>
          </table:table-cell>
          <table:table-cell office:value-type="float" office:value="1341.896" calcext:value-type="float">
            <text:p>1 341,89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bc197</text:p>
          </table:table-cell>
          <table:table-cell office:value-type="float" office:value="8954.556" calcext:value-type="float">
            <text:p>8 954,556</text:p>
          </table:table-cell>
          <table:table-cell office:value-type="float" office:value="0.27" calcext:value-type="float">
            <text:p>0,27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2" calcext:value-type="float">
            <text:p>0,020</text:p>
          </table:table-cell>
          <table:table-cell office:value-type="float" office:value="57.805" calcext:value-type="float">
            <text:p>57,805</text:p>
          </table:table-cell>
          <table:table-cell office:value-type="float" office:value="153.515" calcext:value-type="float">
            <text:p>153,51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bc194</text:p>
          </table:table-cell>
          <table:table-cell office:value-type="float" office:value="8960.573" calcext:value-type="float">
            <text:p>8 960,573</text:p>
          </table:table-cell>
          <table:table-cell office:value-type="float" office:value="0.206" calcext:value-type="float">
            <text:p>0,206</text:p>
          </table:table-cell>
          <table:table-cell office:value-type="float" office:value="0.002" calcext:value-type="float">
            <text:p>0,002</text:p>
          </table:table-cell>
          <table:table-cell office:value-type="float" office:value="0.029" calcext:value-type="float">
            <text:p>0,029</text:p>
          </table:table-cell>
          <table:table-cell office:value-type="float" office:value="75.895" calcext:value-type="float">
            <text:p>75,895</text:p>
          </table:table-cell>
          <table:table-cell office:value-type="float" office:value="191.972" calcext:value-type="float">
            <text:p>191,97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bc198</text:p>
          </table:table-cell>
          <table:table-cell office:value-type="float" office:value="8587.377" calcext:value-type="float">
            <text:p>8 587,377</text:p>
          </table:table-cell>
          <table:table-cell office:value-type="float" office:value="0.213" calcext:value-type="float">
            <text:p>0,213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9" calcext:value-type="float">
            <text:p>0,029</text:p>
          </table:table-cell>
          <table:table-cell office:value-type="float" office:value="73.286" calcext:value-type="float">
            <text:p>73,286</text:p>
          </table:table-cell>
          <table:table-cell office:value-type="float" office:value="191.909" calcext:value-type="float">
            <text:p>191,909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7"/>
          <table:table-cell table:style-name="ce33" table:formula="of:=AVERAGE([.C3:.C9])" office:value-type="float" office:value="8001.52075" calcext:value-type="float">
            <text:p>8 001,52</text:p>
          </table:table-cell>
          <table:table-cell table:style-name="ce33" table:formula="of:=AVERAGE([.D3:.D9])" office:value-type="float" office:value="0.221" calcext:value-type="float">
            <text:p>0,22</text:p>
          </table:table-cell>
          <table:table-cell table:style-name="ce51" table:formula="of:=AVERAGE([.E3:.E9])" office:value-type="float" office:value="0.00175" calcext:value-type="float">
            <text:p>0,002</text:p>
          </table:table-cell>
          <table:table-cell table:style-name="ce33" table:formula="of:=AVERAGE([.F3:.F9])" office:value-type="float" office:value="0.3095" calcext:value-type="float">
            <text:p>0,31</text:p>
          </table:table-cell>
          <table:table-cell table:style-name="ce33" table:formula="of:=AVERAGE([.G3:.G9])" office:value-type="float" office:value="71.73625" calcext:value-type="float">
            <text:p>71,74</text:p>
          </table:table-cell>
          <table:table-cell table:style-name="ce33" table:formula="of:=AVERAGE([.H3:.H9])" office:value-type="float" office:value="469.823" calcext:value-type="float">
            <text:p>469,82</text:p>
          </table:table-cell>
          <table:table-cell table:style-name="ce33" table:number-columns-repeated="3"/>
          <table:table-cell table:style-name="ce12" table:number-columns-repeated="1012"/>
          <table:table-cell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8"/>
          <table:table-cell table:style-name="ce34" table:formula="of:=STDEV([.C3:.C9])" office:value-type="float" office:value="1674.41611015111" calcext:value-type="float">
            <text:p>1 674,42</text:p>
          </table:table-cell>
          <table:table-cell table:style-name="ce34" table:formula="of:=STDEV([.D3:.D9])" office:value-type="float" office:value="0.0334962684488885" calcext:value-type="float">
            <text:p>0,03</text:p>
          </table:table-cell>
          <table:table-cell table:style-name="ce52" table:formula="of:=STDEV([.E3:.E9])" office:value-type="float" office:value="0.0005" calcext:value-type="float">
            <text:p>0,001</text:p>
          </table:table-cell>
          <table:table-cell table:style-name="ce34" table:formula="of:=STDEV([.F3:.F9])" office:value-type="float" office:value="0.567015872793699" calcext:value-type="float">
            <text:p>0,57</text:p>
          </table:table-cell>
          <table:table-cell table:style-name="ce34" table:formula="of:=STDEV([.G3:.G9])" office:value-type="float" office:value="9.68487258133357" calcext:value-type="float">
            <text:p>9,68</text:p>
          </table:table-cell>
          <table:table-cell table:style-name="ce34" table:formula="of:=STDEV([.H3:.H9])" office:value-type="float" office:value="581.664117794797" calcext:value-type="float">
            <text:p>581,66</text:p>
          </table:table-cell>
          <table:table-cell table:style-name="ce34" table:number-columns-repeated="3"/>
          <table:table-cell table:style-name="ce13" table:number-columns-repeated="1012"/>
          <table:table-cell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19"/>
          <table:table-cell table:style-name="ce33" table:formula="of:=MAX([.C3:.C9])" office:value-type="float" office:value="8960.573" calcext:value-type="float">
            <text:p>8 960,57</text:p>
          </table:table-cell>
          <table:table-cell table:style-name="ce33" table:formula="of:=MAX([.D3:.D9])" office:value-type="float" office:value="0.27" calcext:value-type="float">
            <text:p>0,27</text:p>
          </table:table-cell>
          <table:table-cell table:style-name="ce51" table:formula="of:=MAX([.E3:.E9])" office:value-type="float" office:value="0.002" calcext:value-type="float">
            <text:p>0,002</text:p>
          </table:table-cell>
          <table:table-cell table:style-name="ce33" table:formula="of:=MAX([.F3:.F9])" office:value-type="float" office:value="1.16" calcext:value-type="float">
            <text:p>1,16</text:p>
          </table:table-cell>
          <table:table-cell table:style-name="ce33" table:formula="of:=MAX([.G3:.G9])" office:value-type="float" office:value="79.959" calcext:value-type="float">
            <text:p>79,96</text:p>
          </table:table-cell>
          <table:table-cell table:style-name="ce33" table:formula="of:=MAX([.H3:.H9])" office:value-type="float" office:value="1341.896" calcext:value-type="float">
            <text:p>1 341,90</text:p>
          </table:table-cell>
          <table:table-cell table:style-name="ce33" table:number-columns-repeated="3"/>
          <table:table-cell table:style-name="ce12" table:number-columns-repeated="1012"/>
          <table:table-cell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9"/>
          <table:table-cell table:style-name="ce37" table:formula="of:=MIN([.C3:.C9])" office:value-type="float" office:value="5503.577" calcext:value-type="float">
            <text:p>5 503,58</text:p>
          </table:table-cell>
          <table:table-cell table:style-name="ce37" table:formula="of:=MIN([.D3:.D9])" office:value-type="float" office:value="0.195" calcext:value-type="float">
            <text:p>0,20</text:p>
          </table:table-cell>
          <table:table-cell table:style-name="ce53" table:formula="of:=MIN([.E3:.E9])" office:value-type="float" office:value="0.001" calcext:value-type="float">
            <text:p>0,001</text:p>
          </table:table-cell>
          <table:table-cell table:style-name="ce37" table:formula="of:=MIN([.F3:.F9])" office:value-type="float" office:value="0.02" calcext:value-type="float">
            <text:p>0,02</text:p>
          </table:table-cell>
          <table:table-cell table:style-name="ce37" table:formula="of:=MIN([.G3:.G9])" office:value-type="float" office:value="57.805" calcext:value-type="float">
            <text:p>57,81</text:p>
          </table:table-cell>
          <table:table-cell table:style-name="ce37" table:formula="of:=MIN([.H3:.H9])" office:value-type="float" office:value="153.515" calcext:value-type="float">
            <text:p>153,52</text:p>
          </table:table-cell>
          <table:table-cell table:style-name="ce37" table:number-columns-repeated="3"/>
          <table:table-cell table:style-name="ce14" table:number-columns-repeated="101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3" loext:min-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.00.0000</text:date>, <text:time style:data-style-name="N2" text:time-value="10:01:41.479841511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Chyła</meta:initial-creator>
    <meta:creation-date>2016-01-20T09:48:34.029028873</meta:creation-date>
    <meta:editing-cycles>3</meta:editing-cycles>
    <meta:editing-duration>PT28M41S</meta:editing-duration>
    <meta:generator>LibreOffice/5.0.4.2$Linux_X86_64 LibreOffice_project/00m0$Build-2</meta:generator>
    <dc:subject>Wyniki testów dysków</dc:subject>
    <dc:title>Wyniki testów dysków</dc:title>
    <dc:date>2016-01-20T10:01:47.170714561</dc:date>
    <dc:creator>Adam Chyła</dc:creator>
    <meta:document-statistic meta:table-count="5" meta:cell-count="1114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4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535cm" svg:y="0.315cm" chart:style-name="ch2">
          <text:p>Wykres średnich prędkości zapisu danych poszczególnych systemów plików
(FreeBSD)</text:p>
        </chart:title>
        <chart:subtitle svg:x="6.038cm" svg:y="1.778cm" chart:style-name="ch3">
          <text:p>(zapis znak po znaku)</text:p>
        </chart:subtitle>
        <chart:legend chart:legend-position="end" svg:x="14.372cm" svg:y="3.454cm" style:legend-expansion="high" chart:style-name="ch4"/>
        <chart:plot-area chart:style-name="ch5" table:cell-range-address="'Test programem Bonnie++ (FreeBSD)'.D10:'Test programem Bonnie++ (FreeBSD)'.D10 'Test programem Bonnie++ (FreeBSD)'.D21:'Test programem Bonnie++ (FreeBSD)'.D21 'Test programem Bonnie++ (FreeBSD)'.D43:'Test programem Bonnie++ (FreeBSD)'.D43 'Test programem Bonnie++ (FreeBSD)'.D54:'Test programem Bonnie++ (FreeBSD)'.D54" chart:data-source-has-labels="row" svg:x="1.331cm" svg:y="2.641cm" svg:width="12.721cm" svg:height="5.198cm">
          <chartooo:coordinate-region svg:x="3.09cm" svg:y="2.84cm" svg:width="10.962cm" svg:height="4.8cm"/>
          <chart:axis chart:dimension="x" chart:name="primary-x" chart:style-name="ch6">
            <chart:title svg:x="6.589cm" svg:y="8.019cm" chart:style-name="ch7">
              <text:p>System plików</text:p>
            </chart:title>
          </chart:axis>
          <chart:axis chart:dimension="y" chart:name="primary-y" chart:style-name="ch8">
            <chart:title svg:x="0.451cm" svg:y="5.628cm" chart:style-name="ch9">
              <text:p>Kb/s</text:p>
            </chart:title>
            <chart:grid chart:style-name="ch10" chart:class="major"/>
          </chart:axis>
          <chart:series chart:style-name="ch11" chart:values-cell-range-address="'Test programem Bonnie++ (FreeBSD)'.D10:'Test programem Bonnie++ (FreeBSD)'.D10" loext:label-string="&quot;ext2&quot;" chart:class="chart:bar">
            <chart:data-point/>
          </chart:series>
          <chart:series chart:style-name="ch12" chart:values-cell-range-address="'Test programem Bonnie++ (FreeBSD)'.D21:'Test programem Bonnie++ (FreeBSD)'.D21" loext:label-string="&quot;ext3&quot;" chart:class="chart:bar">
            <chart:data-point/>
          </chart:series>
          <chart:series chart:style-name="ch13" chart:values-cell-range-address="'Test programem Bonnie++ (FreeBSD)'.D43:'Test programem Bonnie++ (FreeBSD)'.D43" loext:label-string="&quot;NTFS&quot;" chart:class="chart:bar">
            <chart:data-point/>
          </chart:series>
          <chart:series chart:style-name="ch14" chart:values-cell-range-address="'Test programem Bonnie++ (FreeBSD)'.D54:'Test programem Bonnie++ (FreeBSD)'.D54" loext:label-string="&quot;ZFS&quot;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2</text:p>
              </table:table-cell>
              <table:table-cell office:value-type="string">
                <text:p>ext3</text:p>
              </table:table-cell>
              <table:table-cell office:value-type="string">
                <text:p>NTFS</text:p>
              </table:table-cell>
              <table:table-cell office:value-type="string">
                <text:p>ZFS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3581.5714285714">
                <text:p>43581.5714285714</text:p>
                <draw:g>
                  <svg:desc>'Test programem Bonnie++ (FreeBSD)'.D10:'Test programem Bonnie++ (FreeBSD)'.D10</svg:desc>
                </draw:g>
              </table:table-cell>
              <table:table-cell office:value-type="float" office:value="61569.1428571429">
                <text:p>61569.1428571429</text:p>
                <draw:g>
                  <svg:desc>'Test programem Bonnie++ (FreeBSD)'.D21:'Test programem Bonnie++ (FreeBSD)'.D21</svg:desc>
                </draw:g>
              </table:table-cell>
              <table:table-cell office:value-type="float" office:value="26734.4285714286">
                <text:p>26734.4285714286</text:p>
                <draw:g>
                  <svg:desc>'Test programem Bonnie++ (FreeBSD)'.D43:'Test programem Bonnie++ (FreeBSD)'.D43</svg:desc>
                </draw:g>
              </table:table-cell>
              <table:table-cell office:value-type="float" office:value="60640.8571428571">
                <text:p>60640.8571428571</text:p>
                <draw:g>
                  <svg:desc>'Test programem Bonnie++ (FreeBSD)'.D54:'Test programem Bonnie++ (FreeBSD)'.D5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4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4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4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453cm" svg:height="9cm" xlink:href=".." xlink:type="simple" chart:class="chart:bar" chart:style-name="ch1">
        <chart:title svg:x="1.549cm" svg:y="0.315cm" chart:style-name="ch2">
          <text:p>Średnia ilość operacji tworzenia i usuwania plików w systemie plików ext2 i ext3
(FreeBSD)</text:p>
        </chart:title>
        <chart:legend svg:x="11.756cm" svg:y="1.664cm" style:legend-expansion="custom" chartooo:width="6.487cm" chartooo:height="5.672cm" style:legend-expansion-aspect-ratio="1.14368829337095" chart:style-name="ch3"/>
        <chart:plot-area chart:style-name="ch4" table:cell-range-address="'Test programem Bonnie++ (FreeBSD)'.I10:'Test programem Bonnie++ (FreeBSD)'.L10 'Test programem Bonnie++ (FreeBSD)'.I21:'Test programem Bonnie++ (FreeBSD)'.L21" chart:data-source-has-labels="row" svg:x="1.38cm" svg:y="1.778cm" svg:width="9.93cm" svg:height="7.039cm">
          <chartooo:coordinate-region svg:x="2.954cm" svg:y="1.977cm" svg:width="8.356cm" svg:height="6.641cm"/>
          <chart:axis chart:dimension="x" chart:name="primary-x" chart:style-name="ch5"/>
          <chart:axis chart:dimension="y" chart:name="primary-y" chart:style-name="ch6">
            <chart:title svg:x="0.451cm" svg:y="6.069cm" chart:style-name="ch7">
              <text:p>operacji/s</text:p>
            </chart:title>
            <chart:grid chart:style-name="ch8" chart:class="major"/>
          </chart:axis>
          <chart:series chart:style-name="ch9" chart:values-cell-range-address="'Test programem Bonnie++ (FreeBSD)'.I10:'Test programem Bonnie++ (FreeBSD)'.I10" loext:label-string="&quot;ext2 (sekwencyjnie - tworzenie plików)&quot;" chart:class="chart:bar">
            <chart:data-point/>
          </chart:series>
          <chart:series chart:style-name="ch10" chart:values-cell-range-address="'Test programem Bonnie++ (FreeBSD)'.J10:'Test programem Bonnie++ (FreeBSD)'.J10" loext:label-string="&quot;ext2 (sekwencyjnie - usuwanie plików)&quot;" chart:class="chart:bar">
            <chart:data-point/>
          </chart:series>
          <chart:series chart:style-name="ch11" chart:values-cell-range-address="'Test programem Bonnie++ (FreeBSD)'.K10:'Test programem Bonnie++ (FreeBSD)'.K10" loext:label-string="&quot;ext2 (losowo - tworzenie plików)&quot;" chart:class="chart:bar">
            <chart:data-point/>
          </chart:series>
          <chart:series chart:style-name="ch12" chart:values-cell-range-address="'Test programem Bonnie++ (FreeBSD)'.L10:'Test programem Bonnie++ (FreeBSD)'.L10" loext:label-string="&quot;ext2 (losowo - usuwanie plików)&quot;" chart:class="chart:bar">
            <chart:data-point/>
          </chart:series>
          <chart:series chart:style-name="ch13" chart:values-cell-range-address="'Test programem Bonnie++ (FreeBSD)'.I21:'Test programem Bonnie++ (FreeBSD)'.I21" loext:label-string="&quot;ext3 (sekwencyjnie - tworzenie plików)&quot;" chart:class="chart:bar">
            <chart:data-point/>
          </chart:series>
          <chart:series chart:style-name="ch14" chart:values-cell-range-address="'Test programem Bonnie++ (FreeBSD)'.J21:'Test programem Bonnie++ (FreeBSD)'.J21" loext:label-string="&quot;ext3 (sekwencyjnie - usuwanie plików)&quot;" chart:class="chart:bar">
            <chart:data-point/>
          </chart:series>
          <chart:series chart:style-name="ch15" chart:values-cell-range-address="'Test programem Bonnie++ (FreeBSD)'.K21:'Test programem Bonnie++ (FreeBSD)'.K21" loext:label-string="&quot;ext3 (losowo - tworzenie plików)&quot;" chart:class="chart:bar">
            <chart:data-point/>
          </chart:series>
          <chart:series chart:style-name="ch16" chart:values-cell-range-address="'Test programem Bonnie++ (FreeBSD)'.L21:'Test programem Bonnie++ (FreeBSD)'.L21" loext:label-string="&quot;ext3 (losowo - usuwanie plików)&quot;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2 (sekwencyjnie - tworzenie plików)</text:p>
              </table:table-cell>
              <table:table-cell office:value-type="string">
                <text:p>ext2 (sekwencyjnie - usuwanie plików)</text:p>
              </table:table-cell>
              <table:table-cell office:value-type="string">
                <text:p>ext2 (losowo - tworzenie plików)</text:p>
              </table:table-cell>
              <table:table-cell office:value-type="string">
                <text:p>ext2 (losowo - usuwanie plików)</text:p>
              </table:table-cell>
              <table:table-cell office:value-type="string">
                <text:p>ext3 (sekwencyjnie - tworzenie plików)</text:p>
              </table:table-cell>
              <table:table-cell office:value-type="string">
                <text:p>ext3 (sekwencyjnie - usuwanie plików)</text:p>
              </table:table-cell>
              <table:table-cell office:value-type="string">
                <text:p>ext3 (losowo - tworzenie plików)</text:p>
              </table:table-cell>
              <table:table-cell office:value-type="string">
                <text:p>ext3 (losowo - usuwanie plików)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589.57142857143">
                <text:p>1589.57142857143</text:p>
                <draw:g>
                  <svg:desc>'Test programem Bonnie++ (FreeBSD)'.I10:'Test programem Bonnie++ (FreeBSD)'.I10</svg:desc>
                </draw:g>
              </table:table-cell>
              <table:table-cell office:value-type="float" office:value="3777.14285714286">
                <text:p>3777.14285714286</text:p>
                <draw:g>
                  <svg:desc>'Test programem Bonnie++ (FreeBSD)'.J10:'Test programem Bonnie++ (FreeBSD)'.J10</svg:desc>
                </draw:g>
              </table:table-cell>
              <table:table-cell office:value-type="float" office:value="1564.85714285714">
                <text:p>1564.85714285714</text:p>
                <draw:g>
                  <svg:desc>'Test programem Bonnie++ (FreeBSD)'.K10:'Test programem Bonnie++ (FreeBSD)'.K10</svg:desc>
                </draw:g>
              </table:table-cell>
              <table:table-cell office:value-type="float" office:value="2910.28571428571">
                <text:p>2910.28571428571</text:p>
                <draw:g>
                  <svg:desc>'Test programem Bonnie++ (FreeBSD)'.L10:'Test programem Bonnie++ (FreeBSD)'.L10</svg:desc>
                </draw:g>
              </table:table-cell>
              <table:table-cell office:value-type="float" office:value="1654.71428571429">
                <text:p>1654.71428571429</text:p>
                <draw:g>
                  <svg:desc>'Test programem Bonnie++ (FreeBSD)'.I21:'Test programem Bonnie++ (FreeBSD)'.I21</svg:desc>
                </draw:g>
              </table:table-cell>
              <table:table-cell office:value-type="float" office:value="3810.71428571429">
                <text:p>3810.71428571429</text:p>
                <draw:g>
                  <svg:desc>'Test programem Bonnie++ (FreeBSD)'.J21:'Test programem Bonnie++ (FreeBSD)'.J21</svg:desc>
                </draw:g>
              </table:table-cell>
              <table:table-cell office:value-type="float" office:value="1617.57142857143">
                <text:p>1617.57142857143</text:p>
                <draw:g>
                  <svg:desc>'Test programem Bonnie++ (FreeBSD)'.K21:'Test programem Bonnie++ (FreeBSD)'.K21</svg:desc>
                </draw:g>
              </table:table-cell>
              <table:table-cell office:value-type="float" office:value="2939.42857142857">
                <text:p>2939.42857142857</text:p>
                <draw:g>
                  <svg:desc>'Test programem Bonnie++ (FreeBSD)'.L21:'Test programem Bonnie++ (FreeBSD)'.L21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818cm" svg:y="0.315cm" chart:style-name="ch2">
          <text:p>Średnia ilość operacji tworzenia plików w systemie plików NTFS
(Windows)</text:p>
        </chart:title>
        <chart:legend chart:legend-position="end" svg:x="11.991cm" svg:y="3.952cm" style:legend-expansion="high" chart:style-name="ch3"/>
        <chart:plot-area chart:style-name="ch4" table:cell-range-address="'Test programem Bonnie++ (Windows)'.I43:'Test programem Bonnie++ (Windows)'.I43 'Test programem Bonnie++ (Windows)'.K43:'Test programem Bonnie++ (Windows)'.K43" chart:data-source-has-labels="row" svg:x="1.331cm" svg:y="1.778cm" svg:width="10.34cm" svg:height="6.061cm">
          <chartooo:coordinate-region svg:x="2.905cm" svg:y="1.978cm" svg:width="8.766cm" svg:height="5.663cm"/>
          <chart:axis chart:dimension="x" chart:name="primary-x" chart:style-name="ch5">
            <chart:title svg:x="5.399cm" svg:y="8.019cm" chart:style-name="ch6">
              <text:p>System plików</text:p>
            </chart:title>
          </chart:axis>
          <chart:axis chart:dimension="y" chart:name="primary-y" chart:style-name="ch7">
            <chart:title svg:x="0.451cm" svg:y="5.58cm" chart:style-name="ch8">
              <text:p>operacji/s</text:p>
            </chart:title>
            <chart:grid chart:style-name="ch9" chart:class="major"/>
          </chart:axis>
          <chart:series chart:style-name="ch10" chart:values-cell-range-address="'Test programem Bonnie++ (Windows)'.I43:'Test programem Bonnie++ (Windows)'.I43" loext:label-string="&quot;NTFS (sekwencyjnie)&quot;" chart:class="chart:bar">
            <chart:data-point/>
          </chart:series>
          <chart:series chart:style-name="ch11" chart:values-cell-range-address="'Test programem Bonnie++ (Windows)'.K43:'Test programem Bonnie++ (Windows)'.K43" loext:label-string="&quot;NTFS (losowo)&quot;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TFS (sekwencyjnie)</text:p>
              </table:table-cell>
              <table:table-cell office:value-type="string">
                <text:p>NTFS (losowo)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884.66666666667">
                <text:p>2884.66666666667</text:p>
                <draw:g>
                  <svg:desc>'Test programem Bonnie++ (Windows)'.I43:'Test programem Bonnie++ (Windows)'.I43</svg:desc>
                </draw:g>
              </table:table-cell>
              <table:table-cell office:value-type="float" office:value="2865.33333333333">
                <text:p>2865.33333333333</text:p>
                <draw:g>
                  <svg:desc>'Test programem Bonnie++ (Windows)'.K43:'Test programem Bonnie++ (Windows)'.K43</svg:desc>
                </draw:g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4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403cm" svg:y="0.315cm" chart:style-name="ch2">
          <text:p>Wykres średnich prędkości odczytu danych poszczególnych systemów plików
(FreeBSD)</text:p>
        </chart:title>
        <chart:subtitle svg:x="5.932cm" svg:y="1.778cm" chart:style-name="ch3">
          <text:p>(odczyt znak po znaku)</text:p>
        </chart:subtitle>
        <chart:legend chart:legend-position="end" svg:x="14.372cm" svg:y="3.454cm" style:legend-expansion="high" chart:style-name="ch4"/>
        <chart:plot-area chart:style-name="ch5" table:cell-range-address="'Test programem Bonnie++ (FreeBSD)'.F10:'Test programem Bonnie++ (FreeBSD)'.F10 'Test programem Bonnie++ (FreeBSD)'.F21:'Test programem Bonnie++ (FreeBSD)'.F21 'Test programem Bonnie++ (FreeBSD)'.F43:'Test programem Bonnie++ (FreeBSD)'.F43 'Test programem Bonnie++ (FreeBSD)'.F54:'Test programem Bonnie++ (FreeBSD)'.F54" chart:data-source-has-labels="row" svg:x="1.331cm" svg:y="2.641cm" svg:width="12.721cm" svg:height="5.198cm">
          <chartooo:coordinate-region svg:x="3.275cm" svg:y="2.84cm" svg:width="10.777cm" svg:height="4.8cm"/>
          <chart:axis chart:dimension="x" chart:name="primary-x" chart:style-name="ch6">
            <chart:title svg:x="6.589cm" svg:y="8.019cm" chart:style-name="ch7">
              <text:p>System plików</text:p>
            </chart:title>
          </chart:axis>
          <chart:axis chart:dimension="y" chart:name="primary-y" chart:style-name="ch8">
            <chart:title svg:x="0.451cm" svg:y="5.628cm" chart:style-name="ch9">
              <text:p>Kb/s</text:p>
            </chart:title>
            <chart:grid chart:style-name="ch10" chart:class="major"/>
          </chart:axis>
          <chart:series chart:style-name="ch11" chart:values-cell-range-address="'Test programem Bonnie++ (FreeBSD)'.F10:'Test programem Bonnie++ (FreeBSD)'.F10" loext:label-string="&quot;ext2&quot;" chart:class="chart:bar">
            <chart:data-point/>
          </chart:series>
          <chart:series chart:style-name="ch12" chart:values-cell-range-address="'Test programem Bonnie++ (FreeBSD)'.F21:'Test programem Bonnie++ (FreeBSD)'.F21" loext:label-string="&quot;ext3&quot;" chart:class="chart:bar">
            <chart:data-point/>
          </chart:series>
          <chart:series chart:style-name="ch13" chart:values-cell-range-address="'Test programem Bonnie++ (FreeBSD)'.F43:'Test programem Bonnie++ (FreeBSD)'.F43" loext:label-string="&quot;NTFS&quot;" chart:class="chart:bar">
            <chart:data-point/>
          </chart:series>
          <chart:series chart:style-name="ch14" chart:values-cell-range-address="'Test programem Bonnie++ (FreeBSD)'.F54:'Test programem Bonnie++ (FreeBSD)'.F54" loext:label-string="&quot;ZFS&quot;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2</text:p>
              </table:table-cell>
              <table:table-cell office:value-type="string">
                <text:p>ext3</text:p>
              </table:table-cell>
              <table:table-cell office:value-type="string">
                <text:p>NTFS</text:p>
              </table:table-cell>
              <table:table-cell office:value-type="string">
                <text:p>ZFS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21804">
                <text:p>121804</text:p>
                <draw:g>
                  <svg:desc>'Test programem Bonnie++ (FreeBSD)'.F10:'Test programem Bonnie++ (FreeBSD)'.F10</svg:desc>
                </draw:g>
              </table:table-cell>
              <table:table-cell office:value-type="float" office:value="122893.714285714">
                <text:p>122893.714285714</text:p>
                <draw:g>
                  <svg:desc>'Test programem Bonnie++ (FreeBSD)'.F21:'Test programem Bonnie++ (FreeBSD)'.F21</svg:desc>
                </draw:g>
              </table:table-cell>
              <table:table-cell office:value-type="float" office:value="122596.571428571">
                <text:p>122596.571428571</text:p>
                <draw:g>
                  <svg:desc>'Test programem Bonnie++ (FreeBSD)'.F43:'Test programem Bonnie++ (FreeBSD)'.F43</svg:desc>
                </draw:g>
              </table:table-cell>
              <table:table-cell office:value-type="float" office:value="148174.142857143">
                <text:p>148174.142857143</text:p>
                <draw:g>
                  <svg:desc>'Test programem Bonnie++ (FreeBSD)'.F54:'Test programem Bonnie++ (FreeBSD)'.F5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236cm" svg:y="0.315cm" chart:style-name="ch2">
          <text:p>Średnia ilość operacji tworzenia plików w systemie plików NTFS i ZFS
(FreeBSD)</text:p>
        </chart:title>
        <chart:legend chart:legend-position="end" svg:x="11.991cm" svg:y="3.454cm" style:legend-expansion="high" chart:style-name="ch3"/>
        <chart:plot-area chart:style-name="ch4" table:cell-range-address="'Test programem Bonnie++ (FreeBSD)'.I43:'Test programem Bonnie++ (FreeBSD)'.I43 'Test programem Bonnie++ (FreeBSD)'.K43:'Test programem Bonnie++ (FreeBSD)'.K43 'Test programem Bonnie++ (FreeBSD)'.I54:'Test programem Bonnie++ (FreeBSD)'.I54 'Test programem Bonnie++ (FreeBSD)'.K54:'Test programem Bonnie++ (FreeBSD)'.K54" chart:data-source-has-labels="row" svg:x="1.331cm" svg:y="1.778cm" svg:width="10.34cm" svg:height="6.061cm">
          <chartooo:coordinate-region svg:x="3.09cm" svg:y="1.977cm" svg:width="8.581cm" svg:height="5.663cm"/>
          <chart:axis chart:dimension="x" chart:name="primary-x" chart:style-name="ch5">
            <chart:title svg:x="5.399cm" svg:y="8.019cm" chart:style-name="ch6">
              <text:p>System plików</text:p>
            </chart:title>
          </chart:axis>
          <chart:axis chart:dimension="y" chart:name="primary-y" chart:style-name="ch7">
            <chart:title svg:x="0.451cm" svg:y="5.58cm" chart:style-name="ch8">
              <text:p>operacji/s</text:p>
            </chart:title>
            <chart:grid chart:style-name="ch9" chart:class="major"/>
          </chart:axis>
          <chart:series chart:style-name="ch10" chart:values-cell-range-address="'Test programem Bonnie++ (FreeBSD)'.I43:'Test programem Bonnie++ (FreeBSD)'.I43" loext:label-string="&quot;NTFS (sekwencyjnie)&quot;" chart:class="chart:bar">
            <chart:data-point/>
          </chart:series>
          <chart:series chart:style-name="ch11" chart:values-cell-range-address="'Test programem Bonnie++ (FreeBSD)'.K43:'Test programem Bonnie++ (FreeBSD)'.K43" loext:label-string="&quot;NTFS (losowo)&quot;" chart:class="chart:bar">
            <chart:data-point/>
          </chart:series>
          <chart:series chart:style-name="ch12" chart:values-cell-range-address="'Test programem Bonnie++ (FreeBSD)'.I54:'Test programem Bonnie++ (FreeBSD)'.I54" loext:label-string="&quot;ZFS (sekwencyjnie)&quot;" chart:class="chart:bar">
            <chart:data-point/>
          </chart:series>
          <chart:series chart:style-name="ch13" chart:values-cell-range-address="'Test programem Bonnie++ (FreeBSD)'.K54:'Test programem Bonnie++ (FreeBSD)'.K54" loext:label-string="&quot;ZFS (losowo)&quot;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TFS (sekwencyjnie)</text:p>
              </table:table-cell>
              <table:table-cell office:value-type="string">
                <text:p>NTFS (losowo)</text:p>
              </table:table-cell>
              <table:table-cell office:value-type="string">
                <text:p>ZFS (sekwencyjnie)</text:p>
              </table:table-cell>
              <table:table-cell office:value-type="string">
                <text:p>ZFS (losowo)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308">
                <text:p>6308</text:p>
                <draw:g>
                  <svg:desc>'Test programem Bonnie++ (FreeBSD)'.I43:'Test programem Bonnie++ (FreeBSD)'.I43</svg:desc>
                </draw:g>
              </table:table-cell>
              <table:table-cell office:value-type="float" office:value="8049.42857142857">
                <text:p>8049.42857142857</text:p>
                <draw:g>
                  <svg:desc>'Test programem Bonnie++ (FreeBSD)'.K43:'Test programem Bonnie++ (FreeBSD)'.K43</svg:desc>
                </draw:g>
              </table:table-cell>
              <table:table-cell office:value-type="float" office:value="30316.6666666667">
                <text:p>30316.6666666667</text:p>
                <draw:g>
                  <svg:desc>'Test programem Bonnie++ (FreeBSD)'.I54:'Test programem Bonnie++ (FreeBSD)'.I54</svg:desc>
                </draw:g>
              </table:table-cell>
              <table:table-cell office:value-type="float" office:value="25158.4285714286">
                <text:p>25158.4285714286</text:p>
                <draw:g>
                  <svg:desc>'Test programem Bonnie++ (FreeBSD)'.K54:'Test programem Bonnie++ (FreeBSD)'.K54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4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077cm" svg:y="0.315cm" chart:style-name="ch2">
          <text:p>Średnia prędkość zapisu danych na poszczególnych systemach plików
(Linux)</text:p>
        </chart:title>
        <chart:subtitle svg:x="6.038cm" svg:y="1.778cm" chart:style-name="ch3">
          <text:p>(zapis znak po znaku)</text:p>
        </chart:subtitle>
        <chart:legend chart:legend-position="end" svg:x="14.372cm" svg:y="3.205cm" style:legend-expansion="high" chart:style-name="ch4"/>
        <chart:plot-area chart:style-name="ch5" table:cell-range-address="'Test programem Bonnie++ (Linux)'.D10:'Test programem Bonnie++ (Linux)'.D10 'Test programem Bonnie++ (Linux)'.D21:'Test programem Bonnie++ (Linux)'.D21 'Test programem Bonnie++ (Linux)'.D32:'Test programem Bonnie++ (Linux)'.D32 'Test programem Bonnie++ (Linux)'.D43:'Test programem Bonnie++ (Linux)'.D43 'Test programem Bonnie++ (Linux)'.D54:'Test programem Bonnie++ (Linux)'.D54" chart:data-source-has-labels="row" svg:x="1.331cm" svg:y="2.641cm" svg:width="12.721cm" svg:height="5.198cm">
          <chartooo:coordinate-region svg:x="3.275cm" svg:y="2.84cm" svg:width="10.777cm" svg:height="4.8cm"/>
          <chart:axis chart:dimension="x" chart:name="primary-x" chart:style-name="ch6">
            <chart:title svg:x="6.589cm" svg:y="8.019cm" chart:style-name="ch7">
              <text:p>System plików</text:p>
            </chart:title>
          </chart:axis>
          <chart:axis chart:dimension="y" chart:name="primary-y" chart:style-name="ch8">
            <chart:title svg:x="0.451cm" svg:y="5.628cm" chart:style-name="ch9">
              <text:p>Kb/s</text:p>
            </chart:title>
            <chart:grid chart:style-name="ch10" chart:class="major"/>
          </chart:axis>
          <chart:series chart:style-name="ch11" chart:values-cell-range-address="'Test programem Bonnie++ (Linux)'.D10:'Test programem Bonnie++ (Linux)'.D10" loext:label-string="&quot;ext2&quot;" chart:class="chart:bar">
            <chart:data-point/>
          </chart:series>
          <chart:series chart:style-name="ch12" chart:values-cell-range-address="'Test programem Bonnie++ (Linux)'.D21:'Test programem Bonnie++ (Linux)'.D21" loext:label-string="&quot;ext3&quot;" chart:class="chart:bar">
            <chart:data-point/>
          </chart:series>
          <chart:series chart:style-name="ch13" chart:values-cell-range-address="'Test programem Bonnie++ (Linux)'.D32:'Test programem Bonnie++ (Linux)'.D32" loext:label-string="&quot;ext4&quot;" chart:class="chart:bar">
            <chart:data-point/>
          </chart:series>
          <chart:series chart:style-name="ch14" chart:values-cell-range-address="'Test programem Bonnie++ (Linux)'.D43:'Test programem Bonnie++ (Linux)'.D43" loext:label-string="&quot;NTFS&quot;" chart:class="chart:bar">
            <chart:data-point/>
          </chart:series>
          <chart:series chart:style-name="ch15" chart:values-cell-range-address="'Test programem Bonnie++ (Linux)'.D54:'Test programem Bonnie++ (Linux)'.D54" loext:label-string="&quot;ZFS&quot;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2</text:p>
              </table:table-cell>
              <table:table-cell office:value-type="string">
                <text:p>ext3</text:p>
              </table:table-cell>
              <table:table-cell office:value-type="string">
                <text:p>ext4</text:p>
              </table:table-cell>
              <table:table-cell office:value-type="string">
                <text:p>NTFS</text:p>
              </table:table-cell>
              <table:table-cell office:value-type="string">
                <text:p>ZFS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18621">
                <text:p>118621</text:p>
                <draw:g>
                  <svg:desc>'Test programem Bonnie++ (Linux)'.D10:'Test programem Bonnie++ (Linux)'.D10</svg:desc>
                </draw:g>
              </table:table-cell>
              <table:table-cell office:value-type="float" office:value="114608.714285714">
                <text:p>114608.714285714</text:p>
                <draw:g>
                  <svg:desc>'Test programem Bonnie++ (Linux)'.D21:'Test programem Bonnie++ (Linux)'.D21</svg:desc>
                </draw:g>
              </table:table-cell>
              <table:table-cell office:value-type="float" office:value="120485.428571429">
                <text:p>120485.428571429</text:p>
                <draw:g>
                  <svg:desc>'Test programem Bonnie++ (Linux)'.D32:'Test programem Bonnie++ (Linux)'.D32</svg:desc>
                </draw:g>
              </table:table-cell>
              <table:table-cell office:value-type="float" office:value="65498.1428571429">
                <text:p>65498.1428571429</text:p>
                <draw:g>
                  <svg:desc>'Test programem Bonnie++ (Linux)'.D43:'Test programem Bonnie++ (Linux)'.D43</svg:desc>
                </draw:g>
              </table:table-cell>
              <table:table-cell office:value-type="float" office:value="45549.1428571429">
                <text:p>45549.1428571429</text:p>
                <draw:g>
                  <svg:desc>'Test programem Bonnie++ (Linux)'.D54:'Test programem Bonnie++ (Linux)'.D54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4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945cm" svg:y="0.315cm" chart:style-name="ch2">
          <text:p>Średnia prędkość odczytu danych na poszczególnych systemach plików
(Linux)</text:p>
        </chart:title>
        <chart:subtitle svg:x="5.932cm" svg:y="1.778cm" chart:style-name="ch3">
          <text:p>(odczyt znak po znaku)</text:p>
        </chart:subtitle>
        <chart:legend chart:legend-position="end" svg:x="14.372cm" svg:y="3.205cm" style:legend-expansion="high" chart:style-name="ch4"/>
        <chart:plot-area chart:style-name="ch5" table:cell-range-address="'Test programem Bonnie++ (Linux)'.F10:'Test programem Bonnie++ (Linux)'.F10 'Test programem Bonnie++ (Linux)'.F21:'Test programem Bonnie++ (Linux)'.F21 'Test programem Bonnie++ (Linux)'.F32:'Test programem Bonnie++ (Linux)'.F32 'Test programem Bonnie++ (Linux)'.F43:'Test programem Bonnie++ (Linux)'.F43 'Test programem Bonnie++ (Linux)'.F54:'Test programem Bonnie++ (Linux)'.F54" chart:data-source-has-labels="row" svg:x="1.331cm" svg:y="2.641cm" svg:width="12.721cm" svg:height="5.198cm">
          <chartooo:coordinate-region svg:x="3.275cm" svg:y="2.84cm" svg:width="10.777cm" svg:height="4.8cm"/>
          <chart:axis chart:dimension="x" chart:name="primary-x" chart:style-name="ch6">
            <chart:title svg:x="6.589cm" svg:y="8.019cm" chart:style-name="ch7">
              <text:p>System plików</text:p>
            </chart:title>
          </chart:axis>
          <chart:axis chart:dimension="y" chart:name="primary-y" chart:style-name="ch8">
            <chart:title svg:x="0.451cm" svg:y="5.628cm" chart:style-name="ch9">
              <text:p>Kb/s</text:p>
            </chart:title>
            <chart:grid chart:style-name="ch10" chart:class="major"/>
          </chart:axis>
          <chart:series chart:style-name="ch11" chart:values-cell-range-address="'Test programem Bonnie++ (Linux)'.F10:'Test programem Bonnie++ (Linux)'.F10" loext:label-string="&quot;ext2&quot;" chart:class="chart:bar">
            <chart:data-point/>
          </chart:series>
          <chart:series chart:style-name="ch12" chart:values-cell-range-address="'Test programem Bonnie++ (Linux)'.F21:'Test programem Bonnie++ (Linux)'.F21" loext:label-string="&quot;ext3&quot;" chart:class="chart:bar">
            <chart:data-point/>
          </chart:series>
          <chart:series chart:style-name="ch13" chart:values-cell-range-address="'Test programem Bonnie++ (Linux)'.F32:'Test programem Bonnie++ (Linux)'.F32" loext:label-string="&quot;ext4&quot;" chart:class="chart:bar">
            <chart:data-point/>
          </chart:series>
          <chart:series chart:style-name="ch14" chart:values-cell-range-address="'Test programem Bonnie++ (Linux)'.F43:'Test programem Bonnie++ (Linux)'.F43" loext:label-string="&quot;NTFS&quot;" chart:class="chart:bar">
            <chart:data-point/>
          </chart:series>
          <chart:series chart:style-name="ch15" chart:values-cell-range-address="'Test programem Bonnie++ (Linux)'.F54:'Test programem Bonnie++ (Linux)'.F54" loext:label-string="&quot;ZFS&quot;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2</text:p>
              </table:table-cell>
              <table:table-cell office:value-type="string">
                <text:p>ext3</text:p>
              </table:table-cell>
              <table:table-cell office:value-type="string">
                <text:p>ext4</text:p>
              </table:table-cell>
              <table:table-cell office:value-type="string">
                <text:p>NTFS</text:p>
              </table:table-cell>
              <table:table-cell office:value-type="string">
                <text:p>ZFS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26817.714285714">
                <text:p>126817.714285714</text:p>
                <draw:g>
                  <svg:desc>'Test programem Bonnie++ (Linux)'.F10:'Test programem Bonnie++ (Linux)'.F10</svg:desc>
                </draw:g>
              </table:table-cell>
              <table:table-cell office:value-type="float" office:value="127059.142857143">
                <text:p>127059.142857143</text:p>
                <draw:g>
                  <svg:desc>'Test programem Bonnie++ (Linux)'.F21:'Test programem Bonnie++ (Linux)'.F21</svg:desc>
                </draw:g>
              </table:table-cell>
              <table:table-cell office:value-type="float" office:value="127349.428571429">
                <text:p>127349.428571429</text:p>
                <draw:g>
                  <svg:desc>'Test programem Bonnie++ (Linux)'.F32:'Test programem Bonnie++ (Linux)'.F32</svg:desc>
                </draw:g>
              </table:table-cell>
              <table:table-cell office:value-type="float" office:value="129589.285714286">
                <text:p>129589.285714286</text:p>
                <draw:g>
                  <svg:desc>'Test programem Bonnie++ (Linux)'.F43:'Test programem Bonnie++ (Linux)'.F43</svg:desc>
                </draw:g>
              </table:table-cell>
              <table:table-cell office:value-type="float" office:value="129420.142857143">
                <text:p>129420.142857143</text:p>
                <draw:g>
                  <svg:desc>'Test programem Bonnie++ (Linux)'.F54:'Test programem Bonnie++ (Linux)'.F54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786cm" svg:y="0.315cm" chart:style-name="ch2">
          <text:p>Średnia prędkość operacji tworzenia plików w systemie plików NTFS i ZFS
(Linux)</text:p>
        </chart:title>
        <chart:legend chart:legend-position="end" svg:x="11.991cm" svg:y="3.454cm" style:legend-expansion="high" chart:style-name="ch3"/>
        <chart:plot-area chart:style-name="ch4" table:cell-range-address="'Test programem Bonnie++ (Linux)'.I43:'Test programem Bonnie++ (Linux)'.I43 'Test programem Bonnie++ (Linux)'.K43:'Test programem Bonnie++ (Linux)'.K43 'Test programem Bonnie++ (Linux)'.I54:'Test programem Bonnie++ (Linux)'.I54 'Test programem Bonnie++ (Linux)'.K54:'Test programem Bonnie++ (Linux)'.K54" chart:data-source-has-labels="row" svg:x="1.331cm" svg:y="1.778cm" svg:width="10.34cm" svg:height="6.061cm">
          <chartooo:coordinate-region svg:x="3.09cm" svg:y="1.978cm" svg:width="8.581cm" svg:height="5.662cm"/>
          <chart:axis chart:dimension="x" chart:name="primary-x" chart:style-name="ch5">
            <chart:title svg:x="5.399cm" svg:y="8.019cm" chart:style-name="ch6">
              <text:p>System plików</text:p>
            </chart:title>
          </chart:axis>
          <chart:axis chart:dimension="y" chart:name="primary-y" chart:style-name="ch7">
            <chart:title svg:x="0.451cm" svg:y="5.58cm" chart:style-name="ch8">
              <text:p>operacji/s</text:p>
            </chart:title>
            <chart:grid chart:style-name="ch9" chart:class="major"/>
          </chart:axis>
          <chart:series chart:style-name="ch10" chart:values-cell-range-address="'Test programem Bonnie++ (Linux)'.I43:'Test programem Bonnie++ (Linux)'.I43" loext:label-string="&quot;NTFS (sekwencyjnie)&quot;" chart:class="chart:bar">
            <chart:data-point/>
          </chart:series>
          <chart:series chart:style-name="ch11" chart:values-cell-range-address="'Test programem Bonnie++ (Linux)'.K43:'Test programem Bonnie++ (Linux)'.K43" loext:label-string="&quot;NTFS (losowo)&quot;" chart:class="chart:bar">
            <chart:data-point/>
          </chart:series>
          <chart:series chart:style-name="ch12" chart:values-cell-range-address="'Test programem Bonnie++ (Linux)'.I54:'Test programem Bonnie++ (Linux)'.I54" loext:label-string="&quot;ZFS (sekwencyjnie)&quot;" chart:class="chart:bar">
            <chart:data-point/>
          </chart:series>
          <chart:series chart:style-name="ch13" chart:values-cell-range-address="'Test programem Bonnie++ (Linux)'.K54:'Test programem Bonnie++ (Linux)'.K54" loext:label-string="&quot;ZFS (losowo)&quot;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TFS (sekwencyjnie)</text:p>
              </table:table-cell>
              <table:table-cell office:value-type="string">
                <text:p>NTFS (losowo)</text:p>
              </table:table-cell>
              <table:table-cell office:value-type="string">
                <text:p>ZFS (sekwencyjnie)</text:p>
              </table:table-cell>
              <table:table-cell office:value-type="string">
                <text:p>ZFS (losowo)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9294.8571428571">
                <text:p>19294.8571428571</text:p>
                <draw:g>
                  <svg:desc>'Test programem Bonnie++ (Linux)'.I43:'Test programem Bonnie++ (Linux)'.I43</svg:desc>
                </draw:g>
              </table:table-cell>
              <table:table-cell office:value-type="float" office:value="22097">
                <text:p>22097</text:p>
                <draw:g>
                  <svg:desc>'Test programem Bonnie++ (Linux)'.K43:'Test programem Bonnie++ (Linux)'.K43</svg:desc>
                </draw:g>
              </table:table-cell>
              <table:table-cell office:value-type="float" office:value="12303.1428571429">
                <text:p>12303.1428571429</text:p>
                <draw:g>
                  <svg:desc>'Test programem Bonnie++ (Linux)'.I54:'Test programem Bonnie++ (Linux)'.I54</svg:desc>
                </draw:g>
              </table:table-cell>
              <table:table-cell office:value-type="float" office:value="12470.4285714286">
                <text:p>12470.4285714286</text:p>
                <draw:g>
                  <svg:desc>'Test programem Bonnie++ (Linux)'.K54:'Test programem Bonnie++ (Linux)'.K54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bar" chart:style-name="ch1">
        <chart:title svg:x="6.29cm" svg:y="0.315cm" chart:style-name="ch2">
          <text:p>Latencja odczytu
(Linux)</text:p>
        </chart:title>
        <chart:legend chart:legend-position="end" svg:x="13.288cm" svg:y="3.952cm" style:legend-expansion="high" chart:style-name="ch3"/>
        <chart:plot-area chart:style-name="ch4" table:cell-range-address="'Test programem tiobench (Linux)'.E10:'Test programem tiobench (Linux)'.F10" chart:data-source-has-labels="row" svg:x="1.331cm" svg:y="1.778cm" svg:width="11.637cm" svg:height="7.043cm">
          <chartooo:coordinate-region svg:x="2.243cm" svg:y="1.978cm" svg:width="10.725cm" svg:height="6.644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594cm" chart:style-name="ch9">
              <text:p>ms</text:p>
            </chart:title>
            <chart:grid chart:style-name="ch6" chart:class="major"/>
          </chart:axis>
          <chart:series chart:style-name="ch10" chart:values-cell-range-address="'Test programem tiobench (Linux)'.E10:'Test programem tiobench (Linux)'.E10" loext:label-string="&quot;średnia&quot;" chart:class="chart:bar">
            <chart:data-point/>
          </chart:series>
          <chart:series chart:style-name="ch11" chart:values-cell-range-address="'Test programem tiobench (Linux)'.F10:'Test programem tiobench (Linux)'.F10" loext:label-string="&quot;maksymalna&quot;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</text:p>
              </table:table-cell>
              <table:table-cell office:value-type="string">
                <text:p>maksymalna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0175">
                <text:p>0.00175</text:p>
                <draw:g>
                  <svg:desc>'Test programem tiobench (Linux)'.E10:'Test programem tiobench (Linux)'.E10</svg:desc>
                </draw:g>
              </table:table-cell>
              <table:table-cell office:value-type="float" office:value="0.3095">
                <text:p>0.3095</text:p>
                <draw:g>
                  <svg:desc>'Test programem tiobench (Linux)'.F10:'Test programem tiobench (Linux)'.F10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22cm" svg:y="0.315cm" chart:style-name="ch2">
          <text:p>Latencja zapisu
(Linux)</text:p>
        </chart:title>
        <chart:legend chart:legend-position="end" svg:x="13.287cm" svg:y="3.952cm" style:legend-expansion="high" chart:style-name="ch3"/>
        <chart:plot-area chart:style-name="ch4" table:cell-range-address="'Test programem tiobench (Linux)'.G10:'Test programem tiobench (Linux)'.H10" chart:data-source-has-labels="row" svg:x="1.331cm" svg:y="1.778cm" svg:width="11.636cm" svg:height="7.042cm">
          <chartooo:coordinate-region svg:x="2.614cm" svg:y="1.977cm" svg:width="10.353cm" svg:height="6.644cm"/>
          <chart:axis chart:dimension="x" chart:name="primary-x" chart:style-name="ch5"/>
          <chart:axis chart:dimension="y" chart:name="primary-y" chart:style-name="ch6">
            <chart:title svg:x="0.451cm" svg:y="5.594cm" chart:style-name="ch7">
              <text:p>ms</text:p>
            </chart:title>
            <chart:grid chart:style-name="ch8" chart:class="major"/>
          </chart:axis>
          <chart:series chart:style-name="ch9" chart:values-cell-range-address="'Test programem tiobench (Linux)'.G10:'Test programem tiobench (Linux)'.G10" loext:label-string="&quot;średnia&quot;" chart:class="chart:bar">
            <chart:data-point/>
          </chart:series>
          <chart:series chart:style-name="ch10" chart:values-cell-range-address="'Test programem tiobench (Linux)'.H10:'Test programem tiobench (Linux)'.H10" loext:label-string="&quot;maksymalna&quot;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</text:p>
              </table:table-cell>
              <table:table-cell office:value-type="string">
                <text:p>maksymalna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71.73625">
                <text:p>71.73625</text:p>
                <draw:g>
                  <svg:desc>'Test programem tiobench (Linux)'.G10:'Test programem tiobench (Linux)'.G10</svg:desc>
                </draw:g>
              </table:table-cell>
              <table:table-cell office:value-type="float" office:value="469.823">
                <text:p>469.823</text:p>
                <draw:g>
                  <svg:desc>'Test programem tiobench (Linux)'.H10:'Test programem tiobench (Linux)'.H10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24cm" svg:y="0.315cm" chart:style-name="ch2">
          <text:p>Wykres prędkości odczytu i zapisu danych na dysku
(Linux)</text:p>
        </chart:title>
        <chart:legend chart:legend-position="end" svg:x="11.17cm" svg:y="3.703cm" style:legend-expansion="high" chart:style-name="ch3"/>
        <chart:plot-area chart:style-name="ch4" table:cell-range-address="'Test programem dd (Linux)'.B8:'Test programem dd (Linux)'.D8" chart:data-source-has-labels="row" svg:x="1.331cm" svg:y="1.778cm" svg:width="9.519cm" svg:height="7.042cm">
          <chartooo:coordinate-region svg:x="2.799cm" svg:y="1.977cm" svg:width="8.051cm" svg:height="6.644cm"/>
          <chart:axis chart:dimension="x" chart:name="primary-x" chart:style-name="ch5"/>
          <chart:axis chart:dimension="y" chart:name="primary-y" chart:style-name="ch6">
            <chart:title svg:x="0.451cm" svg:y="5.713cm" chart:style-name="ch7">
              <text:p>MB/s</text:p>
            </chart:title>
            <chart:grid chart:style-name="ch8" chart:class="major"/>
          </chart:axis>
          <chart:series chart:style-name="ch9" chart:values-cell-range-address="'Test programem dd (Linux)'.B8:'Test programem dd (Linux)'.B8" loext:label-string="&quot;Prędkość zapisu&quot;" chart:class="chart:bar">
            <chart:data-point/>
          </chart:series>
          <chart:series chart:style-name="ch10" chart:values-cell-range-address="'Test programem dd (Linux)'.C8:'Test programem dd (Linux)'.C8" loext:label-string="&quot;Prędkość odczytu&quot;" chart:class="chart:bar">
            <chart:data-point/>
          </chart:series>
          <chart:series chart:style-name="ch11" chart:values-cell-range-address="'Test programem dd (Linux)'.D8:'Test programem dd (Linux)'.D8" loext:label-string="&quot;Prędkość odczytu i zapisu&quot;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ędkość zapisu</text:p>
              </table:table-cell>
              <table:table-cell office:value-type="string">
                <text:p>Prędkość odczytu</text:p>
              </table:table-cell>
              <table:table-cell office:value-type="string">
                <text:p>Prędkość odczytu i zapisu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62.333333333333">
                <text:p>262.333333333333</text:p>
                <draw:g>
                  <svg:desc>'Test programem dd (Linux)'.B8:'Test programem dd (Linux)'.B8</svg:desc>
                </draw:g>
              </table:table-cell>
              <table:table-cell office:value-type="float" office:value="2764.8">
                <text:p>2764.8</text:p>
                <draw:g>
                  <svg:desc>'Test programem dd (Linux)'.C8:'Test programem dd (Linux)'.C8</svg:desc>
                </draw:g>
              </table:table-cell>
              <table:table-cell office:value-type="float" office:value="110.083333333333">
                <text:p>110.083333333333</text:p>
                <draw:g>
                  <svg:desc>'Test programem dd (Linux)'.D8:'Test programem dd (Linux)'.D8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